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20.36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4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2"/>
    <style:style style:name="ce51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="0.06pt solid #000000"/>
    </style:style>
    <style:style style:name="ce21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23"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="0.06pt solid #000000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4"/>
    <style:style style:name="ce27" style:family="table-cell" style:parent-style-name="Default" style:data-style-name="N61"/>
    <style:style style:name="ce28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60"/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60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7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4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pt"/>
    </style:style>
    <style:style style:name="ce75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36"/>
          <table:table-cell table:style-name="ce11"/>
          <table:table-cell/>
          <table:table-cell table:style-name="ce49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49" table:number-columns-repeated="3"/>
          <table:table-cell table:style-name="ce49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49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49" table:number-columns-repeated="3"/>
          <table:table-cell table:style-name="ce49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49" office:value-type="string" calcext:value-type="string" table:number-columns-spanned="7" table:number-rows-spanned="1">
            <text:p>Standard DE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3];([.AH3]~[.AQ3]~[.AZ3]~[.BI3]~[.BR3]~[.CA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3];([.AH3]~[.AQ3]~[.AZ3]~[.BI3]~[.BR3]~[.CA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4];([.AH4]~[.AQ4]~[.AZ4]~[.BI4]~[.BR4]~[.CA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4];([.AH4]~[.AQ4]~[.AZ4]~[.BI4]~[.BR4]~[.CA4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5];([.AH5]~[.AQ5]~[.AZ5]~[.BI5]~[.BR5]~[.CA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5];([.AH5]~[.AQ5]~[.AZ5]~[.BI5]~[.BR5]~[.CA5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6];([.AH6]~[.AQ6]~[.AZ6]~[.BI6]~[.BR6]~[.CA6]);1)" office:value-type="float" office:value="1" calcext:value-type="float">
            <text:p>1</text:p>
          </table:table-cell>
          <table:table-cell table:style-name="ce2" office:value-type="string" calcext:value-type="string">
            <text:p>$f_4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6];([.AH6]~[.AQ6]~[.AZ6]~[.BI6]~[.BR6]~[.CA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470588236" calcext:value-type="float">
            <text:p>0.98</text:p>
          </table:table-cell>
          <table:table-cell table:style-name="ce18" office:value-type="float" office:value="1.24270505803063" calcext:value-type="float">
            <text:p>1.24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49.747974" calcext:value-type="float">
            <text:p>49.75</text:p>
          </table:table-cell>
          <table:table-cell table:style-name="ce25" table:formula="of:=RANK([.AQ7];([.AH7]~[.AQ7]~[.AZ7]~[.BI7]~[.BR7]~[.CA7]);1)" office:value-type="float" office:value="5" calcext:value-type="float">
            <text:p>5</text:p>
          </table:table-cell>
          <table:table-cell table:style-name="ce2" office:value-type="string" calcext:value-type="string">
            <text:p>$f_5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0710307098039" calcext:value-type="float">
            <text:p>1.31</text:p>
          </table:table-cell>
          <table:table-cell table:style-name="ce18" office:value-type="float" office:value="0.689327845801383" calcext:value-type="float">
            <text:p>0.69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9.747974" calcext:value-type="float">
            <text:p>49.75</text:p>
          </table:table-cell>
          <table:table-cell table:style-name="ce25" table:formula="of:=RANK([.BR7];([.AH7]~[.AQ7]~[.AZ7]~[.BI7]~[.BR7]~[.CA7])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56862745099" calcext:value-type="float">
            <text:p>0.31</text:p>
          </table:table-cell>
          <table:table-cell table:style-name="ce18" office:value-type="float" office:value="0.855931364070746" calcext:value-type="float">
            <text:p>0.86</text:p>
          </table:table-cell>
          <table:table-cell table:style-name="ce18" office:value-type="float" office:value="0.705882352941177" calcext:value-type="float">
            <text:p>0.71</text:p>
          </table:table-cell>
          <table:table-cell table:style-name="ce18" office:value-type="float" office:value="49.747974" calcext:value-type="float">
            <text:p>49.75</text:p>
          </table:table-cell>
          <table:table-cell table:style-name="ce25" table:formula="of:=RANK([.CA7];([.AH7]~[.AQ7]~[.AZ7]~[.BI7]~[.BR7]~[.CA7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8];([.AH8]~[.AQ8]~[.AZ8]~[.BI8]~[.BR8]~[.CA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8];([.AH8]~[.AQ8]~[.AZ8]~[.BI8]~[.BR8]~[.CA8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18" office:value-type="float" office:value="10.366921" calcext:value-type="float">
            <text:p>10.37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7274" calcext:value-type="float">
            <text:p>10.73</text:p>
          </table:table-cell>
          <table:table-cell table:style-name="ce18" office:value-type="float" office:value="12.4819" calcext:value-type="float">
            <text:p>12.48</text:p>
          </table:table-cell>
          <table:table-cell table:style-name="ce18" office:value-type="float" office:value="11.5976" calcext:value-type="float">
            <text:p>11.60</text:p>
          </table:table-cell>
          <table:table-cell table:style-name="ce18" office:value-type="float" office:value="11.6172862745098" calcext:value-type="float">
            <text:p>11.62</text:p>
          </table:table-cell>
          <table:table-cell table:style-name="ce18" office:value-type="float" office:value="0.455419587852785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style-name="ce25" table:formula="of:=RANK([.AQ9];([.AH9]~[.AQ9]~[.AZ9]~[.BI9]~[.BR9]~[.CA9]);1)" office:value-type="float" office:value="6" calcext:value-type="float">
            <text:p>6</text:p>
          </table:table-cell>
          <table:table-cell table:style-name="ce2" office:value-type="string" calcext:value-type="string">
            <text:p>$f_7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1.682939" calcext:value-type="float">
            <text:p>11.68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0.3972812156863" calcext:value-type="float">
            <text:p>10.40</text:p>
          </table:table-cell>
          <table:table-cell table:style-name="ce18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style-name="ce25" table:formula="of:=RANK([.BI9];([.AH9]~[.AQ9]~[.AZ9]~[.BI9]~[.BR9]~[.CA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503304" calcext:value-type="float">
            <text:p>10.50</text:p>
          </table:table-cell>
          <table:table-cell table:style-name="ce18" office:value-type="float" office:value="12.623244" calcext:value-type="float">
            <text:p>12.62</text:p>
          </table:table-cell>
          <table:table-cell table:style-name="ce18" office:value-type="float" office:value="11.550356" calcext:value-type="float">
            <text:p>11.55</text:p>
          </table:table-cell>
          <table:table-cell table:style-name="ce18" office:value-type="float" office:value="11.5850246862745" calcext:value-type="float">
            <text:p>11.59</text:p>
          </table:table-cell>
          <table:table-cell table:style-name="ce18" office:value-type="float" office:value="0.710386125963212" calcext:value-type="float">
            <text:p>0.7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style-name="ce25" table:formula="of:=RANK([.BR9];([.AH9]~[.AQ9]~[.AZ9]~[.BI9]~[.BR9]~[.CA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7" calcext:value-type="float">
            <text:p>10.37</text:p>
          </table:table-cell>
          <table:table-cell table:style-name="ce18" office:value-type="float" office:value="12" calcext:value-type="float">
            <text:p>12.00</text:p>
          </table:table-cell>
          <table:table-cell table:style-name="ce18" office:value-type="float" office:value="11.038" calcext:value-type="float">
            <text:p>11.04</text:p>
          </table:table-cell>
          <table:table-cell table:style-name="ce18" office:value-type="float" office:value="11.0556274509804" calcext:value-type="float">
            <text:p>11.06</text:p>
          </table:table-cell>
          <table:table-cell table:style-name="ce18" office:value-type="float" office:value="0.40049134822115" calcext:value-type="float">
            <text:p>0.4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style-name="ce25" table:formula="of:=RANK([.CA9];([.AH9]~[.AQ9]~[.AZ9]~[.BI9]~[.BR9]~[.CA9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1.13152254901961" calcext:value-type="float">
            <text:p>1.13</text:p>
          </table:table-cell>
          <table:table-cell table:style-name="ce18" office:value-type="float" office:value="0.644807992553768" calcext:value-type="float">
            <text:p>0.64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57.70765" calcext:value-type="float">
            <text:p>57.71</text:p>
          </table:table-cell>
          <table:table-cell table:style-name="ce25" table:formula="of:=RANK([.AQ10];([.AH10]~[.AQ10]~[.AZ10]~[.BI10]~[.BR10]~[.CA10]);1)" office:value-type="float" office:value="5" calcext:value-type="float">
            <text:p>5</text:p>
          </table:table-cell>
          <table:table-cell table:style-name="ce2" office:value-type="string" calcext:value-type="string">
            <text:p>$f_8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585270035294118" calcext:value-type="float">
            <text:p>0.06</text:p>
          </table:table-cell>
          <table:table-cell table:style-name="ce18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.98487718" calcext:value-type="float">
            <text:p>2.98487718</text:p>
          </table:table-cell>
          <table:table-cell table:style-name="ce25" table:formula="of:=RANK([.BI10];([.AH10]~[.AQ10]~[.AZ10]~[.BI10]~[.BR10]~[.CA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1.58022908745098" calcext:value-type="float">
            <text:p>1.58</text:p>
          </table:table-cell>
          <table:table-cell table:style-name="ce18" office:value-type="float" office:value="0.911895034183449" calcext:value-type="float">
            <text:p>0.91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57.70765" calcext:value-type="float">
            <text:p>57.71</text:p>
          </table:table-cell>
          <table:table-cell table:style-name="ce25" table:formula="of:=RANK([.BR10];([.AH10]~[.AQ10]~[.AZ10]~[.BI10]~[.BR10]~[.CA10]);1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9705882352943" calcext:value-type="float">
            <text:p>0.41</text:p>
          </table:table-cell>
          <table:table-cell table:style-name="ce18" office:value-type="float" office:value="0.820498019497918" calcext:value-type="float">
            <text:p>0.82</text:p>
          </table:table-cell>
          <table:table-cell table:style-name="ce18" office:value-type="float" office:value="0.627450980392157" calcext:value-type="float">
            <text:p>0.63</text:p>
          </table:table-cell>
          <table:table-cell table:style-name="ce18" office:value-type="float" office:value="57.70765" calcext:value-type="float">
            <text:p>57.71</text:p>
          </table:table-cell>
          <table:table-cell table:style-name="ce25" table:formula="of:=RANK([.CA10];([.AH10]~[.AQ10]~[.AZ10]~[.BI10]~[.BR10]~[.CA10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1];([.AH11]~[.AQ11]~[.AZ11]~[.BI11]~[.BR11]~[.CA11]);1)" office:value-type="float" office:value="1" calcext:value-type="float">
            <text:p>1</text:p>
          </table:table-cell>
          <table:table-cell table:style-name="ce2" office:value-type="string" calcext:value-type="string">
            <text:p>$f_9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11];([.AH11]~[.AQ11]~[.AZ11]~[.BI11]~[.BR11]~[.CA1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7.98941176470588" calcext:value-type="float">
            <text:p>7.9894</text:p>
          </table:table-cell>
          <table:table-cell table:style-name="ce8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22.10311" calcext:value-type="float">
            <text:p>122.10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9.64394709784314" calcext:value-type="float">
            <text:p>9.64</text:p>
          </table:table-cell>
          <table:table-cell table:style-name="ce18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2.103" calcext:value-type="float">
            <text:p>122.10</text:p>
          </table:table-cell>
          <table:table-cell table:style-name="ce18" office:value-type="float" office:value="3.41496" calcext:value-type="float">
            <text:p>3.41</text:p>
          </table:table-cell>
          <table:table-cell table:style-name="ce18" office:value-type="float" office:value="5.47935031372549" calcext:value-type="float">
            <text:p>5.48</text:p>
          </table:table-cell>
          <table:table-cell table:style-name="ce18" office:value-type="float" office:value="17.9128770662709" calcext:value-type="float">
            <text:p>17.9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279.446866" calcext:value-type="float">
            <text:p>279.45</text:p>
          </table:table-cell>
          <table:table-cell table:style-name="ce25" table:formula="of:=RANK([.AQ12];([.AH12]~[.AQ12]~[.AZ12]~[.BI12]~[.BR12]~[.CA12]);1)" office:value-type="float" office:value="4" calcext:value-type="float">
            <text:p>4</text:p>
          </table:table-cell>
          <table:table-cell table:style-name="ce2" office:value-type="string" calcext:value-type="string">
            <text:p>$f_{10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20000000000005" calcext:value-type="float">
            <text:p>0.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64705882352814" calcext:value-type="float">
            <text:p>0.02</text:p>
          </table:table-cell>
          <table:table-cell table:style-name="ce26" office:value-type="float" office:value="0.0339411254969314" calcext:value-type="float">
            <text:p>0.03</text:p>
          </table:table-cell>
          <table:table-cell table:style-name="ce28" office:value-type="float" office:value="0.745098039215686" calcext:value-type="float">
            <text:p>0.75</text:p>
          </table:table-cell>
          <table:table-cell table:style-name="ce10" office:value-type="float" office:value="0.83999999999935" calcext:value-type="float">
            <text:p>0.8400</text:p>
          </table:table-cell>
          <table:table-cell table:style-name="ce25" table:formula="of:=RANK([.AZ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5.369395" calcext:value-type="float">
            <text:p>15.37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2.95607246352941" calcext:value-type="float">
            <text:p>2.96</text:p>
          </table:table-cell>
          <table:table-cell table:style-name="ce18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style-name="ce25" table:formula="of:=RANK([.BI12];([.AH12]~[.AQ12]~[.AZ12]~[.BI12]~[.BR12]~[.CA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8736337" calcext:value-type="float">
            <text:p>0.19</text:p>
          </table:table-cell>
          <table:table-cell table:style-name="ce18" office:value-type="float" office:value="128.74569" calcext:value-type="float">
            <text:p>128.75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7.80136890960785" calcext:value-type="float">
            <text:p>7.80</text:p>
          </table:table-cell>
          <table:table-cell table:style-name="ce18" office:value-type="float" office:value="19.6288164785658" calcext:value-type="float">
            <text:p>19.6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style-name="ce25" table:formula="of:=RANK([.BR12];([.AH12]~[.AQ12]~[.AZ12]~[.BI12]~[.BR12]~[.CA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</text:p>
          </table:table-cell>
          <table:table-cell table:style-name="ce18" office:value-type="float" office:value="18.41" calcext:value-type="float">
            <text:p>18.41</text:p>
          </table:table-cell>
          <table:table-cell table:style-name="ce18" office:value-type="float" office:value="3.60000000000002" calcext:value-type="float">
            <text:p>3.60</text:p>
          </table:table-cell>
          <table:table-cell table:style-name="ce18" office:value-type="float" office:value="3.25980392156862" calcext:value-type="float">
            <text:p>3.26</text:p>
          </table:table-cell>
          <table:table-cell table:style-name="ce18" office:value-type="float" office:value="3.108497064499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style-name="ce25" table:formula="of:=RANK([.CA12];([.AH12]~[.AQ12]~[.AZ12]~[.BI12]~[.BR12]~[.CA12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3];([.AH13]~[.AQ13]~[.AZ13]~[.BI13]~[.BR13]~[.CA13]);1)" office:value-type="float" office:value="1" calcext:value-type="float">
            <text:p>1</text:p>
          </table:table-cell>
          <table:table-cell table:style-name="ce2" office:value-type="string" calcext:value-type="string">
            <text:p>$f_{11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13];([.AH13]~[.AQ13]~[.AZ13]~[.BI13]~[.BR13]~[.CA1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9.34916" calcext:value-type="float">
            <text:p>249.35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54.6669249935294" calcext:value-type="float">
            <text:p>54.67</text:p>
          </table:table-cell>
          <table:table-cell table:style-name="ce18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4061764705882" calcext:value-type="float">
            <text:p>0.02</text:p>
          </table:table-cell>
          <table:table-cell table:style-name="ce18" office:value-type="float" office:value="0.0658205959020427" calcext:value-type="float">
            <text:p>0.0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040715" calcext:value-type="float">
            <text:p>1.04</text:p>
          </table:table-cell>
          <table:table-cell table:style-name="ce25" table:formula="of:=RANK([.AQ14];([.AH14]~[.AQ14]~[.AZ14]~[.BI14]~[.BR14]~[.CA14]);1)" office:value-type="float" office:value="1" calcext:value-type="float">
            <text:p>1</text:p>
          </table:table-cell>
          <table:table-cell table:style-name="ce2" office:value-type="string" calcext:value-type="string">
            <text:p>$f_{12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20000000000027" calcext:value-type="float">
            <text:p>0.2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637254901960874" calcext:value-type="float">
            <text:p>0.06</text:p>
          </table:table-cell>
          <table:table-cell table:style-name="ce26" office:value-type="float" office:value="0.176363261480421" calcext:value-type="float">
            <text:p>0.18</text:p>
          </table:table-cell>
          <table:table-cell table:style-name="ce28" office:value-type="float" office:value="0.666666666666667" calcext:value-type="float">
            <text:p>0.67</text:p>
          </table:table-cell>
          <table:table-cell table:style-name="ce10" office:value-type="float" office:value="3.25000000000045" calcext:value-type="float">
            <text:p>3.2500</text:p>
          </table:table-cell>
          <table:table-cell table:style-name="ce25" table:formula="of:=RANK([.AZ14];([.AH14]~[.AQ14]~[.AZ14]~[.BI14]~[.BR14]~[.CA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.73787" calcext:value-type="float">
            <text:p>119.74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2.49880706568628" calcext:value-type="float">
            <text:p>2.50</text:p>
          </table:table-cell>
          <table:table-cell table:style-name="ce18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7.43916035" calcext:value-type="float">
            <text:p>127.43916035</text:p>
          </table:table-cell>
          <table:table-cell table:style-name="ce25" table:formula="of:=RANK([.BI14];([.AH14]~[.AQ14]~[.AZ14]~[.BI14]~[.BR14]~[.CA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8.38435" calcext:value-type="float">
            <text:p>238.38</text:p>
          </table:table-cell>
          <table:table-cell table:style-name="ce18" office:value-type="float" office:value="118.64648" calcext:value-type="float">
            <text:p>118.65</text:p>
          </table:table-cell>
          <table:table-cell table:style-name="ce18" office:value-type="float" office:value="85.2919363666667" calcext:value-type="float">
            <text:p>85.29</text:p>
          </table:table-cell>
          <table:table-cell table:style-name="ce18" office:value-type="float" office:value="78.4218720935377" calcext:value-type="float">
            <text:p>78.42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1.040715" calcext:value-type="float">
            <text:p>1.04</text:p>
          </table:table-cell>
          <table:table-cell table:style-name="ce25" table:formula="of:=RANK([.BR14];([.AH14]~[.AQ14]~[.AZ14]~[.BI14]~[.BR14]~[.CA14]);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9607843137283" calcext:value-type="float">
            <text:p>0.21</text:p>
          </table:table-cell>
          <table:table-cell table:style-name="ce18" office:value-type="float" office:value="0.266979399954418" calcext:value-type="float">
            <text:p>0.27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1.040715" calcext:value-type="float">
            <text:p>1.04</text:p>
          </table:table-cell>
          <table:table-cell table:style-name="ce25" table:formula="of:=RANK([.CA14];([.AH14]~[.AQ14]~[.AZ14]~[.BI14]~[.BR14]~[.CA14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41176470588241" calcext:value-type="float">
            <text:p>0.6412</text:p>
          </table:table-cell>
          <table:table-cell table:style-name="ce8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80347682748425" calcext:value-type="float">
            <text:p>1.80</text:p>
          </table:table-cell>
          <table:table-cell table:style-name="ce18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4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15765958823529" calcext:value-type="float">
            <text:p>1.16</text:p>
          </table:table-cell>
          <table:table-cell table:style-name="ce18" office:value-type="float" office:value="4.25178419786696" calcext:value-type="float">
            <text:p>4.25</text:p>
          </table:table-cell>
          <table:table-cell table:style-name="ce18" office:value-type="float" office:value="0.745098039215686" calcext:value-type="float">
            <text:p>0.75</text:p>
          </table:table-cell>
          <table:table-cell table:style-name="ce18" office:value-type="float" office:value="59.040639" calcext:value-type="float">
            <text:p>59.04</text:p>
          </table:table-cell>
          <table:table-cell table:style-name="ce25" table:formula="of:=RANK([.AQ15];([.AH15]~[.AQ15]~[.AZ15]~[.BI15]~[.BR15]~[.CA15]);1)" office:value-type="float" office:value="3" calcext:value-type="float">
            <text:p>3</text:p>
          </table:table-cell>
          <table:table-cell table:style-name="ce2" office:value-type="string" calcext:value-type="string">
            <text:p>$f_{13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5];([.AH15]~[.AQ15]~[.AZ15]~[.BI15]~[.BR15]~[.CA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.2041263" calcext:value-type="float">
            <text:p>5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8553761568628" calcext:value-type="float">
            <text:p>2.39</text:p>
          </table:table-cell>
          <table:table-cell table:style-name="ce18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21.6624184" calcext:value-type="float">
            <text:p>121.6624184</text:p>
          </table:table-cell>
          <table:table-cell table:style-name="ce25" table:formula="of:=RANK([.BI15];([.AH15]~[.AQ15]~[.AZ15]~[.BI15]~[.BR15]~[.CA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.9509562" calcext:value-type="float">
            <text:p>7.95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3.37413323333333" calcext:value-type="float">
            <text:p>3.37</text:p>
          </table:table-cell>
          <table:table-cell table:style-name="ce18" office:value-type="float" office:value="3.03297070061799" calcext:value-type="float">
            <text:p>3.03</text:p>
          </table:table-cell>
          <table:table-cell table:style-name="ce18" office:value-type="float" office:value="0.352941176470588" calcext:value-type="float">
            <text:p>0.35</text:p>
          </table:table-cell>
          <table:table-cell table:style-name="ce18" office:value-type="float" office:value="59.040639" calcext:value-type="float">
            <text:p>59.04</text:p>
          </table:table-cell>
          <table:table-cell table:style-name="ce25" table:formula="of:=RANK([.BR15];([.AH15]~[.AQ15]~[.AZ15]~[.BI15]~[.BR15]~[.CA15]);1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999999999992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89803921568624" calcext:value-type="float">
            <text:p>0.19</text:p>
          </table:table-cell>
          <table:table-cell table:style-name="ce18" office:value-type="float" office:value="0.967999999999984" calcext:value-type="float">
            <text:p>0.97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59.040639" calcext:value-type="float">
            <text:p>59.04</text:p>
          </table:table-cell>
          <table:table-cell table:style-name="ce25" table:formula="of:=RANK([.CA15];([.AH15]~[.AQ15]~[.AZ15]~[.BI15]~[.BR15]~[.CA15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4980392156863" calcext:value-type="float">
            <text:p>0.3498</text:p>
          </table:table-cell>
          <table:table-cell table:style-name="ce8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6];([.AH16]~[.AQ16]~[.AZ16]~[.BI16]~[.BR16]~[.CA16]);1)" office:value-type="float" office:value="1" calcext:value-type="float">
            <text:p>1</text:p>
          </table:table-cell>
          <table:table-cell table:style-name="ce2" office:value-type="string" calcext:value-type="string">
            <text:p>$f_{14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070996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216000402230047" calcext:value-type="float">
            <text:p>0.00</text:p>
          </table:table-cell>
          <table:table-cell table:style-name="ce18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110160205137324" calcext:value-type="float">
            <text:p>0.110160205137324</text:p>
          </table:table-cell>
          <table:table-cell table:style-name="ce25" table:formula="of:=RANK([.BI16];([.AH16]~[.AQ16]~[.AZ16]~[.BI16]~[.BR16]~[.CA16]);1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BR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CA16];([.AH16]~[.AQ16]~[.AZ16]~[.BI16]~[.BR16]~[.CA1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000050572701" calcext:value-type="float">
            <text:p>0.00</text:p>
          </table:table-cell>
          <table:table-cell table:style-name="ce18" office:value-type="float" office:value="0.24218567" calcext:value-type="float">
            <text:p>0.24</text:p>
          </table:table-cell>
          <table:table-cell table:style-name="ce18" office:value-type="float" office:value="0.0027067424" calcext:value-type="float">
            <text:p>0.00</text:p>
          </table:table-cell>
          <table:table-cell table:style-name="ce18" office:value-type="float" office:value="0.0428600026346059" calcext:value-type="float">
            <text:p>0.04</text:p>
          </table:table-cell>
          <table:table-cell table:style-name="ce18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81756" calcext:value-type="float">
            <text:p>0.38</text:p>
          </table:table-cell>
          <table:table-cell table:style-name="ce18" office:value-type="float" office:value="0.000000234898" calcext:value-type="float">
            <text:p>0.00</text:p>
          </table:table-cell>
          <table:table-cell table:style-name="ce18" office:value-type="float" office:value="0.0271439570959118" calcext:value-type="float">
            <text:p>0.03</text:p>
          </table:table-cell>
          <table:table-cell table:style-name="ce18" office:value-type="float" office:value="0.0767267055472543" calcext:value-type="float">
            <text:p>0.08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1.3843418118915" calcext:value-type="float">
            <text:p>1.38</text:p>
          </table:table-cell>
          <table:table-cell table:style-name="ce25" table:formula="of:=RANK([.AQ17];([.AH17]~[.AQ17]~[.AZ17]~[.BI17]~[.BR17]~[.CA17]);1)" office:value-type="float" office:value="4" calcext:value-type="float">
            <text:p>4</text:p>
          </table:table-cell>
          <table:table-cell table:style-name="ce2" office:value-type="string" calcext:value-type="string">
            <text:p>$f_{15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7];([.AH17]~[.AQ17]~[.AZ17]~[.BI17]~[.BR17]~[.CA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42810598" calcext:value-type="float">
            <text:p>0.04</text:p>
          </table:table-cell>
          <table:table-cell table:style-name="ce18" office:value-type="float" office:value="0.000050845374" calcext:value-type="float">
            <text:p>0.00</text:p>
          </table:table-cell>
          <table:table-cell table:style-name="ce18" office:value-type="float" office:value="0.00143550943428631" calcext:value-type="float">
            <text:p>0.00</text:p>
          </table:table-cell>
          <table:table-cell table:style-name="ce18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073210981148602" calcext:value-type="float">
            <text:p>0.073210981148602</text:p>
          </table:table-cell>
          <table:table-cell table:style-name="ce25" table:formula="of:=RANK([.BI17];([.AH17]~[.AQ17]~[.AZ17]~[.BI17]~[.BR17]~[.CA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00022737622" calcext:value-type="float">
            <text:p>0.00</text:p>
          </table:table-cell>
          <table:table-cell table:style-name="ce18" office:value-type="float" office:value="0.49996542" calcext:value-type="float">
            <text:p>0.50</text:p>
          </table:table-cell>
          <table:table-cell table:style-name="ce18" office:value-type="float" office:value="0.099234325" calcext:value-type="float">
            <text:p>0.10</text:p>
          </table:table-cell>
          <table:table-cell table:style-name="ce18" office:value-type="float" office:value="0.196998185586706" calcext:value-type="float">
            <text:p>0.20</text:p>
          </table:table-cell>
          <table:table-cell table:style-name="ce18" office:value-type="float" office:value="0.287163107111606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843418118915" calcext:value-type="float">
            <text:p>1.38</text:p>
          </table:table-cell>
          <table:table-cell table:style-name="ce25" table:formula="of:=RANK([.BR17];([.AH17]~[.AQ17]~[.AZ17]~[.BI17]~[.BR17]~[.CA17]);1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3843418118915" calcext:value-type="float">
            <text:p>1.38</text:p>
          </table:table-cell>
          <table:table-cell table:style-name="ce25" table:formula="of:=RANK([.CA17];([.AH17]~[.AQ17]~[.AZ17]~[.BI17]~[.BR17]~[.CA17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396078431372577" calcext:value-type="float">
            <text:p>0.3961</text:p>
          </table:table-cell>
          <table:table-cell table:style-name="ce8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011096577" calcext:value-type="float">
            <text:p>0.00</text:p>
          </table:table-cell>
          <table:table-cell table:style-name="ce18" office:value-type="float" office:value="0.22457627" calcext:value-type="float">
            <text:p>0.22</text:p>
          </table:table-cell>
          <table:table-cell table:style-name="ce18" office:value-type="float" office:value="0.0062445907" calcext:value-type="float">
            <text:p>0.01</text:p>
          </table:table-cell>
          <table:table-cell table:style-name="ce18" office:value-type="float" office:value="0.0155119171156863" calcext:value-type="float">
            <text:p>0.02</text:p>
          </table:table-cell>
          <table:table-cell table:style-name="ce18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0966563" calcext:value-type="float">
            <text:p>0.00</text:p>
          </table:table-cell>
          <table:table-cell table:style-name="ce18" office:value-type="float" office:value="0.499986" calcext:value-type="float">
            <text:p>0.50</text:p>
          </table:table-cell>
          <table:table-cell table:style-name="ce18" office:value-type="float" office:value="0.00141919" calcext:value-type="float">
            <text:p>0.00</text:p>
          </table:table-cell>
          <table:table-cell table:style-name="ce18" office:value-type="float" office:value="0.171269600369863" calcext:value-type="float">
            <text:p>0.17</text:p>
          </table:table-cell>
          <table:table-cell table:style-name="ce18" office:value-type="float" office:value="0.267883110280078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style-name="ce25" table:formula="of:=RANK([.AQ18];([.AH18]~[.AQ18]~[.AZ18]~[.BI18]~[.BR18]~[.CA18]);1)" office:value-type="float" office:value="6" calcext:value-type="float">
            <text:p>6</text:p>
          </table:table-cell>
          <table:table-cell table:style-name="ce2" office:value-type="string" calcext:value-type="string">
            <text:p>$f_{16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10000000000036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47058823529455" calcext:value-type="float">
            <text:p>0.02</text:p>
          </table:table-cell>
          <table:table-cell table:style-name="ce26" office:value-type="float" office:value="0.0727461339179055" calcext:value-type="float">
            <text:p>0.07</text:p>
          </table:table-cell>
          <table:table-cell table:style-name="ce28" office:value-type="float" office:value="0.882352941176471" calcext:value-type="float">
            <text:p>0.88</text:p>
          </table:table-cell>
          <table:table-cell table:style-name="ce10" office:value-type="float" office:value="1.26000000000022" calcext:value-type="float">
            <text:p>1.2600</text:p>
          </table:table-cell>
          <table:table-cell table:style-name="ce25" table:formula="of:=RANK([.AZ18];([.AH18]~[.AQ18]~[.AZ18]~[.BI18]~[.BR18]~[.CA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12963478" calcext:value-type="float">
            <text:p>0.00</text:p>
          </table:table-cell>
          <table:table-cell table:style-name="ce18" office:value-type="float" office:value="0.20860547" calcext:value-type="float">
            <text:p>0.21</text:p>
          </table:table-cell>
          <table:table-cell table:style-name="ce18" office:value-type="float" office:value="0.0012574564" calcext:value-type="float">
            <text:p>0.00</text:p>
          </table:table-cell>
          <table:table-cell table:style-name="ce18" office:value-type="float" office:value="0.00567813655660981" calcext:value-type="float">
            <text:p>0.01</text:p>
          </table:table-cell>
          <table:table-cell table:style-name="ce18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3871</text:p>
          </table:table-cell>
          <table:table-cell table:style-name="ce25" table:formula="of:=RANK([.BI18];([.AH18]~[.AQ18]~[.AZ18]~[.BI18]~[.BR18]~[.CA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85180464" calcext:value-type="float">
            <text:p>0.00</text:p>
          </table:table-cell>
          <table:table-cell table:style-name="ce18" office:value-type="float" office:value="0.70814032" calcext:value-type="float">
            <text:p>0.71</text:p>
          </table:table-cell>
          <table:table-cell table:style-name="ce18" office:value-type="float" office:value="0.02152933" calcext:value-type="float">
            <text:p>0.02</text:p>
          </table:table-cell>
          <table:table-cell table:style-name="ce18" office:value-type="float" office:value="0.158263772531451" calcext:value-type="float">
            <text:p>0.16</text:p>
          </table:table-cell>
          <table:table-cell table:style-name="ce18" office:value-type="float" office:value="0.406779276211077" calcext:value-type="float">
            <text:p>0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style-name="ce25" table:formula="of:=RANK([.BR18];([.AH18]~[.AQ18]~[.AZ18]~[.BI18]~[.BR18]~[.CA18]);1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90000000000009" calcext:value-type="float">
            <text:p>0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47058823529447" calcext:value-type="float">
            <text:p>0.06</text:p>
          </table:table-cell>
          <table:table-cell table:style-name="ce18" office:value-type="float" office:value="0.143031465069804" calcext:value-type="float">
            <text:p>0.14</text:p>
          </table:table-cell>
          <table:table-cell table:style-name="ce18" office:value-type="float" office:value="0.764705882352941" calcext:value-type="float">
            <text:p>0.76</text:p>
          </table:table-cell>
          <table:table-cell table:style-name="ce18" office:value-type="float" office:value="8.734749618863" calcext:value-type="float">
            <text:p>8.73</text:p>
          </table:table-cell>
          <table:table-cell table:style-name="ce25" table:formula="of:=RANK([.CA18];([.AH18]~[.AQ18]~[.AZ18]~[.BI18]~[.BR18]~[.CA18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1.15137254901958" calcext:value-type="float">
            <text:p>1.1514</text:p>
          </table:table-cell>
          <table:table-cell table:style-name="ce8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190378" calcext:value-type="float">
            <text:p>0.33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349426849803921" calcext:value-type="float">
            <text:p>0.03</text:p>
          </table:table-cell>
          <table:table-cell table:style-name="ce18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0.0197293" calcext:value-type="float">
            <text:p>0.02</text:p>
          </table:table-cell>
          <table:table-cell table:style-name="ce18" office:value-type="float" office:value="0.01083396" calcext:value-type="float">
            <text:p>0.01</text:p>
          </table:table-cell>
          <table:table-cell table:style-name="ce18" office:value-type="float" office:value="0.0146331489311083" calcext:value-type="float">
            <text:p>0.01</text:p>
          </table:table-cell>
          <table:table-cell table:style-name="ce18" office:value-type="float" office:value="0.431372549019608" calcext:value-type="float">
            <text:p>0.43</text:p>
          </table:table-cell>
          <table:table-cell table:style-name="ce18" office:value-type="float" office:value="0.55253196" calcext:value-type="float">
            <text:p>0.55</text:p>
          </table:table-cell>
          <table:table-cell table:style-name="ce25" table:formula="of:=RANK([.AQ19];([.AH19]~[.AQ19]~[.AZ19]~[.BI19]~[.BR19]~[.CA19]);1)" office:value-type="float" office:value="3" calcext:value-type="float">
            <text:p>3</text:p>
          </table:table-cell>
          <table:table-cell table:style-name="ce2" office:value-type="string" calcext:value-type="string">
            <text:p>$f_{17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19];([.AH19]~[.AQ19]~[.AZ19]~[.BI19]~[.BR19]~[.CA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2278536" calcext:value-type="float">
            <text:p>0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2784073078431" calcext:value-type="float">
            <text:p>0.02</text:p>
          </table:table-cell>
          <table:table-cell table:style-name="ce18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9321987727" calcext:value-type="float">
            <text:p>0.9321987727</text:p>
          </table:table-cell>
          <table:table-cell table:style-name="ce25" table:formula="of:=RANK([.BI19];([.AH19]~[.AQ19]~[.AZ19]~[.BI19]~[.BR19]~[.CA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923872" calcext:value-type="float">
            <text:p>0.02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133964241568627" calcext:value-type="float">
            <text:p>0.01</text:p>
          </table:table-cell>
          <table:table-cell table:style-name="ce18" office:value-type="float" office:value="0.0105087160519414" calcext:value-type="float">
            <text:p>0.01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0.55253196" calcext:value-type="float">
            <text:p>0.55</text:p>
          </table:table-cell>
          <table:table-cell table:style-name="ce25" table:formula="of:=RANK([.BR19];([.AH19]~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55253196" calcext:value-type="float">
            <text:p>0.55</text:p>
          </table:table-cell>
          <table:table-cell table:style-name="ce25" table:formula="of:=RANK([.CA19];([.AH19]~[.AQ19]~[.AZ19]~[.BI19]~[.BR19]~[.CA19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0040927" calcext:value-type="float">
            <text:p>0.00</text:p>
          </table:table-cell>
          <table:table-cell table:style-name="ce18" office:value-type="float" office:value="0.31835015" calcext:value-type="float">
            <text:p>0.32</text:p>
          </table:table-cell>
          <table:table-cell table:style-name="ce18" office:value-type="float" office:value="0.0022772925" calcext:value-type="float">
            <text:p>0.00</text:p>
          </table:table-cell>
          <table:table-cell table:style-name="ce18" office:value-type="float" office:value="0.0375467616959216" calcext:value-type="float">
            <text:p>0.04</text:p>
          </table:table-cell>
          <table:table-cell table:style-name="ce18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3868" calcext:value-type="float">
            <text:p>0.33</text:p>
          </table:table-cell>
          <table:table-cell table:style-name="ce18" office:value-type="float" office:value="0.0000000716175" calcext:value-type="float">
            <text:p>0.00</text:p>
          </table:table-cell>
          <table:table-cell table:style-name="ce18" office:value-type="float" office:value="0.0383209377904981" calcext:value-type="float">
            <text:p>0.04</text:p>
          </table:table-cell>
          <table:table-cell table:style-name="ce18" office:value-type="float" office:value="0.105607865724504" calcext:value-type="float">
            <text:p>0.11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1.9543678273154" calcext:value-type="float">
            <text:p>1.95</text:p>
          </table:table-cell>
          <table:table-cell table:style-name="ce25" table:formula="of:=RANK([.AQ20];([.AH20]~[.AQ20]~[.AZ20]~[.BI20]~[.BR20]~[.CA20]);1)" office:value-type="float" office:value="5" calcext:value-type="float">
            <text:p>5</text:p>
          </table:table-cell>
          <table:table-cell table:style-name="ce2" office:value-type="string" calcext:value-type="string">
            <text:p>$f_{18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99999999999909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96078431372371" calcext:value-type="float">
            <text:p>0.00</text:p>
          </table:table-cell>
          <table:table-cell table:style-name="ce26" office:value-type="float" office:value="0.00447213595499551" calcext:value-type="float">
            <text:p>0.00</text:p>
          </table:table-cell>
          <table:table-cell table:style-name="ce28" office:value-type="float" office:value="0.803921568627451" calcext:value-type="float">
            <text:p>0.8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25" table:formula="of:=RANK([.AZ20];([.AH20]~[.AQ20]~[.AZ20]~[.BI20]~[.BR20]~[.CA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5444305" calcext:value-type="float">
            <text:p>0.25</text:p>
          </table:table-cell>
          <table:table-cell table:style-name="ce18" office:value-type="float" office:value="0.000095487541" calcext:value-type="float">
            <text:p>0.00</text:p>
          </table:table-cell>
          <table:table-cell table:style-name="ce18" office:value-type="float" office:value="0.0109854097618557" calcext:value-type="float">
            <text:p>0.01</text:p>
          </table:table-cell>
          <table:table-cell table:style-name="ce18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56025589785464" calcext:value-type="float">
            <text:p>0.56025589785464</text:p>
          </table:table-cell>
          <table:table-cell table:style-name="ce25" table:formula="of:=RANK([.BI20];([.AH20]~[.AQ20]~[.AZ20]~[.BI20]~[.BR20]~[.CA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021277953" calcext:value-type="float">
            <text:p>0.00</text:p>
          </table:table-cell>
          <table:table-cell table:style-name="ce18" office:value-type="float" office:value="20.431038" calcext:value-type="float">
            <text:p>20.43</text:p>
          </table:table-cell>
          <table:table-cell table:style-name="ce18" office:value-type="float" office:value="0.3585566" calcext:value-type="float">
            <text:p>0.36</text:p>
          </table:table-cell>
          <table:table-cell table:style-name="ce18" office:value-type="float" office:value="1.07987449397908" calcext:value-type="float">
            <text:p>1.08</text:p>
          </table:table-cell>
          <table:table-cell table:style-name="ce18" office:value-type="float" office:value="4.03526476447211" calcext:value-type="float">
            <text:p>4.0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543678273154" calcext:value-type="float">
            <text:p>1.95</text:p>
          </table:table-cell>
          <table:table-cell table:style-name="ce25" table:formula="of:=RANK([.BR20];([.AH20]~[.AQ20]~[.AZ20]~[.BI20]~[.BR20]~[.CA20]);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60000000000082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568627450980767" calcext:value-type="float">
            <text:p>0.01</text:p>
          </table:table-cell>
          <table:table-cell table:style-name="ce18" office:value-type="float" office:value="0.0291547594742452" calcext:value-type="float">
            <text:p>0.03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1.9543678273154" calcext:value-type="float">
            <text:p>1.95</text:p>
          </table:table-cell>
          <table:table-cell table:style-name="ce25" table:formula="of:=RANK([.CA20];([.AH20]~[.AQ20]~[.AZ20]~[.BI20]~[.BR20]~[.CA2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96078431372371" calcext:value-type="float">
            <text:p>0.0020</text:p>
          </table:table-cell>
          <table:table-cell table:style-name="ce8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55184146577843" calcext:value-type="float">
            <text:p>0.00</text:p>
          </table:table-cell>
          <table:table-cell table:style-name="ce18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386849019607843" calcext:value-type="float">
            <text:p>0.00</text:p>
          </table:table-cell>
          <table:table-cell table:style-name="ce18" office:value-type="float" office:value="0.00279014436361275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25" table:formula="of:=RANK([.AQ21];([.AH21]~[.AQ21]~[.AZ21]~[.BI21]~[.BR21]~[.CA21]);1)" office:value-type="float" office:value="3" calcext:value-type="float">
            <text:p>3</text:p>
          </table:table-cell>
          <table:table-cell table:style-name="ce2" office:value-type="string" calcext:value-type="string">
            <text:p>$f_{19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560662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9378205755629" calcext:value-type="float">
            <text:p>0.00</text:p>
          </table:table-cell>
          <table:table-cell table:style-name="ce18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1082884935371" calcext:value-type="float">
            <text:p>0.071082884935371</text:p>
          </table:table-cell>
          <table:table-cell table:style-name="ce25" table:formula="of:=RANK([.BI21];([.AH21]~[.AQ21]~[.AZ21]~[.BI21]~[.BR21]~[.CA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5" calcext:value-type="float">
            <text:p>1.50</text:p>
          </table:table-cell>
          <table:table-cell table:style-name="ce18" office:value-type="float" office:value="0.0098783151" calcext:value-type="float">
            <text:p>0.01</text:p>
          </table:table-cell>
          <table:table-cell table:style-name="ce18" office:value-type="float" office:value="0.0360048809235294" calcext:value-type="float">
            <text:p>0.04</text:p>
          </table:table-cell>
          <table:table-cell table:style-name="ce18" office:value-type="float" office:value="0.212371232963484" calcext:value-type="float">
            <text:p>0.21</text:p>
          </table:table-cell>
          <table:table-cell table:style-name="ce18" office:value-type="float" office:value="0.490196078431373" calcext:value-type="float">
            <text:p>0.49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25" table:formula="of:=RANK([.BR21];([.AH21]~[.AQ21]~[.AZ21]~[.BI21]~[.BR21]~[.CA21]);1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25" table:formula="of:=RANK([.CA21];([.AH21]~[.AQ21]~[.AZ21]~[.BI21]~[.BR21]~[.CA2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6862745097985" calcext:value-type="float">
            <text:p>0.7169</text:p>
          </table:table-cell>
          <table:table-cell table:style-name="ce8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06051960784314" calcext:value-type="float">
            <text:p>0.03</text:p>
          </table:table-cell>
          <table:table-cell table:style-name="ce18" office:value-type="float" office:value="0.0987177704007743" calcext:value-type="float">
            <text:p>0.10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560865" calcext:value-type="float">
            <text:p>1.56</text:p>
          </table:table-cell>
          <table:table-cell table:style-name="ce25" table:formula="of:=RANK([.AQ22];([.AH22]~[.AQ22]~[.AZ22]~[.BI22]~[.BR22]~[.CA22]);1)" office:value-type="float" office:value="6" calcext:value-type="float">
            <text:p>6</text:p>
          </table:table-cell>
          <table:table-cell table:style-name="ce2" office:value-type="string" calcext:value-type="string">
            <text:p>$f_{20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BI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26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612104431372549" calcext:value-type="float">
            <text:p>0.01</text:p>
          </table:table-cell>
          <table:table-cell table:style-name="ce18" office:value-type="float" office:value="0.0441479658102222" calcext:value-type="float">
            <text:p>0.04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560865" calcext:value-type="float">
            <text:p>1.56</text:p>
          </table:table-cell>
          <table:table-cell table:style-name="ce25" table:formula="of:=RANK([.BR22];([.AH22]~[.AQ22]~[.AZ22]~[.BI22]~[.BR22]~[.CA22]);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560865" calcext:value-type="float">
            <text:p>1.56</text:p>
          </table:table-cell>
          <table:table-cell table:style-name="ce25" table:formula="of:=RANK([.CA22];([.AH22]~[.AQ22]~[.AZ22]~[.BI22]~[.BR22]~[.CA2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149.019607843137" calcext:value-type="float">
            <text:p>149.0196</text:p>
          </table:table-cell>
          <table:table-cell table:style-name="ce8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764705882353" calcext:value-type="float">
            <text:p>111.76</text:p>
          </table:table-cell>
          <table:table-cell table:style-name="ce18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4.833" calcext:value-type="float">
            <text:p>204.8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32.329921568627" calcext:value-type="float">
            <text:p>132.33</text:p>
          </table:table-cell>
          <table:table-cell table:style-name="ce18" office:value-type="float" office:value="58.2961053162216" calcext:value-type="float">
            <text:p>58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style-name="ce25" table:formula="of:=RANK([.AQ23];([.AH23]~[.AQ23]~[.AZ23]~[.BI23]~[.BR23]~[.CA23]);1)" office:value-type="float" office:value="6" calcext:value-type="float">
            <text:p>6</text:p>
          </table:table-cell>
          <table:table-cell table:style-name="ce2" office:value-type="string" calcext:value-type="string">
            <text:p>$f_{21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3];([.AH23]~[.AQ23]~[.AZ23]~[.BI23]~[.BR23]~[.CA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95692" calcext:value-type="float">
            <text:p>201.96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5.724645490196" calcext:value-type="float">
            <text:p>115.72</text:p>
          </table:table-cell>
          <table:table-cell table:style-name="ce18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style-name="ce25" table:formula="of:=RANK([.BI23];([.AH23]~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3.88917" calcext:value-type="float">
            <text:p>203.8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2.882298627451" calcext:value-type="float">
            <text:p>122.88</text:p>
          </table:table-cell>
          <table:table-cell table:style-name="ce18" office:value-type="float" office:value="47.9934769146185" calcext:value-type="float">
            <text:p>47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style-name="ce25" table:formula="of:=RANK([.BR23];([.AH23]~[.AQ23]~[.AZ23]~[.BI23]~[.BR23]~[.CA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2.82" calcext:value-type="float">
            <text:p>202.8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4.011568627451" calcext:value-type="float">
            <text:p>104.01</text:p>
          </table:table-cell>
          <table:table-cell table:style-name="ce18" office:value-type="float" office:value="20.4592694395475" calcext:value-type="float">
            <text:p>2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style-name="ce25" table:formula="of:=RANK([.CA23];([.AH23]~[.AQ23]~[.AZ23]~[.BI23]~[.BR23]~[.CA23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2813725490196" calcext:value-type="float">
            <text:p>86.2814</text:p>
          </table:table-cell>
          <table:table-cell table:style-name="ce8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25.162" calcext:value-type="float">
            <text:p>25.16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96.7141980392157" calcext:value-type="float">
            <text:p>96.71</text:p>
          </table:table-cell>
          <table:table-cell table:style-name="ce18" office:value-type="float" office:value="14.0725023750931" calcext:value-type="float">
            <text:p>14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style-name="ce25" table:formula="of:=RANK([.AQ24];([.AH24]~[.AQ24]~[.AZ24]~[.BI24]~[.BR24]~[.CA24]);1)" office:value-type="float" office:value="3" calcext:value-type="float">
            <text:p>3</text:p>
          </table:table-cell>
          <table:table-cell table:style-name="ce2" office:value-type="string" calcext:value-type="string">
            <text:p>$f_{22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4];([.AH24]~[.AQ24]~[.AZ24]~[.BI24]~[.BR24]~[.CA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5" table:formula="of:=RANK([.BI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style-name="ce25" table:formula="of:=RANK([.BR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76.9949019607843" calcext:value-type="float">
            <text:p>76.99</text:p>
          </table:table-cell>
          <table:table-cell table:style-name="ce18" office:value-type="float" office:value="47.9616651087095" calcext:value-type="float">
            <text:p>47.96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4932.4241" calcext:value-type="float">
            <text:p>4932.42</text:p>
          </table:table-cell>
          <table:table-cell table:style-name="ce25" table:formula="of:=RANK([.CA24];([.AH24]~[.AQ24]~[.AZ24]~[.BI24]~[.BR24]~[.CA24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AQ25];([.AH25]~[.AQ25]~[.AZ25]~[.BI25]~[.BR25]~[.CA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4.9007843137255" calcext:value-type="float">
            <text:p>34.90</text:p>
          </table:table-cell>
          <table:table-cell table:style-name="ce26" office:value-type="float" office:value="102.797510047666" calcext:value-type="float">
            <text:p>102.80</text:p>
          </table:table-cell>
          <table:table-cell table:style-name="ce28" office:value-type="float" office:value="0.882352941176471" calcext:value-type="float">
            <text:p>0.88</text:p>
          </table:table-cell>
          <table:table-cell table:style-name="ce10" office:value-type="float" office:value="1779.94" calcext:value-type="float">
            <text:p>1779.9400</text:p>
          </table:table-cell>
          <table:table-cell table:style-name="ce25" table:formula="of:=RANK([.AZ25];([.AH25]~[.AQ25]~[.AZ25]~[.BI25]~[.BR25]~[.CA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style-name="ce25" table:formula="of:=RANK([.BI25];([.AH25]~[.AQ25]~[.AZ25]~[.BI25]~[.BR25]~[.CA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7983" calcext:value-type="float">
            <text:p>303.80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1.079291764706" calcext:value-type="float">
            <text:p>301.08</text:p>
          </table:table-cell>
          <table:table-cell table:style-name="ce18" office:value-type="float" office:value="1.79541020286396" calcext:value-type="float">
            <text:p>1.8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BR25];([.AH25]~[.AQ25]~[.AZ25]~[.BI25]~[.BR25]~[.CA25]);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01" calcext:value-type="float">
            <text:p>303.01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0.281568627451" calcext:value-type="float">
            <text:p>300.28</text:p>
          </table:table-cell>
          <table:table-cell table:style-name="ce18" office:value-type="float" office:value="0.908530681925529" calcext:value-type="float">
            <text:p>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CA25];([.AH25]~[.AQ25]~[.AZ25]~[.BI25]~[.BR25]~[.CA25])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3.529411764706" calcext:value-type="float">
            <text:p>223.5294</text:p>
          </table:table-cell>
          <table:table-cell table:style-name="ce8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0.000011656549" calcext:value-type="float">
            <text:p>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8.899273365815" calcext:value-type="float">
            <text:p>128.90</text:p>
          </table:table-cell>
          <table:table-cell table:style-name="ce18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0.941" calcext:value-type="float">
            <text:p>330.94</text:p>
          </table:table-cell>
          <table:table-cell table:style-name="ce18" office:value-type="float" office:value="326.056" calcext:value-type="float">
            <text:p>326.06</text:p>
          </table:table-cell>
          <table:table-cell table:style-name="ce18" office:value-type="float" office:value="250.888058823529" calcext:value-type="float">
            <text:p>250.89</text:p>
          </table:table-cell>
          <table:table-cell table:style-name="ce18" office:value-type="float" office:value="187.087704220935" calcext:value-type="float">
            <text:p>187.09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style-name="ce25" table:formula="of:=RANK([.AQ26];([.AH26]~[.AQ26]~[.AZ26]~[.BI26]~[.BR26]~[.CA26]);1)" office:value-type="float" office:value="6" calcext:value-type="float">
            <text:p>6</text:p>
          </table:table-cell>
          <table:table-cell table:style-name="ce2" office:value-type="string" calcext:value-type="string">
            <text:p>$f_{24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6];([.AH26]~[.AQ26]~[.AZ26]~[.BI26]~[.BR26]~[.CA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47.516031176471" calcext:value-type="float">
            <text:p>147.52</text:p>
          </table:table-cell>
          <table:table-cell table:style-name="ce18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style-name="ce25" table:formula="of:=RANK([.BI26];([.AH26]~[.AQ26]~[.AZ26]~[.BI26]~[.BR26]~[.CA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31.13796" calcext:value-type="float">
            <text:p>331.14</text:p>
          </table:table-cell>
          <table:table-cell table:style-name="ce18" office:value-type="float" office:value="273.99792" calcext:value-type="float">
            <text:p>274.00</text:p>
          </table:table-cell>
          <table:table-cell table:style-name="ce18" office:value-type="float" office:value="235.923699019608" calcext:value-type="float">
            <text:p>235.92</text:p>
          </table:table-cell>
          <table:table-cell table:style-name="ce18" office:value-type="float" office:value="136.059259904001" calcext:value-type="float">
            <text:p>136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795.291" calcext:value-type="float">
            <text:p>12795.29</text:p>
          </table:table-cell>
          <table:table-cell table:style-name="ce25" table:formula="of:=RANK([.BR26];([.AH26]~[.AQ26]~[.AZ26]~[.BI26]~[.BR26]~[.CA26]);1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1.07" calcext:value-type="float">
            <text:p>331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55.07862745098" calcext:value-type="float">
            <text:p>155.08</text:p>
          </table:table-cell>
          <table:table-cell table:style-name="ce18" office:value-type="float" office:value="115.09507008556" calcext:value-type="float">
            <text:p>115.1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style-name="ce25" table:formula="of:=RANK([.CA26];([.AH26]~[.AQ26]~[.AZ26]~[.BI26]~[.BR26]~[.CA26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8.554901960784" calcext:value-type="float">
            <text:p>368.5549</text:p>
          </table:table-cell>
          <table:table-cell table:style-name="ce8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6511" calcext:value-type="float">
            <text:p>443.37</text:p>
          </table:table-cell>
          <table:table-cell table:style-name="ce18" office:value-type="float" office:value="400.34261" calcext:value-type="float">
            <text:p>400.34</text:p>
          </table:table-cell>
          <table:table-cell table:style-name="ce18" office:value-type="float" office:value="419.498358431372" calcext:value-type="float">
            <text:p>419.50</text:p>
          </table:table-cell>
          <table:table-cell table:style-name="ce18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3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09" calcext:value-type="float">
            <text:p>398.01</text:p>
          </table:table-cell>
          <table:table-cell table:style-name="ce18" office:value-type="float" office:value="404.166941176471" calcext:value-type="float">
            <text:p>404.17</text:p>
          </table:table-cell>
          <table:table-cell table:style-name="ce18" office:value-type="float" office:value="17.0584208970233" calcext:value-type="float">
            <text:p>17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style-name="ce25" table:formula="of:=RANK([.AQ27];([.AH27]~[.AQ27]~[.AZ27]~[.BI27]~[.BR27]~[.CA27]);1)" office:value-type="float" office:value="3" calcext:value-type="float">
            <text:p>3</text:p>
          </table:table-cell>
          <table:table-cell table:style-name="ce2" office:value-type="string" calcext:value-type="string">
            <text:p>$f_{25}$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00.04" calcext:value-type="float">
            <text:p>100.0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.92254901960785" calcext:value-type="float">
            <text:p>3.92</text:p>
          </table:table-cell>
          <table:table-cell table:style-name="ce26" office:value-type="float" office:value="20.0050002249438" calcext:value-type="float">
            <text:p>20.01</text:p>
          </table:table-cell>
          <table:table-cell table:style-name="ce28" office:value-type="float" office:value="0.96078431372549" calcext:value-type="float">
            <text:p>0.96</text:p>
          </table:table-cell>
          <table:table-cell table:style-name="ce10" office:value-type="float" office:value="200.05" calcext:value-type="float">
            <text:p>200.0500</text:p>
          </table:table-cell>
          <table:table-cell table:style-name="ce25" table:formula="of:=RANK([.AZ27];([.AH27]~[.AQ27]~[.AZ27]~[.BI27]~[.BR27]~[.CA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3391" calcext:value-type="float">
            <text:p>443.33</text:p>
          </table:table-cell>
          <table:table-cell table:style-name="ce18" office:value-type="float" office:value="398.00899" calcext:value-type="float">
            <text:p>398.01</text:p>
          </table:table-cell>
          <table:table-cell table:style-name="ce18" office:value-type="float" office:value="406.910310980392" calcext:value-type="float">
            <text:p>406.91</text:p>
          </table:table-cell>
          <table:table-cell table:style-name="ce18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style-name="ce25" table:formula="of:=RANK([.BI27];([.AH27]~[.AQ27]~[.AZ27]~[.BI27]~[.BR27]~[.CA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5.77756" calcext:value-type="float">
            <text:p>445.78</text:p>
          </table:table-cell>
          <table:table-cell table:style-name="ce18" office:value-type="float" office:value="443.32995" calcext:value-type="float">
            <text:p>443.33</text:p>
          </table:table-cell>
          <table:table-cell table:style-name="ce18" office:value-type="float" office:value="424.720330784314" calcext:value-type="float">
            <text:p>424.72</text:p>
          </table:table-cell>
          <table:table-cell table:style-name="ce18" office:value-type="float" office:value="35.1736961190679" calcext:value-type="float">
            <text:p>35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style-name="ce25" table:formula="of:=RANK([.BR27];([.AH27]~[.AQ27]~[.AZ27]~[.BI27]~[.BR27]~[.CA27]);1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1" calcext:value-type="float">
            <text:p>398.01</text:p>
          </table:table-cell>
          <table:table-cell table:style-name="ce18" office:value-type="float" office:value="398.829803921569" calcext:value-type="float">
            <text:p>398.83</text:p>
          </table:table-cell>
          <table:table-cell table:style-name="ce18" office:value-type="float" office:value="6.41069434616871" calcext:value-type="float">
            <text:p>6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style-name="ce25" table:formula="of:=RANK([.CA27];([.AH27]~[.AQ27]~[.AZ27]~[.BI27]~[.BR27]~[.CA27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.705882352941" calcext:value-type="float">
            <text:p>264.7059</text:p>
          </table:table-cell>
          <table:table-cell table:style-name="ce8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86.274510392157" calcext:value-type="float">
            <text:p>286.27</text:p>
          </table:table-cell>
          <table:table-cell table:style-name="ce18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AQ28];([.AH28]~[.AQ28]~[.AZ28]~[.BI28]~[.BR28]~[.CA28]);1)" office:value-type="float" office:value="5" calcext:value-type="float">
            <text:p>5</text:p>
          </table:table-cell>
          <table:table-cell table:style-name="ce2" office:value-type="string" calcext:value-type="string">
            <text:p>$f_{26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28];([.AH28]~[.AQ28]~[.AZ28]~[.BI28]~[.BR28]~[.CA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61.091527254902" calcext:value-type="float">
            <text:p>261.09</text:p>
          </table:table-cell>
          <table:table-cell table:style-name="ce18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3315.66789" calcext:value-type="float">
            <text:p>13315.66789</text:p>
          </table:table-cell>
          <table:table-cell table:style-name="ce25" table:formula="of:=RANK([.BI28];([.AH28]~[.AQ28]~[.AZ28]~[.BI28]~[.BR28]~[.CA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BR28];([.AH28]~[.AQ28]~[.AZ28]~[.BI28]~[.BR28]~[.CA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94.117647058824" calcext:value-type="float">
            <text:p>294.12</text:p>
          </table:table-cell>
          <table:table-cell table:style-name="ce18" office:value-type="float" office:value="42.4264068711929" calcext:value-type="float">
            <text:p>42.43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CA28];([.AH28]~[.AQ28]~[.AZ28]~[.BI28]~[.BR28]~[.CA28])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98477" calcext:value-type="float">
            <text:p>395.98</text:p>
          </table:table-cell>
          <table:table-cell table:style-name="ce18" office:value-type="float" office:value="390.7519" calcext:value-type="float">
            <text:p>390.75</text:p>
          </table:table-cell>
          <table:table-cell table:style-name="ce18" office:value-type="float" office:value="391.526004901961" calcext:value-type="float">
            <text:p>391.53</text:p>
          </table:table-cell>
          <table:table-cell table:style-name="ce18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6" calcext:value-type="float">
            <text:p>389.01</text:p>
          </table:table-cell>
          <table:table-cell table:number-columns-repeated="2" table:style-name="ce18" office:value-type="float" office:value="389.518" calcext:value-type="float">
            <text:p>389.52</text:p>
          </table:table-cell>
          <table:table-cell table:style-name="ce18" office:value-type="float" office:value="389.347333333333" calcext:value-type="float">
            <text:p>389.35</text:p>
          </table:table-cell>
          <table:table-cell table:style-name="ce18" office:value-type="float" office:value="0.29854473701608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style-name="ce25" table:formula="of:=RANK([.AQ29];([.AH29]~[.AQ29]~[.AZ29]~[.BI29]~[.BR29]~[.CA29]);1)" office:value-type="float" office:value="3" calcext:value-type="float">
            <text:p>3</text:p>
          </table:table-cell>
          <table:table-cell table:style-name="ce2" office:value-type="string" calcext:value-type="string">
            <text:p>$f_{27}$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86.89" calcext:value-type="float">
            <text:p>386.89</text:p>
          </table:table-cell>
          <table:table-cell table:style-name="ce26" office:value-type="float" office:value="204.657450980392" calcext:value-type="float">
            <text:p>204.66</text:p>
          </table:table-cell>
          <table:table-cell table:style-name="ce26" office:value-type="float" office:value="268.018067435761" calcext:value-type="float">
            <text:p>268.02</text:p>
          </table:table-cell>
          <table:table-cell table:style-name="ce28" office:value-type="float" office:value="0.0196078431372549" calcext:value-type="float">
            <text:p>0.02</text:p>
          </table:table-cell>
          <table:table-cell table:style-name="ce10" office:value-type="float" office:value="10437.53" calcext:value-type="float">
            <text:p>10437.5300</text:p>
          </table:table-cell>
          <table:table-cell table:style-name="ce25" table:formula="of:=RANK([.AZ29];([.AH29]~[.AQ29]~[.AZ29]~[.BI29]~[.BR29]~[.CA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8.28342" calcext:value-type="float">
            <text:p>388.28</text:p>
          </table:table-cell>
          <table:table-cell table:number-columns-repeated="2" table:style-name="ce18" office:value-type="float" office:value="389.51799" calcext:value-type="float">
            <text:p>389.52</text:p>
          </table:table-cell>
          <table:table-cell table:style-name="ce18" office:value-type="float" office:value="389.383252156863" calcext:value-type="float">
            <text:p>389.38</text:p>
          </table:table-cell>
          <table:table-cell table:style-name="ce18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style-name="ce25" table:formula="of:=RANK([.BI29];([.AH29]~[.AQ29]~[.AZ29]~[.BI29]~[.BR29]~[.CA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07456" calcext:value-type="float">
            <text:p>395.07</text:p>
          </table:table-cell>
          <table:table-cell table:style-name="ce18" office:value-type="float" office:value="389.01317" calcext:value-type="float">
            <text:p>389.01</text:p>
          </table:table-cell>
          <table:table-cell table:style-name="ce18" office:value-type="float" office:value="389.378716470588" calcext:value-type="float">
            <text:p>389.38</text:p>
          </table:table-cell>
          <table:table-cell table:style-name="ce18" office:value-type="float" office:value="0.922722282105511" calcext:value-type="float">
            <text:p>0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style-name="ce25" table:formula="of:=RANK([.BR29];([.AH29]~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7.32" calcext:value-type="float">
            <text:p>387.32</text:p>
          </table:table-cell>
          <table:table-cell table:style-name="ce18" office:value-type="float" office:value="391.63" calcext:value-type="float">
            <text:p>391.63</text:p>
          </table:table-cell>
          <table:table-cell table:style-name="ce18" office:value-type="float" office:value="389.01" calcext:value-type="float">
            <text:p>389.01</text:p>
          </table:table-cell>
          <table:table-cell table:style-name="ce18" office:value-type="float" office:value="389.072745098039" calcext:value-type="float">
            <text:p>389.07</text:p>
          </table:table-cell>
          <table:table-cell table:style-name="ce18" office:value-type="float" office:value="0.754530317482275" calcext:value-type="float">
            <text:p>0.7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style-name="ce25" table:formula="of:=RANK([.CA29];([.AH29]~[.AQ29]~[.AZ29]~[.BI29]~[.BR29]~[.CA29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.235294117647" calcext:value-type="float">
            <text:p>288.2353</text:p>
          </table:table-cell>
          <table:table-cell table:style-name="ce8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583.745" calcext:value-type="float">
            <text:p>583.7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15.720705882353" calcext:value-type="float">
            <text:p>315.72</text:p>
          </table:table-cell>
          <table:table-cell table:style-name="ce18" office:value-type="float" office:value="61.3943064405813" calcext:value-type="float">
            <text:p>61.3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style-name="ce25" table:formula="of:=RANK([.AQ30];([.AH30]~[.AQ30]~[.AZ30]~[.BI30]~[.BR30]~[.CA30]);1)" office:value-type="float" office:value="5" calcext:value-type="float">
            <text:p>5</text:p>
          </table:table-cell>
          <table:table-cell table:style-name="ce2" office:value-type="string" calcext:value-type="string">
            <text:p>$f_{28}$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8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style-name="ce25" table:formula="of:=RANK([.AZ30];([.AH30]~[.AQ30]~[.AZ30]~[.BI30]~[.BR30]~[.CA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418.54923" calcext:value-type="float">
            <text:p>418.5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2.324494705882" calcext:value-type="float">
            <text:p>302.32</text:p>
          </table:table-cell>
          <table:table-cell table:style-name="ce18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style-name="ce25" table:formula="of:=RANK([.BI30];([.AH30]~[.AQ30]~[.AZ30]~[.BI30]~[.BR30]~[.CA30]);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611.82181" calcext:value-type="float">
            <text:p>611.82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69.337800392157" calcext:value-type="float">
            <text:p>369.34</text:p>
          </table:table-cell>
          <table:table-cell table:style-name="ce18" office:value-type="float" office:value="139.465856280649" calcext:value-type="float">
            <text:p>139.4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style-name="ce25" table:formula="of:=RANK([.BR30];([.AH30]~[.AQ30]~[.AZ30]~[.BI30]~[.BR30]~[.CA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style-name="ce25" table:formula="of:=RANK([.CA30];([.AH30]~[.AQ30]~[.AZ30]~[.BI30]~[.BR30]~[.CA3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676862745098" calcext:value-type="float">
            <text:p>220.6769</text:p>
          </table:table-cell>
          <table:table-cell table:style-name="ce8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38.92174" calcext:value-type="float">
            <text:p>238.92</text:p>
          </table:table-cell>
          <table:table-cell table:style-name="ce18" office:value-type="float" office:value="227.058" calcext:value-type="float">
            <text:p>227.06</text:p>
          </table:table-cell>
          <table:table-cell table:style-name="ce18" office:value-type="float" office:value="227.322821568627" calcext:value-type="float">
            <text:p>227.32</text:p>
          </table:table-cell>
          <table:table-cell table:style-name="ce18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3.562" calcext:value-type="float">
            <text:p>223.56</text:p>
          </table:table-cell>
          <table:table-cell table:style-name="ce18" office:value-type="float" office:value="231.58" calcext:value-type="float">
            <text:p>231.58</text:p>
          </table:table-cell>
          <table:table-cell table:style-name="ce18" office:value-type="float" office:value="227.974" calcext:value-type="float">
            <text:p>227.97</text:p>
          </table:table-cell>
          <table:table-cell table:style-name="ce18" office:value-type="float" office:value="228.109588235294" calcext:value-type="float">
            <text:p>228.11</text:p>
          </table:table-cell>
          <table:table-cell table:style-name="ce18" office:value-type="float" office:value="1.43751438253675" calcext:value-type="float">
            <text:p>1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style-name="ce25" table:formula="of:=RANK([.AQ31];([.AH31]~[.AQ31]~[.AZ31]~[.BI31]~[.BR31]~[.CA31]);1)" office:value-type="float" office:value="5" calcext:value-type="float">
            <text:p>5</text:p>
          </table:table-cell>
          <table:table-cell table:style-name="ce2" office:value-type="string" calcext:value-type="string">
            <text:p>$f_{29}$</text:p>
          </table:table-cell>
          <table:table-cell table:style-name="ce26" office:value-type="float" office:value="145.49" calcext:value-type="float">
            <text:p>145.49</text:p>
          </table:table-cell>
          <table:table-cell table:style-name="ce26" office:value-type="float" office:value="226.44" calcext:value-type="float">
            <text:p>226.44</text:p>
          </table:table-cell>
          <table:table-cell table:style-name="ce26" office:value-type="float" office:value="217.92" calcext:value-type="float">
            <text:p>217.92</text:p>
          </table:table-cell>
          <table:table-cell table:style-name="ce26" office:value-type="float" office:value="199.180392156863" calcext:value-type="float">
            <text:p>199.18</text:p>
          </table:table-cell>
          <table:table-cell table:style-name="ce26" office:value-type="float" office:value="42.122724389574" calcext:value-type="float">
            <text:p>42.12</text:p>
          </table:table-cell>
          <table:table-cell table:style-name="ce28" office:value-type="float" office:value="0" calcext:value-type="float">
            <text:p>0.00</text:p>
          </table:table-cell>
          <table:table-cell table:style-name="ce10" office:value-type="float" office:value="10158.2" calcext:value-type="float">
            <text:p>10158.2000</text:p>
          </table:table-cell>
          <table:table-cell table:style-name="ce25" table:formula="of:=RANK([.AZ31];([.AH31]~[.AQ31]~[.AZ31]~[.BI31]~[.BR31]~[.CA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6.11474" calcext:value-type="float">
            <text:p>226.11</text:p>
          </table:table-cell>
          <table:table-cell table:style-name="ce18" office:value-type="float" office:value="233.46528" calcext:value-type="float">
            <text:p>233.47</text:p>
          </table:table-cell>
          <table:table-cell table:style-name="ce18" office:value-type="float" office:value="228.70481" calcext:value-type="float">
            <text:p>228.70</text:p>
          </table:table-cell>
          <table:table-cell table:style-name="ce18" office:value-type="float" office:value="228.993464313726" calcext:value-type="float">
            <text:p>228.99</text:p>
          </table:table-cell>
          <table:table-cell table:style-name="ce18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style-name="ce25" table:formula="of:=RANK([.BI31];([.AH31]~[.AQ31]~[.AZ31]~[.BI31]~[.BR31]~[.CA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29.00537" calcext:value-type="float">
            <text:p>229.01</text:p>
          </table:table-cell>
          <table:table-cell table:style-name="ce18" office:value-type="float" office:value="227.07085" calcext:value-type="float">
            <text:p>227.07</text:p>
          </table:table-cell>
          <table:table-cell table:style-name="ce18" office:value-type="float" office:value="227.151554117647" calcext:value-type="float">
            <text:p>227.15</text:p>
          </table:table-cell>
          <table:table-cell table:style-name="ce18" office:value-type="float" office:value="0.985177718823359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style-name="ce25" table:formula="of:=RANK([.BR31];([.AH31]~[.AQ31]~[.AZ31]~[.BI31]~[.BR31]~[.CA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3" calcext:value-type="float">
            <text:p>225.43</text:p>
          </table:table-cell>
          <table:table-cell table:style-name="ce18" office:value-type="float" office:value="228.23" calcext:value-type="float">
            <text:p>228.23</text:p>
          </table:table-cell>
          <table:table-cell table:style-name="ce18" office:value-type="float" office:value="226.26" calcext:value-type="float">
            <text:p>226.26</text:p>
          </table:table-cell>
          <table:table-cell table:style-name="ce18" office:value-type="float" office:value="226.4" calcext:value-type="float">
            <text:p>226.40</text:p>
          </table:table-cell>
          <table:table-cell table:style-name="ce18" office:value-type="float" office:value="0.542884886509054" calcext:value-type="float">
            <text:p>0.5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style-name="ce25" table:formula="of:=RANK([.CA31];([.AH31]~[.AQ31]~[.AZ31]~[.BI31]~[.BR31]~[.CA31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588235294" calcext:value-type="float">
            <text:p>394.5006</text:p>
          </table:table-cell>
          <table:table-cell table:style-name="ce8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1484" calcext:value-type="float">
            <text:p>394.51</text:p>
          </table:table-cell>
          <table:table-cell table:style-name="ce18" office:value-type="float" office:value="16426.9199101961" calcext:value-type="float">
            <text:p>16426.92</text:p>
          </table:table-cell>
          <table:table-cell table:style-name="ce18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665" calcext:value-type="float">
            <text:p>394.67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50831372549" calcext:value-type="float">
            <text:p>394.51</text:p>
          </table:table-cell>
          <table:table-cell table:style-name="ce18" office:value-type="float" office:value="0.0243421445234506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style-name="ce25" table:formula="of:=RANK([.AQ32];([.AH32]~[.AQ32]~[.AZ32]~[.BI32]~[.BR32]~[.CA32]);1)" office:value-type="float" office:value="3" calcext:value-type="float">
            <text:p>3</text:p>
          </table:table-cell>
          <table:table-cell table:style-name="ce2" office:value-type="string" calcext:value-type="string">
            <text:p>$f_{30}$</text:p>
          </table:table-cell>
          <table:table-cell table:style-name="ce26" office:value-type="float" office:value="394.5" calcext:value-type="float">
            <text:p>394.50</text:p>
          </table:table-cell>
          <table:table-cell table:style-name="ce26" office:value-type="float" office:value="395.04" calcext:value-type="float">
            <text:p>395.04</text:p>
          </table:table-cell>
          <table:table-cell table:style-name="ce26" office:value-type="float" office:value="394.65" calcext:value-type="float">
            <text:p>394.65</text:p>
          </table:table-cell>
          <table:table-cell table:style-name="ce26" office:value-type="float" office:value="394.673529411765" calcext:value-type="float">
            <text:p>394.67</text:p>
          </table:table-cell>
          <table:table-cell table:style-name="ce26" office:value-type="float" office:value="0.209623471968195" calcext:value-type="float">
            <text:p>0.21</text:p>
          </table:table-cell>
          <table:table-cell table:style-name="ce28" office:value-type="float" office:value="0" calcext:value-type="float">
            <text:p>0.00</text:p>
          </table:table-cell>
          <table:table-cell table:style-name="ce10" office:value-type="float" office:value="20128.35" calcext:value-type="float">
            <text:p>20128.3500</text:p>
          </table:table-cell>
          <table:table-cell table:style-name="ce25" table:formula="of:=RANK([.AZ32];([.AH32]~[.AQ32]~[.AZ32]~[.BI32]~[.BR32]~[.CA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0077" calcext:value-type="float">
            <text:p>394.5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style-name="ce25" table:formula="of:=RANK([.BI32];([.AH32]~[.AQ32]~[.AZ32]~[.BI32]~[.BR32]~[.CA32])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017" calcext:value-type="float">
            <text:p>394.50</text:p>
          </table:table-cell>
          <table:table-cell table:style-name="ce18" office:value-type="float" office:value="16925.4491082353" calcext:value-type="float">
            <text:p>16925.45</text:p>
          </table:table-cell>
          <table:table-cell table:style-name="ce18" office:value-type="float" office:value="115613.087852713" calcext:value-type="float">
            <text:p>115613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style-name="ce25" table:formula="of:=RANK([.BR32];([.AH32]~[.AQ32]~[.AZ32]~[.BI32]~[.BR32]~[.CA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" calcext:value-type="float">
            <text:p>394.5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style-name="ce25" table:formula="of:=RANK([.CA32];([.AH32]~[.AQ32]~[.AZ32]~[.BI32]~[.BR32]~[.CA3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3.508" calcext:value-type="float">
            <text:p>93.508</text:p>
          </table:table-cell>
          <table:table-cell table:style-name="ce7" table:formula="of:=AVERAGE([.E3:.E32])" office:value-type="float" office:value="89.7880196078431" calcext:value-type="float">
            <text:p>89.7880196078431</text:p>
          </table:table-cell>
          <table:table-cell table:style-name="ce7" table:formula="of:=AVERAGE([.F3:.F32])" office:value-type="float" office:value="18.9793083466851" calcext:value-type="float">
            <text:p>18.9793083466851</text:p>
          </table:table-cell>
          <table:table-cell table:style-name="ce7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80.5743203577482" calcext:value-type="float">
            <text:p>80.57</text:p>
          </table:table-cell>
          <table:table-cell table:style-name="ce18" table:formula="of:=AVERAGE([.AF3:.AF32])" office:value-type="float" office:value="27352.4556337705" calcext:value-type="float">
            <text:p>27352.46</text:p>
          </table:table-cell>
          <table:table-cell table:style-name="ce18" table:formula="of:=AVERAGE([.AG3:.AG32])" office:value-type="float" office:value="87.56252319832" calcext:value-type="float">
            <text:p>87.56</text:p>
          </table:table-cell>
          <table:table-cell table:style-name="ce18" table:formula="of:=AVERAGE([.AH3:.AH32])" office:value-type="float" office:value="625.627308928838" calcext:value-type="float">
            <text:p>625.63</text:p>
          </table:table-cell>
          <table:table-cell table:style-name="ce18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18" table:formula="of:=AVERAGE([.AN3:.AN32])" office:value-type="float" office:value="81.3567133655521" calcext:value-type="float">
            <text:p>81.36</text:p>
          </table:table-cell>
          <table:table-cell table:style-name="ce18" table:formula="of:=AVERAGE([.AO3:.AO32])" office:value-type="float" office:value="114.12630882" calcext:value-type="float">
            <text:p>114.13</text:p>
          </table:table-cell>
          <table:table-cell table:style-name="ce18" table:formula="of:=AVERAGE([.AP3:.AP32])" office:value-type="float" office:value="95.1027208932172" calcext:value-type="float">
            <text:p>95.10</text:p>
          </table:table-cell>
          <table:table-cell table:style-name="ce18" table:formula="of:=AVERAGE([.AQ3:.AQ32])" office:value-type="float" office:value="94.4148432219072" calcext:value-type="float">
            <text:p>94.41</text:p>
          </table:table-cell>
          <table:table-cell table:style-name="ce18" table:formula="of:=AVERAGE([.AR3:.AR32])" office:value-type="float" office:value="12.1603071252552" calcext:value-type="float">
            <text:p>12.16</text:p>
          </table:table-cell>
          <table:table-cell table:style-name="ce18" table:formula="of:=AVERAGE([.AS3:.AS32])" office:value-type="float" office:value="0.42483660130719" calcext:value-type="float">
            <text:p>0.42</text:p>
          </table:table-cell>
          <table:table-cell table:style-name="ce18" table:number-columns-repeated="2"/>
          <table:table-cell/>
          <table:table-cell table:style-name="ce18" table:formula="of:=AVERAGE([.AW3:.AW32])" office:value-type="float" office:value="17.9996666666667" calcext:value-type="float">
            <text:p>18.00</text:p>
          </table:table-cell>
          <table:table-cell table:style-name="ce18" table:formula="of:=AVERAGE([.AX3:.AX32])" office:value-type="float" office:value="46.9656666666667" calcext:value-type="float">
            <text:p>46.97</text:p>
          </table:table-cell>
          <table:table-cell table:style-name="ce18" table:formula="of:=AVERAGE([.AY3:.AY32])" office:value-type="float" office:value="33.3153333333333" calcext:value-type="float">
            <text:p>33.32</text:p>
          </table:table-cell>
          <table:table-cell table:style-name="ce18" table:formula="of:=AVERAGE([.AZ3:.AZ32])" office:value-type="float" office:value="27.9147189542484" calcext:value-type="float">
            <text:p>27.91</text:p>
          </table:table-cell>
          <table:table-cell table:style-name="ce18" table:formula="of:=AVERAGE([.BA3:.BA32])" office:value-type="float" office:value="14.4480149408921" calcext:value-type="float">
            <text:p>14.45</text:p>
          </table:table-cell>
          <table:table-cell table:style-name="ce18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77.2377877058783" calcext:value-type="float">
            <text:p>77.24</text:p>
          </table:table-cell>
          <table:table-cell table:style-name="ce18" table:formula="of:=AVERAGE([.BG3:.BG32])" office:value-type="float" office:value="108.826867137" calcext:value-type="float">
            <text:p>108.83</text:p>
          </table:table-cell>
          <table:table-cell table:style-name="ce18" table:formula="of:=AVERAGE([.BH3:.BH32])" office:value-type="float" office:value="87.4970450589772" calcext:value-type="float">
            <text:p>87.50</text:p>
          </table:table-cell>
          <table:table-cell table:style-name="ce18" table:formula="of:=AVERAGE([.BI3:.BI32])" office:value-type="float" office:value="88.8260217563897" calcext:value-type="float">
            <text:p>88.83</text:p>
          </table:table-cell>
          <table:table-cell table:style-name="ce18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18" table:formula="of:=AVERAGE([.BO3:.BO32])" office:value-type="float" office:value="87.2454995522013" calcext:value-type="float">
            <text:p>87.25</text:p>
          </table:table-cell>
          <table:table-cell table:style-name="ce18" table:formula="of:=AVERAGE([.BP3:.BP32])" office:value-type="float" office:value="27363.8238668791" calcext:value-type="float">
            <text:p>27363.82</text:p>
          </table:table-cell>
          <table:table-cell table:style-name="ce18" table:formula="of:=AVERAGE([.BQ3:.BQ32])" office:value-type="float" office:value="99.0014563991367" calcext:value-type="float">
            <text:p>99.00</text:p>
          </table:table-cell>
          <table:table-cell table:style-name="ce18" table:formula="of:=AVERAGE([.BR3:.BR32])" office:value-type="float" office:value="650.278441785586" calcext:value-type="float">
            <text:p>650.28</text:p>
          </table:table-cell>
          <table:table-cell table:style-name="ce18" table:formula="of:=AVERAGE([.BS3:.BS32])" office:value-type="float" office:value="3869.46249851588" calcext:value-type="float">
            <text:p>3869.46</text:p>
          </table:table-cell>
          <table:table-cell table:style-name="ce18" table:formula="of:=AVERAGE([.BT3:.BT32])" office:value-type="float" office:value="0.341830065359477" calcext:value-type="float">
            <text:p>0.34</text:p>
          </table:table-cell>
          <table:table-cell table:style-name="ce18"/>
          <table:table-cell table:number-columns-repeated="5"/>
          <table:table-cell table:formula="of:=AVERAGE([.CA3:.CA32])" office:value-type="float" office:value="88.4931320261438" calcext:value-type="float">
            <text:p>88.4931320261438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8" calcext:value-type="float">
            <text:p>8</text:p>
          </table:table-cell>
          <table:table-cell table:number-columns-repeated="7"/>
          <table:table-cell table:style-name="ce9"/>
          <table:table-cell table:style-name="ce9" table:formula="of:=COUNTIF([.CA3:.CA33];&quot;0&quot;)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4902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5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1" calcext:value-type="float">
            <text:p>2853.08162679651</text:p>
          </table:table-cell>
          <table:table-cell table:formula="of:=SUM([.AQ3:.AQ32])" office:value-type="float" office:value="2832.44529665722" calcext:value-type="float">
            <text:p>2832.44529665722</text:p>
          </table:table-cell>
          <table:table-cell table:formula="of:=SUM([.AR3:.AR32])" office:value-type="float" office:value="364.809213757655" calcext:value-type="float">
            <text:p>364.809213757655</text:p>
          </table:table-cell>
          <table:table-cell table:formula="of:=SUM([.AS3:.AS32])" office:value-type="float" office:value="12.7450980392157" calcext:value-type="float">
            <text:p>12.745098039215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100" calcext:value-type="float">
            <text:p>100</text:p>
          </table:table-cell>
          <table:table-cell/>
          <table:table-cell table:style-name="ce27" table:formula="of:=SUM([.AW3:.AW32])" office:value-type="float" office:value="539.99" calcext:value-type="float">
            <text:p>5.40E+02</text:p>
          </table:table-cell>
          <table:table-cell table:style-name="ce27" table:formula="of:=SUM([.AX3:.AX32])" office:value-type="float" office:value="1408.97" calcext:value-type="float">
            <text:p>1.41E+03</text:p>
          </table:table-cell>
          <table:table-cell table:style-name="ce27" table:formula="of:=SUM([.AY3:.AY32])" office:value-type="float" office:value="999.46" calcext:value-type="float">
            <text:p>9.99E+02</text:p>
          </table:table-cell>
          <table:table-cell table:style-name="ce27" table:formula="of:=SUM([.AZ3:.AZ32])" office:value-type="float" office:value="837.441568627451" calcext:value-type="float">
            <text:p>8.37E+02</text:p>
          </table:table-cell>
          <table:table-cell table:style-name="ce27" table:formula="of:=SUM([.BA3:.BA32])" office:value-type="float" office:value="433.440448226763" calcext:value-type="float">
            <text:p>4.33E+02</text:p>
          </table:table-cell>
          <table:table-cell table:style-name="ce27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6" calcext:value-type="float">
            <text:p>36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35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1" calcext:value-type="float">
            <text:p>2624.91135176931</text:p>
          </table:table-cell>
          <table:table-cell table:formula="of:=SUM([.BI3:.BI32])" office:value-type="float" office:value="2664.78065269169" calcext:value-type="float">
            <text:p>2664.78065269169</text:p>
          </table:table-cell>
          <table:table-cell table:formula="of:=SUM([.BJ3:.BJ32])" office:value-type="float" office:value="288.543810060546" calcext:value-type="float">
            <text:p>288.543810060546</text:p>
          </table:table-cell>
          <table:table-cell table:formula="of:=SUM([.BK3:.BK32])" office:value-type="float" office:value="13.0196078431373" calcext:value-type="float">
            <text:p>13.0196078431373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84" calcext:value-type="float">
            <text:p>84</text:p>
          </table:table-cell>
          <table:table-cell/>
          <table:table-cell table:formula="of:=SUM([.BO3:.BO32])" office:value-type="float" office:value="2617.36498656604" calcext:value-type="float">
            <text:p>2617.36498656604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7843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124" calcext:value-type="float">
            <text:p>124</text:p>
          </table:table-cell>
          <table:table-cell/>
          <table:table-cell table:formula="of:=SUM([.BX3:.BX32])" office:value-type="float" office:value="2115.477" calcext:value-type="float">
            <text:p>2115.477</text:p>
          </table:table-cell>
          <table:table-cell table:formula="of:=SUM([.BY3:.BY32])" office:value-type="float" office:value="3035.09" calcext:value-type="float">
            <text:p>3035.09</text:p>
          </table:table-cell>
          <table:table-cell table:formula="of:=SUM([.BZ3:.BZ32])" office:value-type="float" office:value="2622.628" calcext:value-type="float">
            <text:p>2622.628</text:p>
          </table:table-cell>
          <table:table-cell table:formula="of:=SUM([.CA3:.CA32])" office:value-type="float" office:value="2654.79396078431" calcext:value-type="float">
            <text:p>2654.79396078431</text:p>
          </table:table-cell>
          <table:table-cell table:formula="of:=SUM([.CB3:.CB32])" office:value-type="float" office:value="241.151635157883" calcext:value-type="float">
            <text:p>241.151635157883</text:p>
          </table:table-cell>
          <table:table-cell table:formula="of:=SUM([.CC3:.CC32])" office:value-type="float" office:value="16.5098039215686" calcext:value-type="float">
            <text:p>16.5098039215686</text:p>
          </table:table-cell>
          <table:table-cell table:formula="of:=SUM([.CD3:.CD32])" office:value-type="float" office:value="144454.710129518" calcext:value-type="float">
            <text:p>144454.710129518</text:p>
          </table:table-cell>
          <table:table-cell table:formula="of:=SUM([.CE3:.CE3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5" calcext:value-type="float">
            <text:p>15</text:p>
          </table:table-cell>
          <table:table-cell table:number-columns-repeated="8"/>
          <table:table-cell table:style-name="ce9" table:formula="of:=COUNTIF([.BX3:.BX32];&quot;0&quot;)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22" table:formula="of:=MIN([.AK35];[.AT35];[.BC35];[.BL35];[.BU35];[.CD35])" office:value-type="float" office:value="42709.52" calcext:value-type="float">
            <text:p>42709.5200</text:p>
          </table:table-cell>
          <table:table-cell table:style-name="ce10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22" table:formula="of:=MIN([.AL35];[.AU35];[.BD35];[.BM35];[.BV35];[.CE35])" office:value-type="float" office:value="36" calcext:value-type="float">
            <text:p>36.0000</text:p>
          </table:table-cell>
          <table:table-cell table:style-name="ce10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table:number-columns-repeated="3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3"/>
          <table:table-cell table:style-name="ce10" table:number-columns-repeated="3"/>
          <table:table-cell table:formula="of:=(1-(([.BL35]-[.AG39])/[.BL35]))*50" office:value-type="float" office:value="15.7131426142252" calcext:value-type="float">
            <text:p>15.7131426142252</text:p>
          </table:table-cell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BU35]-[.AG39])/[.BU35]))*50" office:value-type="float" office:value="14.7830139846969" calcext:value-type="float">
            <text:p>14.7830139846969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style-name="ce25" table:formula="of:=(1-(([.CD35]-[.AG39])/[.CD35]))*50" office:value-type="float" office:value="14.7830139846969" calcext:value-type="float">
            <text:p>14.7830139846969</text:p>
          </table:table-cell>
          <table:table-cell table:formula="of:=(1-(([.BM35]-[.AG40])/[.BM35]))*50" office:value-type="float" office:value="21.4285714285714" calcext:value-type="float">
            <text:p>21.4285714285714</text:p>
          </table:table-cell>
          <table:table-cell table:style-name="ce25" table:formula="of:=(1-(([.AL35]-[.AG40])/[.AL35]))*50" office:value-type="float" office:value="24.6575342465753" calcext:value-type="float">
            <text:p>24.6575342465753</text:p>
          </table:table-cell>
          <table:table-cell table:style-name="ce25" table:formula="of:=(1-(([.BV35]-[.AG40])/[.BV35]))*50" office:value-type="float" office:value="14.5161290322581" calcext:value-type="float">
            <text:p>14.5161290322581</text:p>
          </table:table-cell>
          <table:table-cell table:style-name="ce25" table:formula="of:=(1-(([.AU35]-[.AG40])/[.AU35]))*50" office:value-type="float" office:value="18" calcext:value-type="float">
            <text:p>18</text:p>
          </table:table-cell>
          <table:table-cell table:style-name="ce25" table:formula="of:=(1-(([.BD35]-[.AG40])/[.BD35]))*50" office:value-type="float" office:value="50" calcext:value-type="float">
            <text:p>50</text:p>
          </table:table-cell>
          <table:table-cell table:formula="of:=(1-(([.CE35]-[.AG40])/[.CE35]))*50" office:value-type="float" office:value="28.125" calcext:value-type="float">
            <text:p>28.125</text:p>
          </table:table-cell>
          <table:table-cell table:number-columns-repeated="28"/>
          <table:table-cell office:value-type="float" office:value="625.627308928838" calcext:value-type="float">
            <text:p>625.627308928838</text:p>
          </table:table-cell>
          <table:table-cell office:value-type="float" office:value="94.4148432219072" calcext:value-type="float">
            <text:p>94.4148432219072</text:p>
          </table:table-cell>
          <table:table-cell office:value-type="float" office:value="27.9147189542484" calcext:value-type="float">
            <text:p>27.9147189542484</text:p>
          </table:table-cell>
          <table:table-cell office:value-type="float" office:value="88.8260217563897" calcext:value-type="float">
            <text:p>88.8260217563897</text:p>
          </table:table-cell>
          <table:table-cell office:value-type="float" office:value="650.278441785586" calcext:value-type="float">
            <text:p>650.278441785586</text:p>
          </table:table-cell>
          <table:table-cell office:value-type="float" office:value="88.4931320261438" calcext:value-type="float">
            <text:p>88.49313202614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table:number-columns-repeated="3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table:number-columns-repeated="3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" table:number-columns-repeated="3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table:number-columns-repeated="3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3"/>
          <table:table-cell table:style-name="ce10" table:number-columns-repeated="3"/>
          <table:table-cell table:number-columns-repeated="2"/>
          <table:table-cell table:formula="of:=[.AI44]+[.AO44]" office:value-type="float" office:value="37.1417140427966" calcext:value-type="float">
            <text:p>37.1417140427966</text:p>
          </table:table-cell>
          <table:table-cell table:formula="of:=[.AJ44]+[.AP44]" office:value-type="float" office:value="26.8884725828544" calcext:value-type="float">
            <text:p>26.8884725828544</text:p>
          </table:table-cell>
          <table:table-cell table:formula="of:=[.AK44]+[.AQ44]" office:value-type="float" office:value="29.2991430169549" calcext:value-type="float">
            <text:p>29.2991430169549</text:p>
          </table:table-cell>
          <table:table-cell table:formula="of:=[.AL44]+[.AR44]" office:value-type="float" office:value="32.7830139846969" calcext:value-type="float">
            <text:p>32.7830139846969</text:p>
          </table:table-cell>
          <table:table-cell table:formula="of:=[.AM44]+[.AS44]" office:value-type="float" office:value="100" calcext:value-type="float">
            <text:p>100</text:p>
          </table:table-cell>
          <table:table-cell table:formula="of:=[.AN44]+[.AT44]" office:value-type="float" office:value="42.9080139846969" calcext:value-type="float">
            <text:p>42.9080139846969</text:p>
          </table:table-cell>
          <table:table-cell/>
          <table:table-cell table:style-name="ce51" office:value-type="string" calcext:value-type="string">
            <text:p>EBOwithCMAR</text:p>
          </table:table-cell>
          <table:table-cell office:value-type="float" office:value="625.627308928838" calcext:value-type="float">
            <text:p>625.627308928838</text:p>
          </table:table-cell>
          <table:table-cell table:number-columns-repeated="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9"/>
          <table:table-cell table:style-name="ce51" office:value-type="string" calcext:value-type="string">
            <text:p>jSO</text:p>
          </table:table-cell>
          <table:table-cell office:value-type="float" office:value="94.4148432219072" calcext:value-type="float">
            <text:p>94.4148432219072</text:p>
          </table:table-cell>
          <table:table-cell table:number-columns-repeated="4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9"/>
          <table:table-cell table:style-name="ce51" office:value-type="string" calcext:value-type="string">
            <text:p>Proposal</text:p>
          </table:table-cell>
          <table:table-cell office:value-type="float" office:value="27.9147189542484" calcext:value-type="float">
            <text:p>27.9147189542484</text:p>
          </table:table-cell>
          <table:table-cell table:number-columns-repeated="4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table:style-name="ce7"/>
          <table:table-cell table:number-columns-repeated="6"/>
          <table:table-cell office:value-type="string" calcext:value-type="string">
            <text:p>UMOEAs-II</text:p>
          </table:table-cell>
          <table:table-cell office:value-type="float" office:value="88.8260217563897" calcext:value-type="float">
            <text:p>88.8260217563897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6"/>
          <table:table-cell table:style-name="ce51" office:value-type="string" calcext:value-type="string">
            <text:p>L-SHADE-Epsilon</text:p>
          </table:table-cell>
          <table:table-cell office:value-type="float" office:value="650.278441785586" calcext:value-type="float">
            <text:p>650.278441785586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6"/>
          <table:table-cell office:value-type="string" calcext:value-type="string">
            <text:p>Standard-DE</text:p>
          </table:table-cell>
          <table:table-cell office:value-type="float" office:value="88.4931320261438" calcext:value-type="float">
            <text:p>88.4931320261438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0"/>
          <table:table-cell table:style-name="ce51" office:value-type="string" calcext:value-type="string" table:number-columns-spanned="1" table:number-rows-spanned="2">
            <text:p>Algorithms</text:p>
          </table:table-cell>
          <table:table-cell table:style-name="ce51" office:value-type="string" calcext:value-type="string" table:number-columns-spanned="1" table:number-rows-spanned="2">
            <text:p>Always Solved</text:p>
          </table:table-cell>
          <table:table-cell table:style-name="ce51" office:value-type="string" calcext:value-type="string" table:number-columns-spanned="1" table:number-rows-spanned="2">
            <text:p>At least one time solved</text:p>
          </table:table-cell>
          <table:table-cell table:style-name="ce51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51"/>
          <table:table-cell table:style-name="ce51" office:value-type="string" calcext:value-type="string" table:number-columns-spanned="1" table:number-rows-spanned="2">
            <text:p>Score</text:p>
          </table:table-cell>
          <table:table-cell table:number-columns-repeated="51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0"/>
          <table:covered-table-cell table:style-name="ce20"/>
          <table:covered-table-cell table:number-columns-repeated="2" table:style-name="ce51"/>
          <table:table-cell table:style-name="ce23" office:value-type="string" calcext:value-type="string">
            <text:p>$\uparrow$</text:p>
          </table:table-cell>
          <table:table-cell table:style-name="ce23" office:value-type="string" calcext:value-type="string">
            <text:p>$\downarrow$</text:p>
          </table:table-cell>
          <table:table-cell table:style-name="ce23" office:value-type="string" calcext:value-type="string">
            <text:p>$\longleftrightarrow $</text:p>
          </table:table-cell>
          <table:covered-table-cell table:style-name="ce51"/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51" office:value-type="string" calcext:value-type="string">
            <text:p>EBOwithCMAR</text:p>
          </table:table-cell>
          <table:table-cell table:style-name="ce20" table:formula="of:=[.BH34]" office:value-type="float" office:value="9" calcext:value-type="float">
            <text:p>9</text:p>
          </table:table-cell>
          <table:table-cell table:style-name="ce20" table:formula="of:=[.BH36]" office:value-type="float" office:value="18" calcext:value-type="float">
            <text:p>18</text:p>
          </table:table-cell>
          <table:table-cell table:style-name="ce20" table:formula="of:=[.AI98]" office:value-type="float" office:value="45" calcext:value-type="float">
            <text:p>45</text:p>
          </table:table-cell>
          <table:table-cell table:style-name="ce20" table:formula="of:=[.AJ98]" office:value-type="float" office:value="59" calcext:value-type="float">
            <text:p>59</text:p>
          </table:table-cell>
          <table:table-cell table:style-name="ce20" table:formula="of:=[.AK98]" office:value-type="float" office:value="46" calcext:value-type="float">
            <text:p>46</text:p>
          </table:table-cell>
          <table:table-cell table:style-name="ce24" table:formula="of:=[.AK49]" office:value-type="float" office:value="37.1417140427966" calcext:value-type="float">
            <text:p>37.14</text:p>
          </table:table-cell>
          <table:table-cell table:formula="of:=SUM([.AH57:.AJ57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51" office:value-type="string" calcext:value-type="string">
            <text:p>jSO</text:p>
          </table:table-cell>
          <table:table-cell table:style-name="ce20" table:formula="of:=[.BQ34]" office:value-type="float" office:value="8" calcext:value-type="float">
            <text:p>8</text:p>
          </table:table-cell>
          <table:table-cell table:style-name="ce20" table:formula="of:=[.BQ36]" office:value-type="float" office:value="15" calcext:value-type="float">
            <text:p>15</text:p>
          </table:table-cell>
          <table:table-cell table:style-name="ce20" table:formula="of:=[.AL98]" office:value-type="float" office:value="54" calcext:value-type="float">
            <text:p>54</text:p>
          </table:table-cell>
          <table:table-cell table:style-name="ce20" table:formula="of:=[.AM98]" office:value-type="float" office:value="57" calcext:value-type="float">
            <text:p>57</text:p>
          </table:table-cell>
          <table:table-cell table:style-name="ce20" table:formula="of:=[.AN98]" office:value-type="float" office:value="39" calcext:value-type="float">
            <text:p>39</text:p>
          </table:table-cell>
          <table:table-cell table:style-name="ce24" table:formula="of:=[.AM49]" office:value-type="float" office:value="29.2991430169549" calcext:value-type="float">
            <text:p>29.30</text:p>
          </table:table-cell>
          <table:table-cell table:formula="of:=SUM([.AH58:.AJ58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21" office:value-type="string" calcext:value-type="string">
            <text:p>UMOEAsII</text:p>
          </table:table-cell>
          <table:table-cell table:style-name="ce20" table:formula="of:=COUNTIF([.AH3:.AH32];&quot;0&quot;)" office:value-type="float" office:value="11" calcext:value-type="float">
            <text:p>11</text:p>
          </table:table-cell>
          <table:table-cell table:style-name="ce20" table:formula="of:=[.AG36]" office:value-type="float" office:value="15" calcext:value-type="float">
            <text:p>15</text:p>
          </table:table-cell>
          <table:table-cell table:style-name="ce20" table:formula="of:=[.AR98]" office:value-type="float" office:value="11" calcext:value-type="float">
            <text:p>11</text:p>
          </table:table-cell>
          <table:table-cell table:style-name="ce20" table:formula="of:=[.AS98]" office:value-type="float" office:value="100" calcext:value-type="float">
            <text:p>100</text:p>
          </table:table-cell>
          <table:table-cell table:style-name="ce20" table:formula="of:=[.AT98]" office:value-type="float" office:value="39" calcext:value-type="float">
            <text:p>39</text:p>
          </table:table-cell>
          <table:table-cell table:style-name="ce24" table:formula="of:=[.AL49]" office:value-type="float" office:value="26.8884725828544" calcext:value-type="float">
            <text:p>26.89</text:p>
          </table:table-cell>
          <table:table-cell table:formula="of:=SUM([.AH59:.AJ59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51" office:value-type="string" calcext:value-type="string">
            <text:p>L-SHADE-Epsilon</text:p>
          </table:table-cell>
          <table:table-cell table:style-name="ce20" table:formula="of:=[.AP34]" office:value-type="float" office:value="8" calcext:value-type="float">
            <text:p>8</text:p>
          </table:table-cell>
          <table:table-cell table:style-name="ce20" table:formula="of:=[.AP36]" office:value-type="float" office:value="19" calcext:value-type="float">
            <text:p>19</text:p>
          </table:table-cell>
          <table:table-cell table:style-name="ce20" table:formula="of:=[.AO98]" office:value-type="float" office:value="39" calcext:value-type="float">
            <text:p>39</text:p>
          </table:table-cell>
          <table:table-cell table:style-name="ce20" table:formula="of:=[.AP98]" office:value-type="float" office:value="73" calcext:value-type="float">
            <text:p>73</text:p>
          </table:table-cell>
          <table:table-cell table:style-name="ce20" table:formula="of:=[.AQ98]" office:value-type="float" office:value="38" calcext:value-type="float">
            <text:p>38</text:p>
          </table:table-cell>
          <table:table-cell table:style-name="ce24" table:formula="of:=[.AN49]" office:value-type="float" office:value="32.7830139846969" calcext:value-type="float">
            <text:p>32.78</text:p>
          </table:table-cell>
          <table:table-cell table:formula="of:=SUM([.AH60:.AJ60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51" office:value-type="string" calcext:value-type="string">
            <text:p>Proposal</text:p>
          </table:table-cell>
          <table:table-cell table:style-name="ce20" table:formula="of:=[.AY34]" office:value-type="float" office:value="21" calcext:value-type="float">
            <text:p>21</text:p>
          </table:table-cell>
          <table:table-cell table:style-name="ce20" table:formula="of:=[.AY36]" office:value-type="float" office:value="28" calcext:value-type="float">
            <text:p>28</text:p>
          </table:table-cell>
          <table:table-cell table:style-name="ce20" table:formula="of:=[.AF98]" office:value-type="float" office:value="96" calcext:value-type="float">
            <text:p>96</text:p>
          </table:table-cell>
          <table:table-cell table:style-name="ce20" table:formula="of:=[.AG98]" office:value-type="float" office:value="11" calcext:value-type="float">
            <text:p>11</text:p>
          </table:table-cell>
          <table:table-cell table:style-name="ce20" table:formula="of:=[.AH98]" office:value-type="float" office:value="43" calcext:value-type="float">
            <text:p>43</text:p>
          </table:table-cell>
          <table:table-cell table:style-name="ce24" table:formula="of:=[.AO49]" office:value-type="float" office:value="100" calcext:value-type="float">
            <text:p>100.00</text:p>
          </table:table-cell>
          <table:table-cell table:formula="of:=SUM([.AH61:.AJ61])" office:value-type="float" office:value="150" calcext:value-type="float">
            <text:p>150</text:p>
          </table:table-cell>
          <table:table-cell table:number-columns-repeated="2"/>
          <table:table-cell table:style-name="ce48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0"/>
          <table:table-cell office:value-type="string" calcext:value-type="string">
            <text:p>Standard-DE</text:p>
          </table:table-cell>
          <table:table-cell table:formula="of:=[.BZ34]" office:value-type="float" office:value="12" calcext:value-type="float">
            <text:p>12</text:p>
          </table:table-cell>
          <table:table-cell table:formula="of:=[.BZ36]" office:value-type="float" office:value="21" calcext:value-type="float">
            <text:p>21</text:p>
          </table:table-cell>
          <table:table-cell table:style-name="ce20" table:formula="of:=[.AU98]" office:value-type="float" office:value="67" calcext:value-type="float">
            <text:p>67</text:p>
          </table:table-cell>
          <table:table-cell table:style-name="ce20" table:formula="of:=[.AV98]" office:value-type="float" office:value="42" calcext:value-type="float">
            <text:p>42</text:p>
          </table:table-cell>
          <table:table-cell table:style-name="ce20" table:formula="of:=[.AW98]" office:value-type="float" office:value="46" calcext:value-type="float">
            <text:p>46</text:p>
          </table:table-cell>
          <table:table-cell table:style-name="ce18" table:formula="of:=[.AP49]" office:value-type="float" office:value="42.9080139846969" calcext:value-type="float">
            <text:p>42.91</text:p>
          </table:table-cell>
          <table:table-cell table:formula="of:=SUM([.AH62:.AJ62])" office:value-type="float" office:value="155" calcext:value-type="float">
            <text:p>155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/>
          <table:table-cell table:style-name="ce48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JSO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5"/>
          <table:table-cell table:number-columns-repeated="2"/>
          <table:table-cell office:value-type="string" calcext:value-type="string">
            <text:p>0/home/joel.chacon/Chacon/DE_diversity/CEC17/Data/Diversity/1</text:p>
          </table:table-cell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2"/>
          <table:table-cell office:value-type="string" calcext:value-type="string">
            <text:p>/home/joel.chacon/Chacon/DE_diversity/CEC17/Data/EBO/1</text:p>
          </table:table-cell>
          <table:table-cell table:number-columns-repeated="36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JSO/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SHADE_EPSILON/1</text:p>
          </table:table-cell>
          <table:table-cell table:number-columns-repeated="36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Standard_DE/1</text:p>
          </table:table-cell>
          <table:table-cell table:number-columns-repeated="3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UMOEA/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96" calcext:value-type="float">
            <text:p>96</text:p>
          </table:table-cell>
          <table:table-cell table:style-name="ce15" table:formula="of:=SUM([.AG68:.AG97])" office:value-type="float" office:value="11" calcext:value-type="float">
            <text:p>11</text:p>
          </table:table-cell>
          <table:table-cell table:style-name="ce15" table:formula="of:=SUM([.AH68:.AH97])" office:value-type="float" office:value="43" calcext:value-type="float">
            <text:p>43</text:p>
          </table:table-cell>
          <table:table-cell table:style-name="ce15" table:formula="of:=SUM([.AI68:.AI97])" office:value-type="float" office:value="45" calcext:value-type="float">
            <text:p>45</text:p>
          </table:table-cell>
          <table:table-cell table:style-name="ce15" table:formula="of:=SUM([.AJ68:.AJ97])" office:value-type="float" office:value="59" calcext:value-type="float">
            <text:p>59</text:p>
          </table:table-cell>
          <table:table-cell table:style-name="ce15" table:formula="of:=SUM([.AK68:.AK97])" office:value-type="float" office:value="46" calcext:value-type="float">
            <text:p>46</text:p>
          </table:table-cell>
          <table:table-cell table:style-name="ce15" table:formula="of:=SUM([.AL68:.AL97])" office:value-type="float" office:value="54" calcext:value-type="float">
            <text:p>54</text:p>
          </table:table-cell>
          <table:table-cell table:style-name="ce15" table:formula="of:=SUM([.AM68:.AM97])" office:value-type="float" office:value="57" calcext:value-type="float">
            <text:p>57</text:p>
          </table:table-cell>
          <table:table-cell table:style-name="ce15" table:formula="of:=SUM([.AN68:.AN97])" office:value-type="float" office:value="39" calcext:value-type="float">
            <text:p>39</text:p>
          </table:table-cell>
          <table:table-cell table:style-name="ce15" table:formula="of:=SUM([.AO68:.AO97])" office:value-type="float" office:value="39" calcext:value-type="float">
            <text:p>39</text:p>
          </table:table-cell>
          <table:table-cell table:style-name="ce15" table:formula="of:=SUM([.AP68:.AP97])" office:value-type="float" office:value="73" calcext:value-type="float">
            <text:p>73</text:p>
          </table:table-cell>
          <table:table-cell table:style-name="ce15" table:formula="of:=SUM([.AQ68:.AQ97])" office:value-type="float" office:value="38" calcext:value-type="float">
            <text:p>38</text:p>
          </table:table-cell>
          <table:table-cell table:style-name="ce15" table:formula="of:=SUM([.AR68:.AR97])" office:value-type="float" office:value="11" calcext:value-type="float">
            <text:p>11</text:p>
          </table:table-cell>
          <table:table-cell table:style-name="ce15" table:formula="of:=SUM([.AS68:.AS97])" office:value-type="float" office:value="100" calcext:value-type="float">
            <text:p>100</text:p>
          </table:table-cell>
          <table:table-cell table:style-name="ce15" table:formula="of:=SUM([.AT68:.AT97])" office:value-type="float" office:value="39" calcext:value-type="float">
            <text:p>39</text:p>
          </table:table-cell>
          <table:table-cell table:style-name="ce15" table:formula="of:=SUM([.AU68:.AU97])" office:value-type="float" office:value="67" calcext:value-type="float">
            <text:p>67</text:p>
          </table:table-cell>
          <table:table-cell table:style-name="ce15" table:formula="of:=SUM([.AV68:.AV97])" office:value-type="float" office:value="42" calcext:value-type="float">
            <text:p>42</text:p>
          </table:table-cell>
          <table:table-cell table:style-name="ce15" table:formula="of:=SUM([.AW68:.AW97])" office:value-type="float" office:value="46" calcext:value-type="float">
            <text:p>46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36"/>
          <table:table-cell table:style-name="ce11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3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3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20000000000056" calcext:value-type="float">
            <text:p>0.02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431372549019717" calcext:value-type="float">
            <text:p>0.0004</text:p>
          </table:table-cell>
          <table:table-cell table:style-name="ce10" office:value-type="float" office:value="0.0031112698372216" calcext:value-type="float">
            <text:p>0.0031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00000000000011" calcext:value-type="float">
            <text:p>0.00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588235294117669" calcext:value-type="float">
            <text:p>0.0001</text:p>
          </table:table-cell>
          <table:table-cell table:style-name="ce10" office:value-type="float" office:value="0.000424264068711945" calcext:value-type="float">
            <text:p>0.0004</text:p>
          </table:table-cell>
          <table:table-cell table:style-name="ce12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8000000000052" calcext:value-type="float">
            <text:p>0.61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81568627450999" calcext:value-type="float">
            <text:p>0.0882</text:p>
          </table:table-cell>
          <table:table-cell table:style-name="ce10" office:value-type="float" office:value="0.225799025684351" calcext:value-type="float">
            <text:p>0.2258</text:p>
          </table:table-cell>
          <table:table-cell table:style-name="ce12" office:value-type="float" office:value="0.843137254901961" calcext:value-type="float">
            <text:p>0.84313725490196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61199999999997" calcext:value-type="float">
            <text:p>1.6120</text:p>
          </table:table-cell>
          <table:table-cell table:style-name="ce10" office:value-type="float" office:value="0.509000000000015" calcext:value-type="float">
            <text:p>0.5090</text:p>
          </table:table-cell>
          <table:table-cell table:style-name="ce10" office:value-type="float" office:value="0.422843137254903" calcext:value-type="float">
            <text:p>0.4228</text:p>
          </table:table-cell>
          <table:table-cell table:style-name="ce10" office:value-type="float" office:value="0.733231750540035" calcext:value-type="float">
            <text:p>0.7332</text:p>
          </table:table-cell>
          <table:table-cell table:style-name="ce12" office:value-type="float" office:value="0.411764705882353" calcext:value-type="float">
            <text:p>0.41176470588235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0.995000000000005" calcext:value-type="float">
            <text:p>0.9950</text:p>
          </table:table-cell>
          <table:table-cell table:style-name="ce10" office:value-type="float" office:value="0.996352941176472" calcext:value-type="float">
            <text:p>0.9964</text:p>
          </table:table-cell>
          <table:table-cell table:style-name="ce10" office:value-type="float" office:value="1.17012583938652" calcext:value-type="float">
            <text:p>1.1701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1.25800000000004" calcext:value-type="float">
            <text:p>1.2580</text:p>
          </table:table-cell>
          <table:table-cell table:style-name="ce10" office:value-type="float" office:value="1.21415686274511" calcext:value-type="float">
            <text:p>1.2142</text:p>
          </table:table-cell>
          <table:table-cell table:style-name="ce10" office:value-type="float" office:value="0.655959770107894" calcext:value-type="float">
            <text:p>0.6560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98500000000001" calcext:value-type="float">
            <text:p>2.9850</text:p>
          </table:table-cell>
          <table:table-cell table:style-name="ce10" office:value-type="float" office:value="1.62599999999998" calcext:value-type="float">
            <text:p>1.6260</text:p>
          </table:table-cell>
          <table:table-cell table:style-name="ce10" office:value-type="float" office:value="1.7406274509804" calcext:value-type="float">
            <text:p>1.7406</text:p>
          </table:table-cell>
          <table:table-cell table:style-name="ce10" office:value-type="float" office:value="0.636667762651767" calcext:value-type="float">
            <text:p>0.6367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629000000000019" calcext:value-type="float">
            <text:p>0.6290</text:p>
          </table:table-cell>
          <table:table-cell table:style-name="ce10" office:value-type="float" office:value="3.82100000000003" calcext:value-type="float">
            <text:p>3.821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2.02401960784314" calcext:value-type="float">
            <text:p>2.0240</text:p>
          </table:table-cell>
          <table:table-cell table:style-name="ce10" office:value-type="float" office:value="0.937996492530736" calcext:value-type="float">
            <text:p>0.938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72199999999998" calcext:value-type="float">
            <text:p>0.7220</text:p>
          </table:table-cell>
          <table:table-cell table:style-name="ce10" office:value-type="float" office:value="3.49400000000003" calcext:value-type="float">
            <text:p>3.4940</text:p>
          </table:table-cell>
          <table:table-cell table:style-name="ce10" office:value-type="float" office:value="2.25300000000004" calcext:value-type="float">
            <text:p>2.2530</text:p>
          </table:table-cell>
          <table:table-cell table:style-name="ce10" office:value-type="float" office:value="2.16152941176471" calcext:value-type="float">
            <text:p>2.1615</text:p>
          </table:table-cell>
          <table:table-cell table:style-name="ce10" office:value-type="float" office:value="1.16907610530705" calcext:value-type="float">
            <text:p>1.169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1960784313653" calcext:value-type="float">
            <text:p>0.0202</text:p>
          </table:table-cell>
          <table:table-cell table:style-name="ce10" office:value-type="float" office:value="0.0579827560572614" calcext:value-type="float">
            <text:p>0.0580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415686274509604" calcext:value-type="float">
            <text:p>0.0416</text:p>
          </table:table-cell>
          <table:table-cell table:style-name="ce10" office:value-type="float" office:value="0.0675573830162025" calcext:value-type="float">
            <text:p>0.0676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13725490195899" calcext:value-type="float">
            <text:p>0.0614</text:p>
          </table:table-cell>
          <table:table-cell table:style-name="ce10" office:value-type="float" office:value="0.0795864310043043" calcext:value-type="float">
            <text:p>0.0796</text:p>
          </table:table-cell>
          <table:table-cell table:style-name="ce12" office:value-type="float" office:value="0.294117647058824" calcext:value-type="float">
            <text:p>0.294117647058824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190784313725488" calcext:value-type="float">
            <text:p>0.1908</text:p>
          </table:table-cell>
          <table:table-cell table:style-name="ce10" office:value-type="float" office:value="0.466844727934244" calcext:value-type="float">
            <text:p>0.4668</text:p>
          </table:table-cell>
          <table:table-cell table:style-name="ce12" office:value-type="float" office:value="0.117647058823529" calcext:value-type="float">
            <text:p>0.11764705882352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297254901960773" calcext:value-type="float">
            <text:p>0.2973</text:p>
          </table:table-cell>
          <table:table-cell table:style-name="ce10" office:value-type="float" office:value="0.642337917298982" calcext:value-type="float">
            <text:p>0.6423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18.56" calcext:value-type="float">
            <text:p>118.56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2.88254901960785" calcext:value-type="float">
            <text:p>2.8825</text:p>
          </table:table-cell>
          <table:table-cell table:style-name="ce10" office:value-type="float" office:value="16.7727488504419" calcext:value-type="float">
            <text:p>16.77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470000000000027" calcext:value-type="float">
            <text:p>0.47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274901960784313" calcext:value-type="float">
            <text:p>0.2749</text:p>
          </table:table-cell>
          <table:table-cell table:style-name="ce10" office:value-type="float" office:value="0.175385290147141" calcext:value-type="float">
            <text:p>0.175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119.18" calcext:value-type="float">
            <text:p>119.18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3.24254901960785" calcext:value-type="float">
            <text:p>3.2425</text:p>
          </table:table-cell>
          <table:table-cell table:style-name="ce10" office:value-type="float" office:value="16.9700746610025" calcext:value-type="float">
            <text:p>16.970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30000000000064" calcext:value-type="float">
            <text:p>0.43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31372549019627" calcext:value-type="float">
            <text:p>0.1314</text:p>
          </table:table-cell>
          <table:table-cell table:style-name="ce10" office:value-type="float" office:value="0.160031246948868" calcext:value-type="float">
            <text:p>0.1600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48431372549045" calcext:value-type="float">
            <text:p>0.1484</text:p>
          </table:table-cell>
          <table:table-cell table:style-name="ce10" office:value-type="float" office:value="0.201429888546894" calcext:value-type="float">
            <text:p>0.2014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9607843137287" calcext:value-type="float">
            <text:p>0.2196</text:p>
          </table:table-cell>
          <table:table-cell table:style-name="ce10" office:value-type="float" office:value="0.156006410124729" calcext:value-type="float">
            <text:p>0.1560</text:p>
          </table:table-cell>
          <table:table-cell table:style-name="ce12" office:value-type="float" office:value="0.196078431372549" calcext:value-type="float">
            <text:p>0.19607843137254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4313725490229" calcext:value-type="float">
            <text:p>0.2143</text:p>
          </table:table-cell>
          <table:table-cell table:style-name="ce10" office:value-type="float" office:value="0.439624840062397" calcext:value-type="float">
            <text:p>0.4396</text:p>
          </table:table-cell>
          <table:table-cell table:style-name="ce12" office:value-type="float" office:value="0.254901960784314" calcext:value-type="float">
            <text:p>0.25490196078431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5098039215718" calcext:value-type="float">
            <text:p>0.2151</text:p>
          </table:table-cell>
          <table:table-cell table:style-name="ce10" office:value-type="float" office:value="0.262819329578359" calcext:value-type="float">
            <text:p>0.2628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30196078431404" calcext:value-type="float">
            <text:p>0.2302</text:p>
          </table:table-cell>
          <table:table-cell table:style-name="ce10" office:value-type="float" office:value="0.171470114014096" calcext:value-type="float">
            <text:p>0.1715</text:p>
          </table:table-cell>
          <table:table-cell table:style-name="ce12" office:value-type="float" office:value="0.235294117647059" calcext:value-type="float">
            <text:p>0.23529411764705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59999999999991" calcext:value-type="float">
            <text:p>0.7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61960784313755" calcext:value-type="float">
            <text:p>0.2620</text:p>
          </table:table-cell>
          <table:table-cell table:style-name="ce10" office:value-type="float" office:value="0.319167667535447" calcext:value-type="float">
            <text:p>0.3192</text:p>
          </table:table-cell>
          <table:table-cell table:style-name="ce12" office:value-type="float" office:value="0.176470588235294" calcext:value-type="float">
            <text:p>0.17647058823529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56470588235328" calcext:value-type="float">
            <text:p>0.2565</text:p>
          </table:table-cell>
          <table:table-cell table:style-name="ce10" office:value-type="float" office:value="0.221042982245567" calcext:value-type="float">
            <text:p>0.2210</text:p>
          </table:table-cell>
          <table:table-cell table:style-name="ce12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244948974278095" calcext:value-type="float">
            <text:p>0.0024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2371" calcext:value-type="float">
            <text:p>0.0002</text:p>
          </table:table-cell>
          <table:table-cell table:style-name="ce10" office:value-type="float" office:value="0.00141421356237181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80392156861853" calcext:value-type="float">
            <text:p>0.0010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84313725490289" calcext:value-type="float">
            <text:p>0.0584</text:p>
          </table:table-cell>
          <table:table-cell table:style-name="ce10" office:value-type="float" office:value="0.111157545852741" calcext:value-type="float">
            <text:p>0.1112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20000000000027" calcext:value-type="float">
            <text:p>0.2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05882352941251" calcext:value-type="float">
            <text:p>0.0506</text:p>
          </table:table-cell>
          <table:table-cell table:style-name="ce10" office:value-type="float" office:value="0.103363436475398" calcext:value-type="float">
            <text:p>0.1034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4509803921577" calcext:value-type="float">
            <text:p>0.0545</text:p>
          </table:table-cell>
          <table:table-cell table:style-name="ce10" office:value-type="float" office:value="0.187419315973601" calcext:value-type="float">
            <text:p>0.1874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72549019607943" calcext:value-type="float">
            <text:p>0.0773</text:p>
          </table:table-cell>
          <table:table-cell table:style-name="ce10" office:value-type="float" office:value="0.168053562889963" calcext:value-type="float">
            <text:p>0.1681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0000000000037" calcext:value-type="float">
            <text:p>0.0400</text:p>
          </table:table-cell>
          <table:table-cell table:style-name="ce10" office:value-type="float" office:value="0.0833066623986528" calcext:value-type="float">
            <text:p>0.0833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1568627451041" calcext:value-type="float">
            <text:p>0.0522</text:p>
          </table:table-cell>
          <table:table-cell table:style-name="ce10" office:value-type="float" office:value="0.112089250153635" calcext:value-type="float">
            <text:p>0.1121</text:p>
          </table:table-cell>
          <table:table-cell table:style-name="ce12" office:value-type="float" office:value="0.627450980392157" calcext:value-type="float">
            <text:p>0.627450980392157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15686274509865" calcext:value-type="float">
            <text:p>0.0816</text:p>
          </table:table-cell>
          <table:table-cell table:style-name="ce10" office:value-type="float" office:value="0.139842768851323" calcext:value-type="float">
            <text:p>0.1398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21568627450995" calcext:value-type="float">
            <text:p>0.0622</text:p>
          </table:table-cell>
          <table:table-cell table:style-name="ce10" office:value-type="float" office:value="0.112915897906375" calcext:value-type="float">
            <text:p>0.1129</text:p>
          </table:table-cell>
          <table:table-cell table:style-name="ce12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905538513812918" calcext:value-type="float">
            <text:p>0.0091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705882352941177" calcext:value-type="float">
            <text:p>0.705882352941177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4901960784082" calcext:value-type="float">
            <text:p>0.0025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99999999999454" calcext:value-type="float">
            <text:p>0.0060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16441400296337" calcext:value-type="float">
            <text:p>0.0062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21110255092142" calcext:value-type="float">
            <text:p>0.0072</text:p>
          </table:table-cell>
          <table:table-cell table:style-name="ce12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37254901960659" calcext:value-type="float">
            <text:p>0.0014</text:p>
          </table:table-cell>
          <table:table-cell table:style-name="ce10" office:value-type="float" office:value="0.00509901951358815" calcext:value-type="float">
            <text:p>0.0051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583095189484" calcext:value-type="float">
            <text:p>0.0058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761577310585698" calcext:value-type="float">
            <text:p>0.0076</text:p>
          </table:table-cell>
          <table:table-cell table:style-name="ce12" office:value-type="float" office:value="0.843137254901961" calcext:value-type="float">
            <text:p>0.84313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68627450979875" calcext:value-type="float">
            <text:p>0.0057</text:p>
          </table:table-cell>
          <table:table-cell table:style-name="ce10" office:value-type="float" office:value="0.0106770782520216" calcext:value-type="float">
            <text:p>0.0107</text:p>
          </table:table-cell>
          <table:table-cell table:style-name="ce12" office:value-type="float" office:value="0.705882352941177" calcext:value-type="float">
            <text:p>0.705882352941177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3297" calcext:value-type="float">
            <text:p>0.0069</text:p>
          </table:table-cell>
          <table:table-cell table:style-name="ce10" office:value-type="float" office:value="0.0163095064302853" calcext:value-type="float">
            <text:p>0.0163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28823" calcext:value-type="float">
            <text:p>0.0065</text:p>
          </table:table-cell>
          <table:table-cell table:style-name="ce10" office:value-type="float" office:value="0.0112249721603116" calcext:value-type="float">
            <text:p>0.0112</text:p>
          </table:table-cell>
          <table:table-cell table:style-name="ce12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1.1764705882353" calcext:value-type="float">
            <text:p>41.1765</text:p>
          </table:table-cell>
          <table:table-cell table:style-name="ce10" office:value-type="float" office:value="112.249721603218" calcext:value-type="float">
            <text:p>112.2497</text:p>
          </table:table-cell>
          <table:table-cell table:style-name="ce12" office:value-type="float" office:value="0.862745098039216" calcext:value-type="float">
            <text:p>0.862745098039216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64.7058823529412" calcext:value-type="float">
            <text:p>64.7059</text:p>
          </table:table-cell>
          <table:table-cell table:style-name="ce10" office:value-type="float" office:value="140.712472794703" calcext:value-type="float">
            <text:p>140.7125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158.745078663875" calcext:value-type="float">
            <text:p>158.7451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1.764705882353" calcext:value-type="float">
            <text:p>111.7647</text:p>
          </table:table-cell>
          <table:table-cell table:style-name="ce10" office:value-type="float" office:value="240" calcext:value-type="float">
            <text:p>240.0000</text:p>
          </table:table-cell>
          <table:table-cell table:style-name="ce12" office:value-type="float" office:value="0.627450980392157" calcext:value-type="float">
            <text:p>0.62745098039215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92.8633333333333" calcext:value-type="float">
            <text:p>92.8633</text:p>
          </table:table-cell>
          <table:table-cell table:style-name="ce10" office:value-type="float" office:value="251.160990637479" calcext:value-type="float">
            <text:p>251.1610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3.529411764706" calcext:value-type="float">
            <text:p>123.5294</text:p>
          </table:table-cell>
          <table:table-cell table:style-name="ce10" office:value-type="float" office:value="194.422220952236" calcext:value-type="float">
            <text:p>194.4222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0588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3" calcext:value-type="float">
            <text:p>10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5.88372549019609" calcext:value-type="float">
            <text:p>5.8837</text:p>
          </table:table-cell>
          <table:table-cell table:style-name="ce10" office:value-type="float" office:value="24.5006130127391" calcext:value-type="float">
            <text:p>24.5006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6156862745098" calcext:value-type="float">
            <text:p>1.9616</text:p>
          </table:table-cell>
          <table:table-cell table:style-name="ce10" office:value-type="float" office:value="14.1477924779804" calcext:value-type="float">
            <text:p>14.1478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5" calcext:value-type="float">
            <text:p>100.05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.7672549019608" calcext:value-type="float">
            <text:p>11.7673</text:p>
          </table:table-cell>
          <table:table-cell table:style-name="ce10" office:value-type="float" office:value="34.6485221329857" calcext:value-type="float">
            <text:p>34.648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3921568628" calcext:value-type="float">
            <text:p>19.6104</text:p>
          </table:table-cell>
          <table:table-cell table:style-name="ce10" office:value-type="float" office:value="44.7271734184042" calcext:value-type="float">
            <text:p>44.7272</text:p>
          </table:table-cell>
          <table:table-cell table:style-name="ce12" office:value-type="float" office:value="0.803921568627451" calcext:value-type="float">
            <text:p>0.80392156862745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5882352941" calcext:value-type="float">
            <text:p>19.6106</text:p>
          </table:table-cell>
          <table:table-cell table:style-name="ce10" office:value-type="float" office:value="44.7276207728514" calcext:value-type="float">
            <text:p>44.7276</text:p>
          </table:table-cell>
          <table:table-cell table:style-name="ce12" office:value-type="float" office:value="0.803921568627451" calcext:value-type="float">
            <text:p>0.80392156862745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3.5341176470588" calcext:value-type="float">
            <text:p>23.5341</text:p>
          </table:table-cell>
          <table:table-cell table:style-name="ce10" office:value-type="float" office:value="48.9995931003514" calcext:value-type="float">
            <text:p>48.9996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1.5709803921569" calcext:value-type="float">
            <text:p>21.5710</text:p>
          </table:table-cell>
          <table:table-cell table:style-name="ce10" office:value-type="float" office:value="46.9092744774422" calcext:value-type="float">
            <text:p>46.9093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1.3778431372549" calcext:value-type="float">
            <text:p>31.3778</text:p>
          </table:table-cell>
          <table:table-cell table:style-name="ce10" office:value-type="float" office:value="83.6827363199842" calcext:value-type="float">
            <text:p>83.6827</text:p>
          </table:table-cell>
          <table:table-cell table:style-name="ce12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95.5639215686275" calcext:value-type="float">
            <text:p>95.5639</text:p>
          </table:table-cell>
          <table:table-cell table:style-name="ce10" office:value-type="float" office:value="337.577568351334" calcext:value-type="float">
            <text:p>337.5776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66.103137254902" calcext:value-type="float">
            <text:p>66.1031</text:p>
          </table:table-cell>
          <table:table-cell table:style-name="ce10" office:value-type="float" office:value="159.20081923156" calcext:value-type="float">
            <text:p>159.2008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700000000001637" calcext:value-type="float">
            <text:p>0.0700</text:p>
          </table:table-cell>
          <table:table-cell table:style-name="ce10" office:value-type="float" office:value="130.938235294118" calcext:value-type="float">
            <text:p>130.9382</text:p>
          </table:table-cell>
          <table:table-cell table:style-name="ce10" office:value-type="float" office:value="223.780756022496" calcext:value-type="float">
            <text:p>223.7808</text:p>
          </table:table-cell>
          <table:table-cell table:style-name="ce12" office:value-type="float" office:value="0.117647058823529" calcext:value-type="float">
            <text:p>0.117647058823529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113.057843137255" calcext:value-type="float">
            <text:p>113.0578</text:p>
          </table:table-cell>
          <table:table-cell table:style-name="ce10" office:value-type="float" office:value="210.537180844619" calcext:value-type="float">
            <text:p>210.5372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500000000001819" calcext:value-type="float">
            <text:p>0.0500</text:p>
          </table:table-cell>
          <table:table-cell table:style-name="ce10" office:value-type="float" office:value="166.911764705882" calcext:value-type="float">
            <text:p>166.9118</text:p>
          </table:table-cell>
          <table:table-cell table:style-name="ce10" office:value-type="float" office:value="294.622485954484" calcext:value-type="float">
            <text:p>294.6225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71.980784313725" calcext:value-type="float">
            <text:p>171.9808</text:p>
          </table:table-cell>
          <table:table-cell table:style-name="ce10" office:value-type="float" office:value="258.808994171377" calcext:value-type="float">
            <text:p>258.8090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18.906078431372" calcext:value-type="float">
            <text:p>218.9061</text:p>
          </table:table-cell>
          <table:table-cell table:style-name="ce10" office:value-type="float" office:value="256.668454906324" calcext:value-type="float">
            <text:p>256.6685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57.426078431372" calcext:value-type="float">
            <text:p>257.4261</text:p>
          </table:table-cell>
          <table:table-cell table:style-name="ce10" office:value-type="float" office:value="225.58586161371" calcext:value-type="float">
            <text:p>225.5859</text:p>
          </table:table-cell>
          <table:table-cell table:style-name="ce12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6" calcext:value-type="float">
            <text:p>227.5600</text:p>
          </table:table-cell>
          <table:table-cell table:style-name="ce10" office:value-type="float" office:value="216.07" calcext:value-type="float">
            <text:p>216.0700</text:p>
          </table:table-cell>
          <table:table-cell table:style-name="ce10" office:value-type="float" office:value="203.060196078431" calcext:value-type="float">
            <text:p>203.0602</text:p>
          </table:table-cell>
          <table:table-cell table:style-name="ce10" office:value-type="float" office:value="38.2742222651224" calcext:value-type="float">
            <text:p>38.27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03" calcext:value-type="float">
            <text:p>228.0300</text:p>
          </table:table-cell>
          <table:table-cell table:style-name="ce10" office:value-type="float" office:value="201.3" calcext:value-type="float">
            <text:p>201.3000</text:p>
          </table:table-cell>
          <table:table-cell table:style-name="ce10" office:value-type="float" office:value="191.472941176471" calcext:value-type="float">
            <text:p>191.4729</text:p>
          </table:table-cell>
          <table:table-cell table:style-name="ce10" office:value-type="float" office:value="34.3136056106029" calcext:value-type="float">
            <text:p>34.313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28.01" calcext:value-type="float">
            <text:p>228.0100</text:p>
          </table:table-cell>
          <table:table-cell table:style-name="ce10" office:value-type="float" office:value="201.33" calcext:value-type="float">
            <text:p>201.3300</text:p>
          </table:table-cell>
          <table:table-cell table:style-name="ce10" office:value-type="float" office:value="200.479411764706" calcext:value-type="float">
            <text:p>200.4794</text:p>
          </table:table-cell>
          <table:table-cell table:style-name="ce10" office:value-type="float" office:value="31.179553428489" calcext:value-type="float">
            <text:p>31.17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7" calcext:value-type="float">
            <text:p>227.5700</text:p>
          </table:table-cell>
          <table:table-cell table:style-name="ce10" office:value-type="float" office:value="201.32" calcext:value-type="float">
            <text:p>201.3200</text:p>
          </table:table-cell>
          <table:table-cell table:style-name="ce10" office:value-type="float" office:value="195.673333333333" calcext:value-type="float">
            <text:p>195.6733</text:p>
          </table:table-cell>
          <table:table-cell table:style-name="ce10" office:value-type="float" office:value="32.9557734547378" calcext:value-type="float">
            <text:p>32.95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7" calcext:value-type="float">
            <text:p>228.7000</text:p>
          </table:table-cell>
          <table:table-cell table:style-name="ce10" office:value-type="float" office:value="223.86" calcext:value-type="float">
            <text:p>223.8600</text:p>
          </table:table-cell>
          <table:table-cell table:style-name="ce10" office:value-type="float" office:value="204.206666666667" calcext:value-type="float">
            <text:p>204.2067</text:p>
          </table:table-cell>
          <table:table-cell table:style-name="ce10" office:value-type="float" office:value="38.5439657534095" calcext:value-type="float">
            <text:p>38.5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9.22" calcext:value-type="float">
            <text:p>229.2200</text:p>
          </table:table-cell>
          <table:table-cell table:style-name="ce10" office:value-type="float" office:value="211.31" calcext:value-type="float">
            <text:p>211.3100</text:p>
          </table:table-cell>
          <table:table-cell table:style-name="ce10" office:value-type="float" office:value="201.511960784314" calcext:value-type="float">
            <text:p>201.5120</text:p>
          </table:table-cell>
          <table:table-cell table:style-name="ce10" office:value-type="float" office:value="41.7721298954219" calcext:value-type="float">
            <text:p>41.77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47" calcext:value-type="float">
            <text:p>230.4700</text:p>
          </table:table-cell>
          <table:table-cell table:style-name="ce10" office:value-type="float" office:value="211.34" calcext:value-type="float">
            <text:p>211.3400</text:p>
          </table:table-cell>
          <table:table-cell table:style-name="ce10" office:value-type="float" office:value="200.392549019608" calcext:value-type="float">
            <text:p>200.3925</text:p>
          </table:table-cell>
          <table:table-cell table:style-name="ce10" office:value-type="float" office:value="33.7236818274636" calcext:value-type="float">
            <text:p>33.7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21" calcext:value-type="float">
            <text:p>230.2100</text:p>
          </table:table-cell>
          <table:table-cell table:style-name="ce10" office:value-type="float" office:value="211.3" calcext:value-type="float">
            <text:p>211.3000</text:p>
          </table:table-cell>
          <table:table-cell table:style-name="ce10" office:value-type="float" office:value="200.800196078431" calcext:value-type="float">
            <text:p>200.8002</text:p>
          </table:table-cell>
          <table:table-cell table:style-name="ce10" office:value-type="float" office:value="43.8018811924784" calcext:value-type="float">
            <text:p>43.801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25" calcext:value-type="float">
            <text:p>395.2500</text:p>
          </table:table-cell>
          <table:table-cell table:style-name="ce10" office:value-type="float" office:value="394.7" calcext:value-type="float">
            <text:p>394.7000</text:p>
          </table:table-cell>
          <table:table-cell table:style-name="ce10" office:value-type="float" office:value="394.740196078431" calcext:value-type="float">
            <text:p>394.7402</text:p>
          </table:table-cell>
          <table:table-cell table:style-name="ce10" office:value-type="float" office:value="0.160978259401735" calcext:value-type="float">
            <text:p>0.1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23" calcext:value-type="float">
            <text:p>395.2300</text:p>
          </table:table-cell>
          <table:table-cell table:style-name="ce10" office:value-type="float" office:value="394.77" calcext:value-type="float">
            <text:p>394.7700</text:p>
          </table:table-cell>
          <table:table-cell table:style-name="ce10" office:value-type="float" office:value="394.780392156863" calcext:value-type="float">
            <text:p>394.7804</text:p>
          </table:table-cell>
          <table:table-cell table:style-name="ce10" office:value-type="float" office:value="0.212541760602445" calcext:value-type="float">
            <text:p>0.212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07" calcext:value-type="float">
            <text:p>395.0700</text:p>
          </table:table-cell>
          <table:table-cell table:style-name="ce10" office:value-type="float" office:value="394.74" calcext:value-type="float">
            <text:p>394.7400</text:p>
          </table:table-cell>
          <table:table-cell table:style-name="ce10" office:value-type="float" office:value="394.752549019608" calcext:value-type="float">
            <text:p>394.7525</text:p>
          </table:table-cell>
          <table:table-cell table:style-name="ce10" office:value-type="float" office:value="0.15480310074415" calcext:value-type="float">
            <text:p>0.15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17" calcext:value-type="float">
            <text:p>395.17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48431372549" calcext:value-type="float">
            <text:p>394.8484</text:p>
          </table:table-cell>
          <table:table-cell table:style-name="ce10" office:value-type="float" office:value="0.158612735932568" calcext:value-type="float">
            <text:p>0.158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2" calcext:value-type="float">
            <text:p>394.5200</text:p>
          </table:table-cell>
          <table:table-cell table:style-name="ce10" office:value-type="float" office:value="395.63" calcext:value-type="float">
            <text:p>395.63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95882352941" calcext:value-type="float">
            <text:p>394.8959</text:p>
          </table:table-cell>
          <table:table-cell table:style-name="ce10" office:value-type="float" office:value="0.354208977864707" calcext:value-type="float">
            <text:p>0.35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4" calcext:value-type="float">
            <text:p>394.5400</text:p>
          </table:table-cell>
          <table:table-cell table:style-name="ce10" office:value-type="float" office:value="395.32" calcext:value-type="float">
            <text:p>395.3200</text:p>
          </table:table-cell>
          <table:table-cell table:style-name="ce10" office:value-type="float" office:value="394.85" calcext:value-type="float">
            <text:p>394.8500</text:p>
          </table:table-cell>
          <table:table-cell table:style-name="ce10" office:value-type="float" office:value="394.868039215686" calcext:value-type="float">
            <text:p>394.8680</text:p>
          </table:table-cell>
          <table:table-cell table:style-name="ce10" office:value-type="float" office:value="0.238805360073877" calcext:value-type="float">
            <text:p>0.238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9" calcext:value-type="float">
            <text:p>394.5900</text:p>
          </table:table-cell>
          <table:table-cell table:style-name="ce10" office:value-type="float" office:value="395.42" calcext:value-type="float">
            <text:p>395.4200</text:p>
          </table:table-cell>
          <table:table-cell table:style-name="ce10" office:value-type="float" office:value="394.84" calcext:value-type="float">
            <text:p>394.8400</text:p>
          </table:table-cell>
          <table:table-cell table:style-name="ce10" office:value-type="float" office:value="394.880196078431" calcext:value-type="float">
            <text:p>394.8802</text:p>
          </table:table-cell>
          <table:table-cell table:style-name="ce10" office:value-type="float" office:value="0.263457776503309" calcext:value-type="float">
            <text:p>0.26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7" calcext:value-type="float">
            <text:p>394.5700</text:p>
          </table:table-cell>
          <table:table-cell table:style-name="ce10" office:value-type="float" office:value="396.52" calcext:value-type="float">
            <text:p>396.5200</text:p>
          </table:table-cell>
          <table:table-cell table:style-name="ce10" office:value-type="float" office:value="394.87" calcext:value-type="float">
            <text:p>394.8700</text:p>
          </table:table-cell>
          <table:table-cell table:style-name="ce10" office:value-type="float" office:value="394.914117647059" calcext:value-type="float">
            <text:p>394.9141</text:p>
          </table:table-cell>
          <table:table-cell table:style-name="ce10" office:value-type="float" office:value="0.337372198024573" calcext:value-type="float">
            <text:p>0.337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58:.E18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58:.L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58:.S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58:.Z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58:.AG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P158:.AP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Y158:.AY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F158:.BF188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M158:.BM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T158:.BT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A158:.CA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H158:.CH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58:.B187];&quot;0&quot;)" office:value-type="float" office:value="9" calcext:value-type="float">
            <text:p>9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58:.I187];&quot;0&quot;)" office:value-type="float" office:value="25" calcext:value-type="float">
            <text:p>25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14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48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JSO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8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Default" table:number-columns-repeated="8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99:.Q228])" office:value-type="float" office:value="73" calcext:value-type="float">
            <text:p>73</text:p>
          </table:table-cell>
          <table:table-cell table:style-name="ce15" table:formula="of:=SUM([.R199:.R228])" office:value-type="float" office:value="5" calcext:value-type="float">
            <text:p>5</text:p>
          </table:table-cell>
          <table:table-cell table:style-name="ce15" table:formula="of:=SUM([.S199:.S228])" office:value-type="float" office:value="42" calcext:value-type="float">
            <text:p>42</text:p>
          </table:table-cell>
          <table:table-cell table:style-name="ce15" table:formula="of:=SUM([.T199:.T228])" office:value-type="float" office:value="28" calcext:value-type="float">
            <text:p>28</text:p>
          </table:table-cell>
          <table:table-cell table:style-name="ce15" table:formula="of:=SUM([.U199:.U228])" office:value-type="float" office:value="36" calcext:value-type="float">
            <text:p>36</text:p>
          </table:table-cell>
          <table:table-cell table:style-name="ce15" table:formula="of:=SUM([.V199:.V228])" office:value-type="float" office:value="56" calcext:value-type="float">
            <text:p>56</text:p>
          </table:table-cell>
          <table:table-cell table:style-name="ce15" table:formula="of:=SUM([.W199:.W228])" office:value-type="float" office:value="27" calcext:value-type="float">
            <text:p>27</text:p>
          </table:table-cell>
          <table:table-cell table:style-name="ce15" table:formula="of:=SUM([.X199:.X228])" office:value-type="float" office:value="39" calcext:value-type="float">
            <text:p>39</text:p>
          </table:table-cell>
          <table:table-cell table:style-name="ce15" table:formula="of:=SUM([.Y199:.Y228])" office:value-type="float" office:value="54" calcext:value-type="float">
            <text:p>54</text:p>
          </table:table-cell>
          <table:table-cell table:style-name="ce15" table:formula="of:=SUM([.Z199:.Z228])" office:value-type="float" office:value="7" calcext:value-type="float">
            <text:p>7</text:p>
          </table:table-cell>
          <table:table-cell table:style-name="ce15" table:formula="of:=SUM([.AA199:.AA228])" office:value-type="float" office:value="62" calcext:value-type="float">
            <text:p>62</text:p>
          </table:table-cell>
          <table:table-cell table:style-name="ce15" table:formula="of:=SUM([.AB199:.AB228])" office:value-type="float" office:value="51" calcext:value-type="float">
            <text:p>51</text:p>
          </table:table-cell>
          <table:table-cell table:style-name="ce15" table:formula="of:=SUM([.AC199:.AC228])" office:value-type="float" office:value="37" calcext:value-type="float">
            <text:p>37</text:p>
          </table:table-cell>
          <table:table-cell table:style-name="ce15" table:formula="of:=SUM([.AD199:.AD228])" office:value-type="float" office:value="30" calcext:value-type="float">
            <text:p>30</text:p>
          </table:table-cell>
          <table:table-cell table:style-name="ce15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9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/>
          <table:table-cell/>
          <table:table-cell table:style-name="ce29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29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float" office:value="0.000000216653" calcext:value-type="float">
            <text:p>2.17E-007</text:p>
          </table:table-cell>
          <table:table-cell table:style-name="ce29" office:value-type="float" office:value="0.0000028398" calcext:value-type="float">
            <text:p>2.84E-006</text:p>
          </table:table-cell>
          <table:table-cell table:style-name="ce29" office:value-type="float" office:value="0.00000110313" calcext:value-type="float">
            <text:p>1.10E-006</text:p>
          </table:table-cell>
          <table:table-cell table:style-name="ce29" office:value-type="float" office:value="0.0000011648778" calcext:value-type="float">
            <text:p>1.16E-006</text:p>
          </table:table-cell>
          <table:table-cell table:style-name="ce29" office:value-type="float" office:value="0.000000995044475168926" calcext:value-type="float">
            <text:p>9.95E-007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00279854" calcext:value-type="float">
            <text:p>2.80E-010</text:p>
          </table:table-cell>
          <table:table-cell table:style-name="ce29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29" office:value-type="float" office:value="0.0000533679" calcext:value-type="float">
            <text:p>5.34E-005</text:p>
          </table:table-cell>
          <table:table-cell table:style-name="ce29" office:value-type="float" office:value="0.000058736454" calcext:value-type="float">
            <text:p>5.87E-005</text:p>
          </table:table-cell>
          <table:table-cell table:style-name="ce29" office:value-type="float" office:value="0.0000240713159649465" calcext:value-type="float">
            <text:p>2.41E-005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70750704" calcext:value-type="float">
            <text:p>7.08E-008</text:p>
          </table:table-cell>
          <table:table-cell table:style-name="ce29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29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1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1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29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 office:value-type="float" office:value="0.000028155" calcext:value-type="float">
            <text:p>2.82E-005</text:p>
          </table:table-cell>
          <table:table-cell table:style-name="ce29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29" office:value-type="float" office:value="0.000104200664" calcext:value-type="float">
            <text:p>1.04E-004</text:p>
          </table:table-cell>
          <table:table-cell table:style-name="ce29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1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float" office:value="0.0000240004" calcext:value-type="float">
            <text:p>2.40E-005</text:p>
          </table:table-cell>
          <table:table-cell table:style-name="ce29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29" office:value-type="float" office:value="0.000104938116" calcext:value-type="float">
            <text:p>1.05E-004</text:p>
          </table:table-cell>
          <table:table-cell table:style-name="ce29" office:value-type="float" office:value="0.0000492232461853593" calcext:value-type="float">
            <text:p>4.92E-005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6052556" calcext:value-type="float">
            <text:p>1.61E-008</text:p>
          </table:table-cell>
          <table:table-cell table:style-name="ce29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29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29" office:value-type="float" office:value="0.0000821917583822957" calcext:value-type="float">
            <text:p>8.22E-005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573898396" calcext:value-type="float">
            <text:p>5.74E-007</text:p>
          </table:table-cell>
          <table:table-cell table:style-name="ce29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9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29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9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9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9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29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9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29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29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CEC16.B187:CEC16.M187 CEC16.A188:CEC16.A188 CEC16.B188:CEC16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36"/>
          <table:table-cell table:style-name="ce11"/>
          <table:table-cell/>
          <table:table-cell table:style-name="ce33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49" table:number-columns-repeated="3"/>
          <table:table-cell table:style-name="ce49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33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49" table:number-columns-repeated="3"/>
          <table:table-cell table:style-name="ce49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2"/>
          <table:table-cell table:style-name="ce49" office:value-type="string" calcext:value-type="string" table:number-columns-spanned="7" table:number-rows-spanned="1">
            <text:p>Standard_D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3];([.AH3]~[.AQ3]~[.AZ3]~[.BI3]~[.BR3]~[.CA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AH3]~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3];([.AH3]~[.AQ3]~[.AZ3]~[.BI3]~[.BR3]~[.CA3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4];([.AH4]~[.AQ4]~[.AZ4]~[.BI4]~[.BR4]~[.CA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AH4]~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4];([.AH4]~[.AQ4]~[.AZ4]~[.BI4]~[.BR4]~[.CA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5];([.AH5]~[.AQ5]~[.AZ5]~[.BI5]~[.BR5]~[.CA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AH5]~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5];([.AH5]~[.AQ5]~[.AZ5]~[.BI5]~[.BR5]~[.CA5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275" calcext:value-type="float">
            <text:p>34.78</text:p>
          </table:table-cell>
          <table:table-cell table:style-name="ce18" office:value-type="float" office:value="32.1374182803922" calcext:value-type="float">
            <text:p>32.14</text:p>
          </table:table-cell>
          <table:table-cell table:style-name="ce18" office:value-type="float" office:value="9.54556709315626" calcext:value-type="float">
            <text:p>9.55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1639.0083323" calcext:value-type="float">
            <text:p>1639.01</text:p>
          </table:table-cell>
          <table:table-cell table:style-name="ce25" table:formula="of:=RANK([.AQ6];([.AH6]~[.AQ6]~[.AZ6]~[.BI6]~[.BR6]~[.CA6]);1)" office:value-type="float" office:value="6" calcext:value-type="float">
            <text:p>6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54073" calcext:value-type="float">
            <text:p>4.3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25039931372549" calcext:value-type="float">
            <text:p>0.43</text:p>
          </table:table-cell>
          <table:table-cell table:style-name="ce18" office:value-type="float" office:value="1.37097616525209" calcext:value-type="float">
            <text:p>1.3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21.6770365" calcext:value-type="float">
            <text:p>21.68</text:p>
          </table:table-cell>
          <table:table-cell table:formula="of:=RANK([.BI6];([.AH6]~[.AQ6]~[.AZ6]~[.BI6]~[.BR6]~[.CA6]);1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3" calcext:value-type="float">
            <text:p>34.78</text:p>
          </table:table-cell>
          <table:table-cell table:style-name="ce18" office:value-type="float" office:value="27.2786666666666" calcext:value-type="float">
            <text:p>27.28</text:p>
          </table:table-cell>
          <table:table-cell table:style-name="ce18" office:value-type="float" office:value="16.3134067251387" calcext:value-type="float">
            <text:p>16.31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BR6];([.AH6]~[.AQ6]~[.AZ6]~[.BI6]~[.BR6]~[.CA6])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499999999998" calcext:value-type="float">
            <text:p>4.3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49999999999996" calcext:value-type="float">
            <text:p>0.08</text:p>
          </table:table-cell>
          <table:table-cell table:style-name="ce18" office:value-type="float" office:value="0.613061579288734" calcext:value-type="float">
            <text:p>0.61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CA6];([.AH6]~[.AQ6]~[.AZ6]~[.BI6]~[.BR6]~[.CA6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82588235294118" calcext:value-type="float">
            <text:p>0.7826</text:p>
          </table:table-cell>
          <table:table-cell table:style-name="ce8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.847268" calcext:value-type="float">
            <text:p>1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74347411764706" calcext:value-type="float">
            <text:p>0.77</text:p>
          </table:table-cell>
          <table:table-cell table:style-name="ce18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9.491718" calcext:value-type="float">
            <text:p>39.491718</text:p>
          </table:table-cell>
          <table:table-cell table:style-name="ce25" table:formula="of:=RANK([.AH7];([.AH7]~[.AQ7]~[.AZ7]~[.BI7]~[.BR7]~[.CA7])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16862" calcext:value-type="float">
            <text:p>2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80789091764118" calcext:value-type="float">
            <text:p>0.07</text:p>
          </table:table-cell>
          <table:table-cell table:style-name="ce18" office:value-type="float" office:value="0.366120691749114" calcext:value-type="float">
            <text:p>0.37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3.472024367997" calcext:value-type="float">
            <text:p>3.47</text:p>
          </table:table-cell>
          <table:table-cell table:style-name="ce25" table:formula="of:=RANK([.AQ7];([.AH7]~[.AQ7]~[.AZ7]~[.BI7]~[.BR7]~[.CA7]);1)" office:value-type="float" office:value="5" calcext:value-type="float">
            <text:p>5</text:p>
          </table:table-cell>
          <table:table-cell table:style-name="ce2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6462236" calcext:value-type="float">
            <text:p>1.6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22788941176471" calcext:value-type="float">
            <text:p>0.03</text:p>
          </table:table-cell>
          <table:table-cell table:style-name="ce18" office:value-type="float" office:value="0.232811174181866" calcext:value-type="float">
            <text:p>0.23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6462236" calcext:value-type="float">
            <text:p>1.65</text:p>
          </table:table-cell>
          <table:table-cell table:formula="of:=RANK([.BI7];([.AH7]~[.AQ7]~[.AZ7]~[.BI7]~[.BR7]~[.CA7])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7];([.AH7]~[.AQ7]~[.AZ7]~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7];([.AH7]~[.AQ7]~[.AZ7]~[.BI7]~[.BR7]~[.CA7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8];([.AH8]~[.AQ8]~[.AZ8]~[.BI8]~[.BR8]~[.CA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5999999999945</text:p>
          </table:table-cell>
          <table:table-cell office:value-type="float" office:value="0.0040000000000191" calcext:value-type="float">
            <text:p>0.004000000000019</text:p>
          </table:table-cell>
          <table:table-cell office:value-type="float" office:value="0.00739215686274194" calcext:value-type="float">
            <text:p>0.007392156862742</text:p>
          </table:table-cell>
          <table:table-cell office:value-type="float" office:value="0.0115256236273881" calcext:value-type="float">
            <text:p>0.0115256236273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0.376999999999839" calcext:value-type="float">
            <text:p>0.376999999999839</text:p>
          </table:table-cell>
          <table:table-cell table:formula="of:=RANK([.AZ8];([.AH8]~[.AQ8]~[.AZ8]~[.BI8]~[.BR8]~[.CA8]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AH8]~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8];([.AH8]~[.AQ8]~[.AZ8]~[.BI8]~[.BR8]~[.CA8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9];([.AH9]~[.AQ9]~[.AZ9]~[.BI9]~[.BR9]~[.CA9]);1)" office:value-type="float" office:value="1" calcext:value-type="float">
            <text:p>1</text:p>
          </table:table-cell>
          <table:table-cell table:style-name="ce2" office:value-type="string" calcext:value-type="string">
            <text:p>$f_7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01999999999975" calcext:value-type="float">
            <text:p>0.101999999999975</text:p>
          </table:table-cell>
          <table:table-cell office:value-type="float" office:value="0.0589999999999691" calcext:value-type="float">
            <text:p>0.058999999999969</text:p>
          </table:table-cell>
          <table:table-cell office:value-type="float" office:value="0.0577254901960821" calcext:value-type="float">
            <text:p>0.057725490196082</text:p>
          </table:table-cell>
          <table:table-cell office:value-type="float" office:value="0.0492877266669603" calcext:value-type="float">
            <text:p>0.04928772666696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00000000019</text:p>
          </table:table-cell>
          <table:table-cell table:formula="of:=RANK([.AZ9];([.AH9]~[.AQ9]~[.AZ9]~[.BI9]~[.BR9]~[.CA9])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9];([.AH9]~[.AQ9]~[.AZ9]~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9];([.AH9]~[.AQ9]~[.AZ9]~[.BI9]~[.BR9]~[.CA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0];([.AH10]~[.AQ10]~[.AZ10]~[.BI10]~[.BR10]~[.CA10]);1)" office:value-type="float" office:value="1" calcext:value-type="float">
            <text:p>1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0];([.AH10]~[.AQ10]~[.AZ10]~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0];([.AH10]~[.AQ10]~[.AZ10]~[.BI10]~[.BR10]~[.CA10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2661207294118" calcext:value-type="float">
            <text:p>1.33</text:p>
          </table:table-cell>
          <table:table-cell table:style-name="ce18" office:value-type="float" office:value="0.73114259433413" calcext:value-type="float">
            <text:p>0.73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67.65721572" calcext:value-type="float">
            <text:p>67.66</text:p>
          </table:table-cell>
          <table:table-cell table:style-name="ce25" table:formula="of:=RANK([.AQ11];([.AH11]~[.AQ11]~[.AZ11]~[.BI11]~[.BR11]~[.CA11]);1)" office:value-type="float" office:value="6" calcext:value-type="float">
            <text:p>6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1];([.AH11]~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392156863" calcext:value-type="float">
            <text:p>0.98</text:p>
          </table:table-cell>
          <table:table-cell table:style-name="ce18" office:value-type="float" office:value="1.17725204110615" calcext:value-type="float">
            <text:p>1.18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BR11];([.AH11]~[.AQ11]~[.AZ11]~[.BI11]~[.BR11]~[.CA11]);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5000000000005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95098039215687" calcext:value-type="float">
            <text:p>0.20</text:p>
          </table:table-cell>
          <table:table-cell table:style-name="ce18" office:value-type="float" office:value="0.44497752752246" calcext:value-type="float">
            <text:p>0.44</text:p>
          </table:table-cell>
          <table:table-cell table:style-name="ce18" office:value-type="float" office:value="0.803921568627451" calcext:value-type="float">
            <text:p>0.80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CA11];([.AH11]~[.AQ11]~[.AZ11]~[.BI11]~[.BR11]~[.CA11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29411764705672" calcext:value-type="float">
            <text:p>0.0329</text:p>
          </table:table-cell>
          <table:table-cell table:style-name="ce8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2];([.AH12]~[.AQ12]~[.AZ12]~[.BI12]~[.BR12]~[.CA12]);1)" office:value-type="float" office:value="1" calcext:value-type="float">
            <text:p>1</text:p>
          </table:table-cell>
          <table:table-cell table:style-name="ce2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2];([.AH12]~[.AQ12]~[.AZ12]~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2];([.AH12]~[.AQ12]~[.AZ12]~[.BI12]~[.BR12]~[.CA1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39764705882352" calcext:value-type="float">
            <text:p>1.3976</text:p>
          </table:table-cell>
          <table:table-cell table:style-name="ce8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8.596992" calcext:value-type="float">
            <text:p>18.60</text:p>
          </table:table-cell>
          <table:table-cell table:style-name="ce18" office:value-type="float" office:value="6.8923758" calcext:value-type="float">
            <text:p>6.89</text:p>
          </table:table-cell>
          <table:table-cell table:style-name="ce18" office:value-type="float" office:value="7.80383641392157" calcext:value-type="float">
            <text:p>7.80</text:p>
          </table:table-cell>
          <table:table-cell table:style-name="ce18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style-name="ce25" table:formula="of:=RANK([.AH13];([.AH13]~[.AQ13]~[.AZ13]~[.BI13]~[.BR13]~[.CA13]);1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37475361" calcext:value-type="float">
            <text:p>0.37</text:p>
          </table:table-cell>
          <table:table-cell table:style-name="ce18" office:value-type="float" office:value="30.176703" calcext:value-type="float">
            <text:p>30.18</text:p>
          </table:table-cell>
          <table:table-cell table:style-name="ce18" office:value-type="float" office:value="10.307337" calcext:value-type="float">
            <text:p>10.31</text:p>
          </table:table-cell>
          <table:table-cell table:style-name="ce18" office:value-type="float" office:value="10.4567005656863" calcext:value-type="float">
            <text:p>10.46</text:p>
          </table:table-cell>
          <table:table-cell table:style-name="ce18" office:value-type="float" office:value="7.92659939300766" calcext:value-type="float">
            <text:p>7.9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3.29172885" calcext:value-type="float">
            <text:p>533.29</text:p>
          </table:table-cell>
          <table:table-cell table:style-name="ce25" table:formula="of:=RANK([.AQ13];([.AH13]~[.AQ13]~[.AZ13]~[.BI13]~[.BR13]~[.CA13]);1)" office:value-type="float" office:value="5" calcext:value-type="float">
            <text:p>5</text:p>
          </table:table-cell>
          <table:table-cell table:style-name="ce2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41171</text:p>
          </table:table-cell>
          <table:table-cell office:value-type="float" office:value="0.018973665960993" calcext:value-type="float">
            <text:p>0.018973665960993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299999999999727" calcext:value-type="float">
            <text:p>0.299999999999727</text:p>
          </table:table-cell>
          <table:table-cell table:formula="of:=RANK([.AZ13];([.AH13]~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33.62037" calcext:value-type="float">
            <text:p>133.62</text:p>
          </table:table-cell>
          <table:table-cell table:style-name="ce18" office:value-type="float" office:value="7.0797391" calcext:value-type="float">
            <text:p>7.08</text:p>
          </table:table-cell>
          <table:table-cell table:style-name="ce18" office:value-type="float" office:value="16.5928395821569" calcext:value-type="float">
            <text:p>16.59</text:p>
          </table:table-cell>
          <table:table-cell table:style-name="ce18" office:value-type="float" office:value="29.0650574513233" calcext:value-type="float">
            <text:p>29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46.23481869" calcext:value-type="float">
            <text:p>846.23</text:p>
          </table:table-cell>
          <table:table-cell table:formula="of:=RANK([.BI13];([.AH13]~[.AQ13]~[.AZ13]~[.BI13]~[.BR13]~[.CA13])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249818" calcext:value-type="float">
            <text:p>0.25</text:p>
          </table:table-cell>
          <table:table-cell table:style-name="ce18" office:value-type="float" office:value="25.0563" calcext:value-type="float">
            <text:p>25.06</text:p>
          </table:table-cell>
          <table:table-cell table:style-name="ce18" office:value-type="float" office:value="3.85214" calcext:value-type="float">
            <text:p>3.85</text:p>
          </table:table-cell>
          <table:table-cell table:style-name="ce18" office:value-type="float" office:value="6.01779437254902" calcext:value-type="float">
            <text:p>6.02</text:p>
          </table:table-cell>
          <table:table-cell table:style-name="ce18" office:value-type="float" office:value="5.48712079011532" calcext:value-type="float">
            <text:p>5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BR13];([.AH13]~[.AQ13]~[.AZ13]~[.BI13]~[.BR13]~[.CA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</text:p>
          </table:table-cell>
          <table:table-cell table:style-name="ce18" office:value-type="float" office:value="21.8900000000001" calcext:value-type="float">
            <text:p>21.89</text:p>
          </table:table-cell>
          <table:table-cell table:style-name="ce18" office:value-type="float" office:value="3.73000000000002" calcext:value-type="float">
            <text:p>3.73</text:p>
          </table:table-cell>
          <table:table-cell table:style-name="ce18" office:value-type="float" office:value="6.50960784313726" calcext:value-type="float">
            <text:p>6.51</text:p>
          </table:table-cell>
          <table:table-cell table:style-name="ce18" office:value-type="float" office:value="7.29823567720303" calcext:value-type="float">
            <text:p>7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CA13];([.AH13]~[.AQ13]~[.AZ13]~[.BI13]~[.BR13]~[.CA1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84313725489483" calcext:value-type="float">
            <text:p>0.0078</text:p>
          </table:table-cell>
          <table:table-cell table:style-name="ce8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14522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80813600902" calcext:value-type="float">
            <text:p>0.00</text:p>
          </table:table-cell>
          <table:table-cell table:style-name="ce18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0421493646002" calcext:value-type="float">
            <text:p>0.070421493646002</text:p>
          </table:table-cell>
          <table:table-cell table:style-name="ce25" table:formula="of:=RANK([.AH14];([.AH14]~[.AQ14]~[.AZ14]~[.BI14]~[.BR14]~[.CA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11619941" calcext:value-type="float">
            <text:p>0.00</text:p>
          </table:table-cell>
          <table:table-cell table:style-name="ce18" office:value-type="float" office:value="0.019633033" calcext:value-type="float">
            <text:p>0.02</text:p>
          </table:table-cell>
          <table:table-cell table:style-name="ce18" office:value-type="float" office:value="0.0070596413" calcext:value-type="float">
            <text:p>0.01</text:p>
          </table:table-cell>
          <table:table-cell table:style-name="ce18" office:value-type="float" office:value="0.0078593354" calcext:value-type="float">
            <text:p>0.01</text:p>
          </table:table-cell>
          <table:table-cell table:style-name="ce18" office:value-type="float" office:value="0.0059977802222360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08261054" calcext:value-type="float">
            <text:p>0.40</text:p>
          </table:table-cell>
          <table:table-cell table:style-name="ce25" table:formula="of:=RANK([.AQ14];([.AH14]~[.AQ14]~[.AZ14]~[.BI14]~[.BR14]~[.CA14]);1)" office:value-type="float" office:value="6" calcext:value-type="float">
            <text:p>6</text:p>
          </table:table-cell>
          <table:table-cell table:style-name="ce2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~[.CA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000018122773" calcext:value-type="float">
            <text:p>0.00</text:p>
          </table:table-cell>
          <table:table-cell table:style-name="ce18" office:value-type="float" office:value="0.012980885" calcext:value-type="float">
            <text:p>0.01</text:p>
          </table:table-cell>
          <table:table-cell table:style-name="ce18" office:value-type="float" office:value="0.000017197201" calcext:value-type="float">
            <text:p>0.00</text:p>
          </table:table-cell>
          <table:table-cell table:style-name="ce18" office:value-type="float" office:value="0.00245798552372098" calcext:value-type="float">
            <text:p>0.00</text:p>
          </table:table-cell>
          <table:table-cell table:style-name="ce18" office:value-type="float" office:value="0.00361734134179572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2535726170977" calcext:value-type="float">
            <text:p>0.13</text:p>
          </table:table-cell>
          <table:table-cell table:formula="of:=RANK([.BI14];([.AH14]~[.AQ14]~[.AZ14]~[.BI14]~[.BR14]~[.CA14]);1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86642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828294490196079" calcext:value-type="float">
            <text:p>0.00</text:p>
          </table:table-cell>
          <table:table-cell table:style-name="ce18" office:value-type="float" office:value="0.00188927808153435" calcext:value-type="float">
            <text:p>0.00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BR14];([.AH14]~[.AQ14]~[.AZ14]~[.BI14]~[.BR14]~[.CA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CA14];([.AH14]~[.AQ14]~[.AZ14]~[.BI14]~[.BR14]~[.CA1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8431372548766" calcext:value-type="float">
            <text:p>0.0278</text:p>
          </table:table-cell>
          <table:table-cell table:style-name="ce8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.0043107777" calcext:value-type="float">
            <text:p>0.00</text:p>
          </table:table-cell>
          <table:table-cell table:style-name="ce18" office:value-type="float" office:value="0.023665434" calcext:value-type="float">
            <text:p>0.02</text:p>
          </table:table-cell>
          <table:table-cell table:style-name="ce18" office:value-type="float" office:value="0.012527198" calcext:value-type="float">
            <text:p>0.01</text:p>
          </table:table-cell>
          <table:table-cell table:style-name="ce18" office:value-type="float" office:value="0.012245254154902" calcext:value-type="float">
            <text:p>0.01</text:p>
          </table:table-cell>
          <table:table-cell table:style-name="ce18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style-name="ce25" table:formula="of:=RANK([.AH15];([.AH15]~[.AQ15]~[.AZ15]~[.BI15]~[.BR15]~[.CA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9631336" calcext:value-type="float">
            <text:p>0.00</text:p>
          </table:table-cell>
          <table:table-cell table:style-name="ce18" office:value-type="float" office:value="0.027816352" calcext:value-type="float">
            <text:p>0.03</text:p>
          </table:table-cell>
          <table:table-cell table:style-name="ce18" office:value-type="float" office:value="0.010959691" calcext:value-type="float">
            <text:p>0.01</text:p>
          </table:table-cell>
          <table:table-cell table:style-name="ce18" office:value-type="float" office:value="0.0119450657196078" calcext:value-type="float">
            <text:p>0.01</text:p>
          </table:table-cell>
          <table:table-cell table:style-name="ce18" office:value-type="float" office:value="0.00529090243819087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091983517" calcext:value-type="float">
            <text:p>0.61</text:p>
          </table:table-cell>
          <table:table-cell table:style-name="ce25" table:formula="of:=RANK([.AQ15];([.AH15]~[.AQ15]~[.AZ15]~[.BI15]~[.BR15]~[.CA15]);1)" office:value-type="float" office:value="2" calcext:value-type="float">
            <text:p>2</text:p>
          </table:table-cell>
          <table:table-cell table:style-name="ce2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466666666666242" calcext:value-type="float">
            <text:p>0.046666666666624</text:p>
          </table:table-cell>
          <table:table-cell office:value-type="float" office:value="0.0260384331325594" calcext:value-type="float">
            <text:p>0.026038433132559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7999999999784</text:p>
          </table:table-cell>
          <table:table-cell table:formula="of:=RANK([.AZ15];([.AH15]~[.AQ15]~[.AZ15]~[.BI15]~[.BR15]~[.CA15]);1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28263274" calcext:value-type="float">
            <text:p>0.00</text:p>
          </table:table-cell>
          <table:table-cell table:style-name="ce18" office:value-type="float" office:value="0.02214346" calcext:value-type="float">
            <text:p>0.02</text:p>
          </table:table-cell>
          <table:table-cell table:style-name="ce18" office:value-type="float" office:value="0.013925991" calcext:value-type="float">
            <text:p>0.01</text:p>
          </table:table-cell>
          <table:table-cell table:style-name="ce18" office:value-type="float" office:value="0.0134592747176471" calcext:value-type="float">
            <text:p>0.01</text:p>
          </table:table-cell>
          <table:table-cell table:style-name="ce18" office:value-type="float" office:value="0.0062757405981804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864230106" calcext:value-type="float">
            <text:p>0.69</text:p>
          </table:table-cell>
          <table:table-cell table:formula="of:=RANK([.BI15];([.AH15]~[.AQ15]~[.AZ15]~[.BI15]~[.BR15]~[.CA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74799" calcext:value-type="float">
            <text:p>0.00</text:p>
          </table:table-cell>
          <table:table-cell table:style-name="ce18" office:value-type="float" office:value="0.0221593" calcext:value-type="float">
            <text:p>0.02</text:p>
          </table:table-cell>
          <table:table-cell table:style-name="ce18" office:value-type="float" office:value="0.0101473" calcext:value-type="float">
            <text:p>0.01</text:p>
          </table:table-cell>
          <table:table-cell table:style-name="ce18" office:value-type="float" office:value="0.0107057558823529" calcext:value-type="float">
            <text:p>0.01</text:p>
          </table:table-cell>
          <table:table-cell table:style-name="ce18" office:value-type="float" office:value="0.0063192344596647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BR15];([.AH15]~[.AQ15]~[.AZ15]~[.BI15]~[.BR15]~[.CA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99999999999636" calcext:value-type="float">
            <text:p>0.04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82352941176305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CA15];([.AH15]~[.AQ15]~[.AZ15]~[.BI15]~[.BR15]~[.CA15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803921568528" calcext:value-type="float">
            <text:p>0.0110</text:p>
          </table:table-cell>
          <table:table-cell table:style-name="ce8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office:value-type="float" office:value="0.0015062337" calcext:value-type="float">
            <text:p>0.00</text:p>
          </table:table-cell>
          <table:table-cell table:style-name="ce18" office:value-type="float" office:value="0.018952475" calcext:value-type="float">
            <text:p>0.02</text:p>
          </table:table-cell>
          <table:table-cell table:style-name="ce18" office:value-type="float" office:value="0.0058409463" calcext:value-type="float">
            <text:p>0.01</text:p>
          </table:table-cell>
          <table:table-cell table:style-name="ce18" office:value-type="float" office:value="0.00672852531568627" calcext:value-type="float">
            <text:p>0.01</text:p>
          </table:table-cell>
          <table:table-cell table:style-name="ce18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style-name="ce25" table:formula="of:=RANK([.AH16];([.AH16]~[.AQ16]~[.AZ16]~[.BI16]~[.BR16]~[.CA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10190366" calcext:value-type="float">
            <text:p>0.01</text:p>
          </table:table-cell>
          <table:table-cell table:style-name="ce18" office:value-type="float" office:value="0.05877183" calcext:value-type="float">
            <text:p>0.06</text:p>
          </table:table-cell>
          <table:table-cell table:style-name="ce18" office:value-type="float" office:value="0.028127797" calcext:value-type="float">
            <text:p>0.03</text:p>
          </table:table-cell>
          <table:table-cell table:style-name="ce18" office:value-type="float" office:value="0.0276832570196078" calcext:value-type="float">
            <text:p>0.03</text:p>
          </table:table-cell>
          <table:table-cell table:style-name="ce18" office:value-type="float" office:value="0.010392249059244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411846108" calcext:value-type="float">
            <text:p>1.41</text:p>
          </table:table-cell>
          <table:table-cell table:style-name="ce25" table:formula="of:=RANK([.AQ16];([.AH16]~[.AQ16]~[.AZ16]~[.BI16]~[.BR16]~[.CA16]);1)" office:value-type="float" office:value="5" calcext:value-type="float">
            <text:p>5</text:p>
          </table:table-cell>
          <table:table-cell table:style-name="ce2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282352941176214" calcext:value-type="float">
            <text:p>0.028235294117621</text:p>
          </table:table-cell>
          <table:table-cell office:value-type="float" office:value="0.0213072757526431" calcext:value-type="float">
            <text:p>0.021307275752643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3999999999869</text:p>
          </table:table-cell>
          <table:table-cell table:formula="of:=RANK([.AZ16];([.AH16]~[.AQ16]~[.AZ16]~[.BI16]~[.BR16]~[.CA16]);1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19712201" calcext:value-type="float">
            <text:p>0.00</text:p>
          </table:table-cell>
          <table:table-cell table:style-name="ce18" office:value-type="float" office:value="0.031700177" calcext:value-type="float">
            <text:p>0.03</text:p>
          </table:table-cell>
          <table:table-cell table:style-name="ce18" office:value-type="float" office:value="0.0074129618" calcext:value-type="float">
            <text:p>0.01</text:p>
          </table:table-cell>
          <table:table-cell table:style-name="ce18" office:value-type="float" office:value="0.00846021869803922" calcext:value-type="float">
            <text:p>0.01</text:p>
          </table:table-cell>
          <table:table-cell table:style-name="ce18" office:value-type="float" office:value="0.0051512816840565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314711536" calcext:value-type="float">
            <text:p>0.43</text:p>
          </table:table-cell>
          <table:table-cell table:formula="of:=RANK([.BI16];([.AH16]~[.AQ16]~[.AZ16]~[.BI16]~[.BR16]~[.CA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0659456" calcext:value-type="float">
            <text:p>0.00</text:p>
          </table:table-cell>
          <table:table-cell table:style-name="ce18" office:value-type="float" office:value="0.00539453" calcext:value-type="float">
            <text:p>0.01</text:p>
          </table:table-cell>
          <table:table-cell table:style-name="ce18" office:value-type="float" office:value="0.00207772" calcext:value-type="float">
            <text:p>0.00</text:p>
          </table:table-cell>
          <table:table-cell table:style-name="ce18" office:value-type="float" office:value="0.00225159543137255" calcext:value-type="float">
            <text:p>0.00</text:p>
          </table:table-cell>
          <table:table-cell table:style-name="ce18" office:value-type="float" office:value="0.00117633068848098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BR16];([.AH16]~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</text:p>
          </table:table-cell>
          <table:table-cell table:style-name="ce18" office:value-type="float" office:value="0.0299999999999727" calcext:value-type="float">
            <text:p>0.03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60784313725344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CA16];([.AH16]~[.AQ16]~[.AZ16]~[.BI16]~[.BR16]~[.CA16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0.172549019607838" calcext:value-type="float">
            <text:p>0.1725</text:p>
          </table:table-cell>
          <table:table-cell table:style-name="ce8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98646721" calcext:value-type="float">
            <text:p>0.10</text:p>
          </table:table-cell>
          <table:table-cell table:style-name="ce18" office:value-type="float" office:value="0.26828475" calcext:value-type="float">
            <text:p>0.27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57524589098039" calcext:value-type="float">
            <text:p>0.16</text:p>
          </table:table-cell>
          <table:table-cell table:style-name="ce18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style-name="ce25" table:formula="of:=RANK([.AH17];([.AH17]~[.AQ17]~[.AZ17]~[.BI17]~[.BR17]~[.CA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476" calcext:value-type="float">
            <text:p>0.16</text:p>
          </table:table-cell>
          <table:table-cell table:style-name="ce18" office:value-type="float" office:value="0.38423978" calcext:value-type="float">
            <text:p>0.38</text:p>
          </table:table-cell>
          <table:table-cell table:style-name="ce18" office:value-type="float" office:value="0.28111413" calcext:value-type="float">
            <text:p>0.28</text:p>
          </table:table-cell>
          <table:table-cell table:style-name="ce18" office:value-type="float" office:value="0.27561214" calcext:value-type="float">
            <text:p>0.28</text:p>
          </table:table-cell>
          <table:table-cell table:style-name="ce18" office:value-type="float" office:value="0.0591677892348309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.05621914" calcext:value-type="float">
            <text:p>14.06</text:p>
          </table:table-cell>
          <table:table-cell table:style-name="ce25" table:formula="of:=RANK([.AQ17];([.AH17]~[.AQ17]~[.AZ17]~[.BI17]~[.BR17]~[.CA17]);1)" office:value-type="float" office:value="5" calcext:value-type="float">
            <text:p>5</text:p>
          </table:table-cell>
          <table:table-cell table:style-name="ce2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0000000000027</text:p>
          </table:table-cell>
          <table:table-cell office:value-type="float" office:value="0.220000000000027" calcext:value-type="float">
            <text:p>0.220000000000027</text:p>
          </table:table-cell>
          <table:table-cell office:value-type="float" office:value="0.198823529411744" calcext:value-type="float">
            <text:p>0.198823529411744</text:p>
          </table:table-cell>
          <table:table-cell office:value-type="float" office:value="0.155003225772935" calcext:value-type="float">
            <text:p>0.15500322577293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.139999999999" calcext:value-type="float">
            <text:p>10.139999999999</text:p>
          </table:table-cell>
          <table:table-cell table:formula="of:=RANK([.AZ17];([.AH17]~[.AQ17]~[.AZ17]~[.BI17]~[.BR17]~[.CA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4798744" calcext:value-type="float">
            <text:p>0.15</text:p>
          </table:table-cell>
          <table:table-cell table:style-name="ce18" office:value-type="float" office:value="0.27615259" calcext:value-type="float">
            <text:p>0.28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76051885098039" calcext:value-type="float">
            <text:p>0.18</text:p>
          </table:table-cell>
          <table:table-cell table:style-name="ce18" office:value-type="float" office:value="0.0465354691015074" calcext:value-type="float">
            <text:p>0.0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97864614" calcext:value-type="float">
            <text:p>8.98</text:p>
          </table:table-cell>
          <table:table-cell table:formula="of:=RANK([.BI17];([.AH17]~[.AQ17]~[.AZ17]~[.BI17]~[.BR17]~[.CA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5" calcext:value-type="float">
            <text:p>0.16</text:p>
          </table:table-cell>
          <table:table-cell table:style-name="ce18" office:value-type="float" office:value="0.380349" calcext:value-type="float">
            <text:p>0.38</text:p>
          </table:table-cell>
          <table:table-cell table:style-name="ce18" office:value-type="float" office:value="0.272826" calcext:value-type="float">
            <text:p>0.27</text:p>
          </table:table-cell>
          <table:table-cell table:style-name="ce18" office:value-type="float" office:value="0.27063937254902" calcext:value-type="float">
            <text:p>0.27</text:p>
          </table:table-cell>
          <table:table-cell table:style-name="ce18" office:value-type="float" office:value="0.0769330272639781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BR17];([.AH17]~[.AQ17]~[.AZ17]~[.BI17]~[.BR17]~[.CA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70000000000073" calcext:value-type="float">
            <text:p>0.17</text:p>
          </table:table-cell>
          <table:table-cell table:style-name="ce18" office:value-type="float" office:value="0.460000000000036" calcext:value-type="float">
            <text:p>0.46</text:p>
          </table:table-cell>
          <table:table-cell table:style-name="ce18" office:value-type="float" office:value="0.349999999999909" calcext:value-type="float">
            <text:p>0.35</text:p>
          </table:table-cell>
          <table:table-cell table:style-name="ce18" office:value-type="float" office:value="0.340392156862748" calcext:value-type="float">
            <text:p>0.34</text:p>
          </table:table-cell>
          <table:table-cell table:style-name="ce18" office:value-type="float" office:value="0.139971425655421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CA17];([.AH17]~[.AQ17]~[.AZ17]~[.BI17]~[.BR17]~[.CA17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898039215686037" calcext:value-type="float">
            <text:p>0.0898</text:p>
          </table:table-cell>
          <table:table-cell table:style-name="ce8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1943182" calcext:value-type="float">
            <text:p>0.02</text:p>
          </table:table-cell>
          <table:table-cell table:style-name="ce18" office:value-type="float" office:value="0.57868752" calcext:value-type="float">
            <text:p>0.58</text:p>
          </table:table-cell>
          <table:table-cell table:style-name="ce18" office:value-type="float" office:value="0.077727283" calcext:value-type="float">
            <text:p>0.08</text:p>
          </table:table-cell>
          <table:table-cell table:style-name="ce18" office:value-type="float" office:value="0.103542614333333" calcext:value-type="float">
            <text:p>0.10</text:p>
          </table:table-cell>
          <table:table-cell table:style-name="ce18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style-name="ce25" table:formula="of:=RANK([.AH18];([.AH18]~[.AQ18]~[.AZ18]~[.BI18]~[.BR18]~[.CA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62174" calcext:value-type="float">
            <text:p>0.10</text:p>
          </table:table-cell>
          <table:table-cell table:style-name="ce18" office:value-type="float" office:value="0.9955345" calcext:value-type="float">
            <text:p>1.00</text:p>
          </table:table-cell>
          <table:table-cell table:style-name="ce18" office:value-type="float" office:value="0.38672469" calcext:value-type="float">
            <text:p>0.39</text:p>
          </table:table-cell>
          <table:table-cell table:style-name="ce18" office:value-type="float" office:value="0.415016513803922" calcext:value-type="float">
            <text:p>0.42</text:p>
          </table:table-cell>
          <table:table-cell table:style-name="ce18" office:value-type="float" office:value="0.201608533623687" calcext:value-type="float">
            <text:p>0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.165842204" calcext:value-type="float">
            <text:p>21.17</text:p>
          </table:table-cell>
          <table:table-cell table:style-name="ce25" table:formula="of:=RANK([.AQ18];([.AH18]~[.AQ18]~[.AZ18]~[.BI18]~[.BR18]~[.CA18]);1)" office:value-type="float" office:value="6" calcext:value-type="float">
            <text:p>6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847058823528731" calcext:value-type="float">
            <text:p>0.084705882352873</text:p>
          </table:table-cell>
          <table:table-cell office:value-type="float" office:value="0.0495782210251308" calcext:value-type="float">
            <text:p>0.04957822102513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1999999999653</text:p>
          </table:table-cell>
          <table:table-cell table:formula="of:=RANK([.AZ18];([.AH18]~[.AQ18]~[.AZ18]~[.BI18]~[.BR18]~[.CA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0692265" calcext:value-type="float">
            <text:p>0.31</text:p>
          </table:table-cell>
          <table:table-cell table:style-name="ce18" office:value-type="float" office:value="0.058295469" calcext:value-type="float">
            <text:p>0.06</text:p>
          </table:table-cell>
          <table:table-cell table:style-name="ce18" office:value-type="float" office:value="0.0868616194313726" calcext:value-type="float">
            <text:p>0.09</text:p>
          </table:table-cell>
          <table:table-cell table:style-name="ce18" office:value-type="float" office:value="0.0720879441781742" calcext:value-type="float">
            <text:p>0.07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.429942591" calcext:value-type="float">
            <text:p>4.43</text:p>
          </table:table-cell>
          <table:table-cell table:formula="of:=RANK([.BI18];([.AH18]~[.AQ18]~[.AZ18]~[.BI18]~[.BR18]~[.CA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591" calcext:value-type="float">
            <text:p>0.10</text:p>
          </table:table-cell>
          <table:table-cell table:style-name="ce18" office:value-type="float" office:value="0.371052" calcext:value-type="float">
            <text:p>0.37</text:p>
          </table:table-cell>
          <table:table-cell table:style-name="ce18" office:value-type="float" office:value="0.18776" calcext:value-type="float">
            <text:p>0.19</text:p>
          </table:table-cell>
          <table:table-cell table:style-name="ce18" office:value-type="float" office:value="0.18495474117647" calcext:value-type="float">
            <text:p>0.18</text:p>
          </table:table-cell>
          <table:table-cell table:style-name="ce18" office:value-type="float" office:value="0.0632625322012137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BR18];([.AH18]~[.AQ18]~[.AZ18]~[.BI18]~[.BR18]~[.CA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799999999999272" calcext:value-type="float">
            <text:p>0.08</text:p>
          </table:table-cell>
          <table:table-cell table:style-name="ce18" office:value-type="float" office:value="0.480000000000018" calcext:value-type="float">
            <text:p>0.48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8823529411789" calcext:value-type="float">
            <text:p>0.21</text:p>
          </table:table-cell>
          <table:table-cell table:style-name="ce18" office:value-type="float" office:value="0.135048139565207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CA18];([.AH18]~[.AQ18]~[.AZ18]~[.BI18]~[.BR18]~[.CA18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941176470618" calcext:value-type="float">
            <text:p>0.1729</text:p>
          </table:table-cell>
          <table:table-cell table:style-name="ce8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1980611" calcext:value-type="float">
            <text:p>2.20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0.462657168039216" calcext:value-type="float">
            <text:p>0.46</text:p>
          </table:table-cell>
          <table:table-cell table:style-name="ce18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3.59551557" calcext:value-type="float">
            <text:p>23.59551557</text:p>
          </table:table-cell>
          <table:table-cell table:style-name="ce25" table:formula="of:=RANK([.AH19];([.AH19]~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8.41132" calcext:value-type="float">
            <text:p>168.41</text:p>
          </table:table-cell>
          <table:table-cell table:style-name="ce18" office:value-type="float" office:value="1.411245" calcext:value-type="float">
            <text:p>1.41</text:p>
          </table:table-cell>
          <table:table-cell table:style-name="ce18" office:value-type="float" office:value="18.1785358997952" calcext:value-type="float">
            <text:p>18.18</text:p>
          </table:table-cell>
          <table:table-cell table:style-name="ce18" office:value-type="float" office:value="41.0871047052347" calcext:value-type="float">
            <text:p>41.09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927.105330889554" calcext:value-type="float">
            <text:p>927.11</text:p>
          </table:table-cell>
          <table:table-cell table:style-name="ce25" table:formula="of:=RANK([.AQ19];([.AH19]~[.AQ19]~[.AZ19]~[.BI19]~[.BR19]~[.CA19]);1)" office:value-type="float" office:value="6" calcext:value-type="float">
            <text:p>6</text:p>
          </table:table-cell>
          <table:table-cell table:style-name="ce2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~[.CA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9.61129" calcext:value-type="float">
            <text:p>129.61</text:p>
          </table:table-cell>
          <table:table-cell table:style-name="ce18" office:value-type="float" office:value="0.62442895" calcext:value-type="float">
            <text:p>0.62</text:p>
          </table:table-cell>
          <table:table-cell table:style-name="ce18" office:value-type="float" office:value="8.53840877058823" calcext:value-type="float">
            <text:p>8.54</text:p>
          </table:table-cell>
          <table:table-cell table:style-name="ce18" office:value-type="float" office:value="21.2216843161258" calcext:value-type="float">
            <text:p>21.22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435.4588473" calcext:value-type="float">
            <text:p>435.46</text:p>
          </table:table-cell>
          <table:table-cell table:formula="of:=RANK([.BI19];([.AH19]~[.AQ19]~[.AZ19]~[.BI19]~[.BR19]~[.CA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2437058823529" calcext:value-type="float">
            <text:p>0.01</text:p>
          </table:table-cell>
          <table:table-cell table:style-name="ce18" office:value-type="float" office:value="0.0509844143532119" calcext:value-type="float">
            <text:p>0.05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BR19];([.AH19]~[.AQ19]~[.AZ19]~[.BI19]~[.BR19]~[.CA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54509803921596" calcext:value-type="float">
            <text:p>0.25</text:p>
          </table:table-cell>
          <table:table-cell table:style-name="ce18" office:value-type="float" office:value="0.307011400439806" calcext:value-type="float">
            <text:p>0.31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CA19];([.AH19]~[.AQ19]~[.AZ19]~[.BI19]~[.BR19]~[.CA19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4041333" calcext:value-type="float">
            <text:p>0.00</text:p>
          </table:table-cell>
          <table:table-cell table:style-name="ce18" office:value-type="float" office:value="0.99538819" calcext:value-type="float">
            <text:p>1.00</text:p>
          </table:table-cell>
          <table:table-cell table:style-name="ce18" office:value-type="float" office:value="0.00139544" calcext:value-type="float">
            <text:p>0.00</text:p>
          </table:table-cell>
          <table:table-cell table:style-name="ce18" office:value-type="float" office:value="0.0316603259727255" calcext:value-type="float">
            <text:p>0.03</text:p>
          </table:table-cell>
          <table:table-cell table:style-name="ce18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09</text:p>
          </table:table-cell>
          <table:table-cell table:style-name="ce25" table:formula="of:=RANK([.AH20];([.AH20]~[.AQ20]~[.AZ20]~[.BI20]~[.BR20]~[.CA20]);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4940903" calcext:value-type="float">
            <text:p>0.00</text:p>
          </table:table-cell>
          <table:table-cell table:style-name="ce18" office:value-type="float" office:value="0.49780986" calcext:value-type="float">
            <text:p>0.50</text:p>
          </table:table-cell>
          <table:table-cell table:style-name="ce18" office:value-type="float" office:value="0.060686676" calcext:value-type="float">
            <text:p>0.06</text:p>
          </table:table-cell>
          <table:table-cell table:style-name="ce18" office:value-type="float" office:value="0.158606567122549" calcext:value-type="float">
            <text:p>0.16</text:p>
          </table:table-cell>
          <table:table-cell table:style-name="ce18" office:value-type="float" office:value="0.225392651170707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08893492325" calcext:value-type="float">
            <text:p>8.09</text:p>
          </table:table-cell>
          <table:table-cell table:style-name="ce25" table:formula="of:=RANK([.AQ20];([.AH20]~[.AQ20]~[.AZ20]~[.BI20]~[.BR20]~[.CA20]);1)" office:value-type="float" office:value="6" calcext:value-type="float">
            <text:p>6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0764705882352246" calcext:value-type="float">
            <text:p>0.007647058823522</text:p>
          </table:table-cell>
          <table:table-cell office:value-type="float" office:value="0.00632455532033101" calcext:value-type="float">
            <text:p>0.006324555320331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0.389999999999645" calcext:value-type="float">
            <text:p>0.389999999999645</text:p>
          </table:table-cell>
          <table:table-cell table:formula="of:=RANK([.AZ20];([.AH20]~[.AQ20]~[.AZ20]~[.BI20]~[.BR20]~[.CA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0843823" calcext:value-type="float">
            <text:p>0.00</text:p>
          </table:table-cell>
          <table:table-cell table:style-name="ce18" office:value-type="float" office:value="0.15214363" calcext:value-type="float">
            <text:p>0.15</text:p>
          </table:table-cell>
          <table:table-cell table:style-name="ce18" office:value-type="float" office:value="0.00073041597" calcext:value-type="float">
            <text:p>0.00</text:p>
          </table:table-cell>
          <table:table-cell table:style-name="ce18" office:value-type="float" office:value="0.0057171671072549" calcext:value-type="float">
            <text:p>0.01</text:p>
          </table:table-cell>
          <table:table-cell table:style-name="ce18" office:value-type="float" office:value="0.0221470052575841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57552247" calcext:value-type="float">
            <text:p>0.29</text:p>
          </table:table-cell>
          <table:table-cell table:formula="of:=RANK([.BI20];([.AH20]~[.AQ20]~[.AZ20]~[.BI20]~[.BR20]~[.CA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0324" calcext:value-type="float">
            <text:p>0.00</text:p>
          </table:table-cell>
          <table:table-cell table:style-name="ce18" office:value-type="float" office:value="0.00000321054" calcext:value-type="float">
            <text:p>0.00</text:p>
          </table:table-cell>
          <table:table-cell table:style-name="ce18" office:value-type="float" office:value="0.000046603360527451" calcext:value-type="float">
            <text:p>0.00</text:p>
          </table:table-cell>
          <table:table-cell table:style-name="ce18" office:value-type="float" office:value="0.000196488511049554" calcext:value-type="float">
            <text:p>0.0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BR20];([.AH20]~[.AQ20]~[.AZ20]~[.BI20]~[.BR20]~[.CA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30000000000018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4117647058825" calcext:value-type="float">
            <text:p>0.02</text:p>
          </table:table-cell>
          <table:table-cell table:style-name="ce18" office:value-type="float" office:value="0.0553714727996381" calcext:value-type="float">
            <text:p>0.06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CA20];([.AH20]~[.AQ20]~[.AZ20]~[.BI20]~[.BR20]~[.CA2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80392156861853" calcext:value-type="float">
            <text:p>0.0010</text:p>
          </table:table-cell>
          <table:table-cell table:style-name="ce8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169293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30137167549291" calcext:value-type="float">
            <text:p>0.01</text:p>
          </table:table-cell>
          <table:table-cell table:style-name="ce18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63699554501383" calcext:value-type="float">
            <text:p>0.663699554501383</text:p>
          </table:table-cell>
          <table:table-cell table:style-name="ce25" table:formula="of:=RANK([.AH21];([.AH21]~[.AQ21]~[.AZ21]~[.BI21]~[.BR21]~[.CA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86869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34486712191335" calcext:value-type="float">
            <text:p>0.07</text:p>
          </table:table-cell>
          <table:table-cell table:style-name="ce18" office:value-type="float" office:value="0.252837232947221" calcext:value-type="float">
            <text:p>0.25</text:p>
          </table:table-cell>
          <table:table-cell table:style-name="ce18" office:value-type="float" office:value="0.588235294117647" calcext:value-type="float">
            <text:p>0.59</text:p>
          </table:table-cell>
          <table:table-cell table:style-name="ce18" office:value-type="float" office:value="3.74588223217581" calcext:value-type="float">
            <text:p>3.75</text:p>
          </table:table-cell>
          <table:table-cell table:style-name="ce25" table:formula="of:=RANK([.AQ21];([.AH21]~[.AQ21]~[.AZ21]~[.BI21]~[.BR21]~[.CA21]);1)" office:value-type="float" office:value="6" calcext:value-type="float">
            <text:p>6</text:p>
          </table:table-cell>
          <table:table-cell table:style-name="ce2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76486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7395021247825" calcext:value-type="float">
            <text:p>0.02</text:p>
          </table:table-cell>
          <table:table-cell table:style-name="ce18" office:value-type="float" office:value="0.141178206338981" calcext:value-type="float">
            <text:p>0.14</text:p>
          </table:table-cell>
          <table:table-cell table:style-name="ce18" office:value-type="float" office:value="0.529411764705882" calcext:value-type="float">
            <text:p>0.53</text:p>
          </table:table-cell>
          <table:table-cell table:style-name="ce18" office:value-type="float" office:value="1.05771460836391" calcext:value-type="float">
            <text:p>1.06</text:p>
          </table:table-cell>
          <table:table-cell table:formula="of:=RANK([.BI21];([.AH21]~[.AQ21]~[.AZ21]~[.BI21]~[.BR21]~[.CA21]);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21];([.AH21]~[.AQ21]~[.AZ21]~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21];([.AH21]~[.AQ21]~[.AZ21]~[.BI21]~[.BR21]~[.CA21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7642156" calcext:value-type="float">
            <text:p>0.08</text:p>
          </table:table-cell>
          <table:table-cell table:style-name="ce18" office:value-type="float" office:value="0.0041786926" calcext:value-type="float">
            <text:p>0.00</text:p>
          </table:table-cell>
          <table:table-cell table:style-name="ce18" office:value-type="float" office:value="0.0108908030596229" calcext:value-type="float">
            <text:p>0.01</text:p>
          </table:table-cell>
          <table:table-cell table:style-name="ce18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55543095604077" calcext:value-type="float">
            <text:p>0.55543095604077</text:p>
          </table:table-cell>
          <table:table-cell table:style-name="ce25" table:formula="of:=RANK([.AH22];([.AH22]~[.AQ22]~[.AZ22]~[.BI22]~[.BR22]~[.CA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00081844314" calcext:value-type="float">
            <text:p>0.00</text:p>
          </table:table-cell>
          <table:table-cell table:style-name="ce18" office:value-type="float" office:value="0.62170849" calcext:value-type="float">
            <text:p>0.62</text:p>
          </table:table-cell>
          <table:table-cell table:style-name="ce18" office:value-type="float" office:value="0.028769981" calcext:value-type="float">
            <text:p>0.03</text:p>
          </table:table-cell>
          <table:table-cell table:style-name="ce18" office:value-type="float" office:value="0.0825134662129047" calcext:value-type="float">
            <text:p>0.08</text:p>
          </table:table-cell>
          <table:table-cell table:style-name="ce18" office:value-type="float" office:value="0.155850495127751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20818677685814" calcext:value-type="float">
            <text:p>4.21</text:p>
          </table:table-cell>
          <table:table-cell table:style-name="ce25" table:formula="of:=RANK([.AQ22];([.AH22]~[.AQ22]~[.AZ22]~[.BI22]~[.BR22]~[.CA22]);1)" office:value-type="float" office:value="6" calcext:value-type="float">
            <text:p>6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23629884" calcext:value-type="float">
            <text:p>0.00</text:p>
          </table:table-cell>
          <table:table-cell table:style-name="ce18" office:value-type="float" office:value="0.042483386" calcext:value-type="float">
            <text:p>0.04</text:p>
          </table:table-cell>
          <table:table-cell table:style-name="ce18" office:value-type="float" office:value="0.010932293" calcext:value-type="float">
            <text:p>0.01</text:p>
          </table:table-cell>
          <table:table-cell table:style-name="ce18" office:value-type="float" office:value="0.0139115682158823" calcext:value-type="float">
            <text:p>0.01</text:p>
          </table:table-cell>
          <table:table-cell table:style-name="ce18" office:value-type="float" office:value="0.016902275823485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0948997901" calcext:value-type="float">
            <text:p>0.71</text:p>
          </table:table-cell>
          <table:table-cell table:formula="of:=RANK([.BI22];([.AH22]~[.AQ22]~[.AZ22]~[.BI22]~[.BR22]~[.CA22]);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10854" calcext:value-type="float">
            <text:p>0.08</text:p>
          </table:table-cell>
          <table:table-cell table:style-name="ce18" office:value-type="float" office:value="0.00000738872" calcext:value-type="float">
            <text:p>0.00</text:p>
          </table:table-cell>
          <table:table-cell table:style-name="ce18" office:value-type="float" office:value="0.00882620804091177" calcext:value-type="float">
            <text:p>0.01</text:p>
          </table:table-cell>
          <table:table-cell table:style-name="ce18" office:value-type="float" office:value="0.0184555948593383" calcext:value-type="float">
            <text:p>0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BR22];([.AH22]~[.AQ22]~[.AZ22]~[.BI22]~[.BR22]~[.CA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CA22];([.AH22]~[.AQ22]~[.AZ22]~[.BI22]~[.BR22]~[.CA2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2156862745002" calcext:value-type="float">
            <text:p>0.0792</text:p>
          </table:table-cell>
          <table:table-cell table:style-name="ce8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0.000000024888777" calcext:value-type="float">
            <text:p>0.00</text:p>
          </table:table-cell>
          <table:table-cell table:style-name="ce18" office:value-type="float" office:value="0.32781562" calcext:value-type="float">
            <text:p>0.33</text:p>
          </table:table-cell>
          <table:table-cell table:style-name="ce18" office:value-type="float" office:value="0.0001598858" calcext:value-type="float">
            <text:p>0.00</text:p>
          </table:table-cell>
          <table:table-cell table:style-name="ce18" office:value-type="float" office:value="0.0385433608851996" calcext:value-type="float">
            <text:p>0.04</text:p>
          </table:table-cell>
          <table:table-cell table:style-name="ce18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4518</text:p>
          </table:table-cell>
          <table:table-cell table:style-name="ce25" table:formula="of:=RANK([.AH23];([.AH23]~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13157482" calcext:value-type="float">
            <text:p>0.00</text:p>
          </table:table-cell>
          <table:table-cell table:style-name="ce18" office:value-type="float" office:value="0.9874107" calcext:value-type="float">
            <text:p>0.99</text:p>
          </table:table-cell>
          <table:table-cell table:style-name="ce18" office:value-type="float" office:value="0.31798285" calcext:value-type="float">
            <text:p>0.32</text:p>
          </table:table-cell>
          <table:table-cell table:style-name="ce18" office:value-type="float" office:value="0.346151219199141" calcext:value-type="float">
            <text:p>0.35</text:p>
          </table:table-cell>
          <table:table-cell table:style-name="ce18" office:value-type="float" office:value="0.458751407701894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.6537121791562" calcext:value-type="float">
            <text:p>17.65</text:p>
          </table:table-cell>
          <table:table-cell table:style-name="ce25" table:formula="of:=RANK([.AQ23];([.AH23]~[.AQ23]~[.AZ23]~[.BI23]~[.BR23]~[.CA23]);1)" office:value-type="float" office:value="6" calcext:value-type="float">
            <text:p>6</text:p>
          </table:table-cell>
          <table:table-cell table:style-name="ce2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~[.CA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31639265" calcext:value-type="float">
            <text:p>0.00</text:p>
          </table:table-cell>
          <table:table-cell table:style-name="ce18" office:value-type="float" office:value="0.31927332" calcext:value-type="float">
            <text:p>0.32</text:p>
          </table:table-cell>
          <table:table-cell table:style-name="ce18" office:value-type="float" office:value="0.00059656065" calcext:value-type="float">
            <text:p>0.00</text:p>
          </table:table-cell>
          <table:table-cell table:style-name="ce18" office:value-type="float" office:value="0.0526303806311274" calcext:value-type="float">
            <text:p>0.05</text:p>
          </table:table-cell>
          <table:table-cell table:style-name="ce18" office:value-type="float" office:value="0.11914561554780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6841494121875" calcext:value-type="float">
            <text:p>2.68</text:p>
          </table:table-cell>
          <table:table-cell table:formula="of:=RANK([.BI23];([.AH23]~[.AQ23]~[.AZ23]~[.BI23]~[.BR23]~[.CA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8523" calcext:value-type="float">
            <text:p>0.49</text:p>
          </table:table-cell>
          <table:table-cell table:style-name="ce18" office:value-type="float" office:value="0.0000000770201" calcext:value-type="float">
            <text:p>0.00</text:p>
          </table:table-cell>
          <table:table-cell table:style-name="ce18" office:value-type="float" office:value="0.0270304026288412" calcext:value-type="float">
            <text:p>0.03</text:p>
          </table:table-cell>
          <table:table-cell table:style-name="ce18" office:value-type="float" office:value="0.0949106449779919" calcext:value-type="float">
            <text:p>0.09</text:p>
          </table:table-cell>
          <table:table-cell table:style-name="ce18" office:value-type="float" office:value="0.294117647058824" calcext:value-type="float">
            <text:p>0.29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BR23];([.AH23]~[.AQ23]~[.AZ23]~[.BI23]~[.BR23]~[.CA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40000000000055" calcext:value-type="float">
            <text:p>0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47058823529319" calcext:value-type="float">
            <text:p>0.03</text:p>
          </table:table-cell>
          <table:table-cell table:style-name="ce18" office:value-type="float" office:value="0.107321945565647" calcext:value-type="float">
            <text:p>0.11</text:p>
          </table:table-cell>
          <table:table-cell table:style-name="ce18" office:value-type="float" office:value="0.882352941176471" calcext:value-type="float">
            <text:p>0.88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CA23];([.AH23]~[.AQ23]~[.AZ23]~[.BI23]~[.BR23]~[.CA2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90784313725464" calcext:value-type="float">
            <text:p>0.1908</text:p>
          </table:table-cell>
          <table:table-cell table:style-name="ce8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" office:value-type="float" office:value="0.00000097856764" calcext:value-type="float">
            <text:p>0.00</text:p>
          </table:table-cell>
          <table:table-cell table:style-name="ce18" office:value-type="float" office:value="0.031530729" calcext:value-type="float">
            <text:p>0.03</text:p>
          </table:table-cell>
          <table:table-cell table:style-name="ce18" office:value-type="float" office:value="0.0015189704" calcext:value-type="float">
            <text:p>0.00</text:p>
          </table:table-cell>
          <table:table-cell table:style-name="ce18" office:value-type="float" office:value="0.00420114369901647" calcext:value-type="float">
            <text:p>0.00</text:p>
          </table:table-cell>
          <table:table-cell table:style-name="ce18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4984</text:p>
          </table:table-cell>
          <table:table-cell table:style-name="ce25" table:formula="of:=RANK([.AH24];([.AH24]~[.AQ24]~[.AZ24]~[.BI24]~[.BR24]~[.CA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15612613" calcext:value-type="float">
            <text:p>0.00</text:p>
          </table:table-cell>
          <table:table-cell table:style-name="ce18" office:value-type="float" office:value="0.33226127" calcext:value-type="float">
            <text:p>0.33</text:p>
          </table:table-cell>
          <table:table-cell table:style-name="ce18" office:value-type="float" office:value="0.019169336" calcext:value-type="float">
            <text:p>0.02</text:p>
          </table:table-cell>
          <table:table-cell table:style-name="ce18" office:value-type="float" office:value="0.025584240647532" calcext:value-type="float">
            <text:p>0.03</text:p>
          </table:table-cell>
          <table:table-cell table:style-name="ce18" office:value-type="float" office:value="0.063032224367154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0479627302413" calcext:value-type="float">
            <text:p>1.30</text:p>
          </table:table-cell>
          <table:table-cell table:style-name="ce25" table:formula="of:=RANK([.AQ24];([.AH24]~[.AQ24]~[.AZ24]~[.BI24]~[.BR24]~[.CA24]);1)" office:value-type="float" office:value="6" calcext:value-type="float">
            <text:p>6</text:p>
          </table:table-cell>
          <table:table-cell table:style-name="ce2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196115</text:p>
          </table:table-cell>
          <table:table-cell office:value-type="float" office:value="0.0276405499223428" calcext:value-type="float">
            <text:p>0.027640549922343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190000000001874" calcext:value-type="float">
            <text:p>0.190000000001874</text:p>
          </table:table-cell>
          <table:table-cell table:formula="of:=RANK([.AZ24];([.AH24]~[.AQ24]~[.AZ24]~[.BI24]~[.BR24]~[.CA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17853507" calcext:value-type="float">
            <text:p>0.00</text:p>
          </table:table-cell>
          <table:table-cell table:style-name="ce18" office:value-type="float" office:value="0.021351629" calcext:value-type="float">
            <text:p>0.02</text:p>
          </table:table-cell>
          <table:table-cell table:style-name="ce18" office:value-type="float" office:value="0.0048919103" calcext:value-type="float">
            <text:p>0.00</text:p>
          </table:table-cell>
          <table:table-cell table:style-name="ce18" office:value-type="float" office:value="0.00571506065686274" calcext:value-type="float">
            <text:p>0.01</text:p>
          </table:table-cell>
          <table:table-cell table:style-name="ce18" office:value-type="float" office:value="0.0094761009640752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4680935" calcext:value-type="float">
            <text:p>0.29</text:p>
          </table:table-cell>
          <table:table-cell table:formula="of:=RANK([.BI24];([.AH24]~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0633331" calcext:value-type="float">
            <text:p>0.00</text:p>
          </table:table-cell>
          <table:table-cell table:style-name="ce18" office:value-type="float" office:value="0.0220986" calcext:value-type="float">
            <text:p>0.02</text:p>
          </table:table-cell>
          <table:table-cell table:style-name="ce18" office:value-type="float" office:value="0.0198895" calcext:value-type="float">
            <text:p>0.02</text:p>
          </table:table-cell>
          <table:table-cell table:style-name="ce18" office:value-type="float" office:value="0.0148155229065314" calcext:value-type="float">
            <text:p>0.01</text:p>
          </table:table-cell>
          <table:table-cell table:style-name="ce18" office:value-type="float" office:value="0.0101077752605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BR24];([.AH24]~[.AQ24]~[.AZ24]~[.BI24]~[.BR24]~[.CA24]);1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0000000000218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196078431376829" calcext:value-type="float">
            <text:p>0.00</text:p>
          </table:table-cell>
          <table:table-cell table:style-name="ce18" office:value-type="float" office:value="0.00141421356240396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CA24];([.AH24]~[.AQ24]~[.AZ24]~[.BI24]~[.BR24]~[.CA2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25" table:formula="of:=RANK([.AH25];([.AH25]~[.AQ25]~[.AZ25]~[.BI25]~[.BR25]~[.CA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25];([.AH25]~[.AQ25]~[.AZ25]~[.BI25]~[.BR25]~[.CA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50.9901951359278" calcext:value-type="float">
            <text:p>50.9901951359278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~[.CA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29.45747" calcext:value-type="float">
            <text:p>329.46</text:p>
          </table:table-cell>
          <table:table-cell table:style-name="ce18" office:value-type="float" office:value="291.381743529412" calcext:value-type="float">
            <text:p>291.38</text:p>
          </table:table-cell>
          <table:table-cell table:style-name="ce18" office:value-type="float" office:value="109.848305894705" calcext:value-type="float">
            <text:p>10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860.46892" calcext:value-type="float">
            <text:p>14860.47</text:p>
          </table:table-cell>
          <table:table-cell table:formula="of:=RANK([.BI25];([.AH25]~[.AQ25]~[.AZ25]~[.BI25]~[.BR25]~[.CA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57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BR25];([.AH25]~[.AQ25]~[.AZ25]~[.BI25]~[.BR25]~[.CA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6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CA25];([.AH25]~[.AQ25]~[.AZ25]~[.BI25]~[.BR25]~[.CA25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7.43279" calcext:value-type="float">
            <text:p>107.4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401759411765" calcext:value-type="float">
            <text:p>100.40</text:p>
          </table:table-cell>
          <table:table-cell table:style-name="ce18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style-name="ce25" table:formula="of:=RANK([.AH26];([.AH26]~[.AQ26]~[.AZ26]~[.BI26]~[.BR26]~[.CA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62461" calcext:value-type="float">
            <text:p>108.62</text:p>
          </table:table-cell>
          <table:table-cell table:style-name="ce18" office:value-type="float" office:value="106.59502" calcext:value-type="float">
            <text:p>106.60</text:p>
          </table:table-cell>
          <table:table-cell table:style-name="ce18" office:value-type="float" office:value="105.624503921569" calcext:value-type="float">
            <text:p>105.62</text:p>
          </table:table-cell>
          <table:table-cell table:style-name="ce18" office:value-type="float" office:value="3.14243709383497" calcext:value-type="float">
            <text:p>3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86.8497" calcext:value-type="float">
            <text:p>5386.85</text:p>
          </table:table-cell>
          <table:table-cell table:style-name="ce25" table:formula="of:=RANK([.AQ26];([.AH26]~[.AQ26]~[.AZ26]~[.BI26]~[.BR26]~[.CA26]);1)" office:value-type="float" office:value="6" calcext:value-type="float">
            <text:p>6</text:p>
          </table:table-cell>
          <table:table-cell table:style-name="ce2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000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372548</text:p>
          </table:table-cell>
          <table:table-cell office:value-type="float" office:value="0.133093951778427" calcext:value-type="float">
            <text:p>0.13309395177842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.32999999999993" calcext:value-type="float">
            <text:p>1.32999999999993</text:p>
          </table:table-cell>
          <table:table-cell table:formula="of:=RANK([.AZ26];([.AH26]~[.AQ26]~[.AZ26]~[.BI26]~[.BR26]~[.CA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100" calcext:value-type="float">
            <text:p>5100.00</text:p>
          </table:table-cell>
          <table:table-cell table:formula="of:=RANK([.BI26];([.AH26]~[.AQ26]~[.AZ26]~[.BI26]~[.BR26]~[.CA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494" calcext:value-type="float">
            <text:p>108.4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3.015764705882" calcext:value-type="float">
            <text:p>103.02</text:p>
          </table:table-cell>
          <table:table-cell table:style-name="ce18" office:value-type="float" office:value="4.50264962438785" calcext:value-type="float">
            <text:p>4.5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BR26];([.AH26]~[.AQ26]~[.AZ26]~[.BI26]~[.BR26]~[.CA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95" calcext:value-type="float">
            <text:p>108.95</text:p>
          </table:table-cell>
          <table:table-cell table:style-name="ce18" office:value-type="float" office:value="105.9" calcext:value-type="float">
            <text:p>105.90</text:p>
          </table:table-cell>
          <table:table-cell table:style-name="ce18" office:value-type="float" office:value="104.476470588235" calcext:value-type="float">
            <text:p>104.48</text:p>
          </table:table-cell>
          <table:table-cell table:style-name="ce18" office:value-type="float" office:value="3.99886333849998" calcext:value-type="float">
            <text:p>4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CA26];([.AH26]~[.AQ26]~[.AZ26]~[.BI26]~[.BR26]~[.CA26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41813" calcext:value-type="float">
            <text:p>111.4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753904901961" calcext:value-type="float">
            <text:p>100.75</text:p>
          </table:table-cell>
          <table:table-cell table:style-name="ce18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style-name="ce25" table:formula="of:=RANK([.AH27];([.AH27]~[.AQ27]~[.AZ27]~[.BI27]~[.BR27]~[.CA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14.37935" calcext:value-type="float">
            <text:p>114.38</text:p>
          </table:table-cell>
          <table:table-cell table:style-name="ce18" office:value-type="float" office:value="126.836102352941" calcext:value-type="float">
            <text:p>126.84</text:p>
          </table:table-cell>
          <table:table-cell table:style-name="ce18" office:value-type="float" office:value="41.4623639630981" calcext:value-type="float">
            <text:p>41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468.64122" calcext:value-type="float">
            <text:p>6468.64</text:p>
          </table:table-cell>
          <table:table-cell table:style-name="ce25" table:formula="of:=RANK([.AQ27];([.AH27]~[.AQ27]~[.AZ27]~[.BI27]~[.BR27]~[.CA27]);1)" office:value-type="float" office:value="6" calcext:value-type="float">
            <text:p>6</text:p>
          </table:table-cell>
          <table:table-cell table:style-name="ce2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~[.CA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1.99544" calcext:value-type="float">
            <text:p>122.00</text:p>
          </table:table-cell>
          <table:table-cell table:style-name="ce18" office:value-type="float" office:value="108.71472" calcext:value-type="float">
            <text:p>108.71</text:p>
          </table:table-cell>
          <table:table-cell table:style-name="ce18" office:value-type="float" office:value="106.544800196078" calcext:value-type="float">
            <text:p>106.54</text:p>
          </table:table-cell>
          <table:table-cell table:style-name="ce18" office:value-type="float" office:value="9.45857933756936" calcext:value-type="float">
            <text:p>9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33.78481" calcext:value-type="float">
            <text:p>5433.78</text:p>
          </table:table-cell>
          <table:table-cell table:formula="of:=RANK([.BI27];([.AH27]~[.AQ27]~[.AZ27]~[.BI27]~[.BR27]~[.CA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32" calcext:value-type="float">
            <text:p>201.32</text:p>
          </table:table-cell>
          <table:table-cell table:style-name="ce18" office:value-type="float" office:value="112.185" calcext:value-type="float">
            <text:p>112.19</text:p>
          </table:table-cell>
          <table:table-cell table:style-name="ce18" office:value-type="float" office:value="109.858921568627" calcext:value-type="float">
            <text:p>109.86</text:p>
          </table:table-cell>
          <table:table-cell table:style-name="ce18" office:value-type="float" office:value="18.2797850430469" calcext:value-type="float">
            <text:p>18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BR27];([.AH27]~[.AQ27]~[.AZ27]~[.BI27]~[.BR27]~[.CA27]);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9.07" calcext:value-type="float">
            <text:p>109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514117647059" calcext:value-type="float">
            <text:p>100.51</text:p>
          </table:table-cell>
          <table:table-cell table:style-name="ce18" office:value-type="float" office:value="2.14178710426599" calcext:value-type="float">
            <text:p>2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CA27];([.AH27]~[.AQ27]~[.AZ27]~[.BI27]~[.BR27]~[.CA27]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784313726" calcext:value-type="float">
            <text:p>100.0308</text:p>
          </table:table-cell>
          <table:table-cell table:style-name="ce8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100.00567" calcext:value-type="float">
            <text:p>100.01</text:p>
          </table:table-cell>
          <table:table-cell table:style-name="ce18" office:value-type="float" office:value="100.02406" calcext:value-type="float">
            <text:p>100.02</text:p>
          </table:table-cell>
          <table:table-cell table:style-name="ce18" office:value-type="float" office:value="100.01122" calcext:value-type="float">
            <text:p>100.01</text:p>
          </table:table-cell>
          <table:table-cell table:style-name="ce18" office:value-type="float" office:value="100.012669607843" calcext:value-type="float">
            <text:p>100.01</text:p>
          </table:table-cell>
          <table:table-cell table:style-name="ce18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style-name="ce25" table:formula="of:=RANK([.AH28];([.AH28]~[.AQ28]~[.AZ28]~[.BI28]~[.BR28]~[.CA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318" calcext:value-type="float">
            <text:p>100.00</text:p>
          </table:table-cell>
          <table:table-cell table:style-name="ce18" office:value-type="float" office:value="100.02642" calcext:value-type="float">
            <text:p>100.03</text:p>
          </table:table-cell>
          <table:table-cell table:style-name="ce18" office:value-type="float" office:value="100.01095" calcext:value-type="float">
            <text:p>100.01</text:p>
          </table:table-cell>
          <table:table-cell table:style-name="ce18" office:value-type="float" office:value="100.012037254902" calcext:value-type="float">
            <text:p>100.01</text:p>
          </table:table-cell>
          <table:table-cell table:style-name="ce18" office:value-type="float" office:value="0.00781901310907859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6139" calcext:value-type="float">
            <text:p>5100.61</text:p>
          </table:table-cell>
          <table:table-cell table:style-name="ce25" table:formula="of:=RANK([.AQ28];([.AH28]~[.AQ28]~[.AZ28]~[.BI28]~[.BR28]~[.CA28]);1)" office:value-type="float" office:value="3" calcext:value-type="float">
            <text:p>3</text:p>
          </table:table-cell>
          <table:table-cell table:style-name="ce2" office:value-type="string" calcext:value-type="string">
            <text:p>$f_{26}$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00000000001</text:p>
          </table:table-cell>
          <table:table-cell office:value-type="float" office:value="51.9945098039215" calcext:value-type="float">
            <text:p>51.9945098039215</text:p>
          </table:table-cell>
          <table:table-cell office:value-type="float" office:value="31.8935821757293" calcext:value-type="float">
            <text:p>31.8935821757293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~[.CA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235" calcext:value-type="float">
            <text:p>100.00</text:p>
          </table:table-cell>
          <table:table-cell table:style-name="ce18" office:value-type="float" office:value="100.02314" calcext:value-type="float">
            <text:p>100.02</text:p>
          </table:table-cell>
          <table:table-cell table:style-name="ce18" office:value-type="float" office:value="100.01424" calcext:value-type="float">
            <text:p>100.01</text:p>
          </table:table-cell>
          <table:table-cell table:style-name="ce18" office:value-type="float" office:value="100.014637647059" calcext:value-type="float">
            <text:p>100.01</text:p>
          </table:table-cell>
          <table:table-cell table:style-name="ce18" office:value-type="float" office:value="0.00388038168225694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74652" calcext:value-type="float">
            <text:p>5100.75</text:p>
          </table:table-cell>
          <table:table-cell table:formula="of:=RANK([.BI28];([.AH28]~[.AQ28]~[.AZ28]~[.BI28]~[.BR28]~[.CA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5" calcext:value-type="float">
            <text:p>100.01</text:p>
          </table:table-cell>
          <table:table-cell table:style-name="ce18" office:value-type="float" office:value="100.021" calcext:value-type="float">
            <text:p>100.02</text:p>
          </table:table-cell>
          <table:table-cell table:style-name="ce18" office:value-type="float" office:value="100.011" calcext:value-type="float">
            <text:p>100.01</text:p>
          </table:table-cell>
          <table:table-cell table:style-name="ce18" office:value-type="float" office:value="100.011470588235" calcext:value-type="float">
            <text:p>100.01</text:p>
          </table:table-cell>
          <table:table-cell table:style-name="ce18" office:value-type="float" office:value="0.0050970579749536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BR28];([.AH28]~[.AQ28]~[.AZ28]~[.BI28]~[.BR28]~[.CA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1" calcext:value-type="float">
            <text:p>100.01</text:p>
          </table:table-cell>
          <table:table-cell table:style-name="ce18" office:value-type="float" office:value="100.04" calcext:value-type="float">
            <text:p>100.04</text:p>
          </table:table-cell>
          <table:table-cell table:style-name="ce18" office:value-type="float" office:value="100.02" calcext:value-type="float">
            <text:p>100.02</text:p>
          </table:table-cell>
          <table:table-cell table:style-name="ce18" office:value-type="float" office:value="100.019411764706" calcext:value-type="float">
            <text:p>100.02</text:p>
          </table:table-cell>
          <table:table-cell table:style-name="ce18" office:value-type="float" office:value="0.012489995996698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CA28];([.AH28]~[.AQ28]~[.AZ28]~[.BI28]~[.BR28]~[.CA28]);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139.320392156863" calcext:value-type="float">
            <text:p>139.3204</text:p>
          </table:table-cell>
          <table:table-cell table:style-name="ce8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0.012213847" calcext:value-type="float">
            <text:p>0.01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0.54868579" calcext:value-type="float">
            <text:p>0.55</text:p>
          </table:table-cell>
          <table:table-cell table:style-name="ce18" office:value-type="float" office:value="12.266764194451" calcext:value-type="float">
            <text:p>12.27</text:p>
          </table:table-cell>
          <table:table-cell table:style-name="ce18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style-name="ce25" table:formula="of:=RANK([.AH29];([.AH29]~[.AQ29]~[.AZ29]~[.BI29]~[.BR29]~[.CA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0.00099" calcext:value-type="float">
            <text:p>200.00</text:p>
          </table:table-cell>
          <table:table-cell table:style-name="ce18" office:value-type="float" office:value="0.74062897" calcext:value-type="float">
            <text:p>0.74</text:p>
          </table:table-cell>
          <table:table-cell table:style-name="ce18" office:value-type="float" office:value="49.0077089541823" calcext:value-type="float">
            <text:p>49.01</text:p>
          </table:table-cell>
          <table:table-cell table:style-name="ce18" office:value-type="float" office:value="98.2639709732518" calcext:value-type="float">
            <text:p>98.26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2499.3931566633" calcext:value-type="float">
            <text:p>2499.39</text:p>
          </table:table-cell>
          <table:table-cell table:style-name="ce25" table:formula="of:=RANK([.AQ29];([.AH29]~[.AQ29]~[.AZ29]~[.BI29]~[.BR29]~[.CA29]);1)" office:value-type="float" office:value="6" calcext:value-type="float">
            <text:p>6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09999999999854</text:p>
          </table:table-cell>
          <table:table-cell office:value-type="float" office:value="0.539999999999964" calcext:value-type="float">
            <text:p>0.539999999999964</text:p>
          </table:table-cell>
          <table:table-cell office:value-type="float" office:value="0.560392156862753" calcext:value-type="float">
            <text:p>0.560392156862753</text:p>
          </table:table-cell>
          <table:table-cell office:value-type="float" office:value="0.291592180965185" calcext:value-type="float">
            <text:p>0.291592180965185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00000000004</text:p>
          </table:table-cell>
          <table:table-cell table:formula="of:=RANK([.AZ29];([.AH29]~[.AQ29]~[.AZ29]~[.BI29]~[.BR29]~[.CA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2.30164" calcext:value-type="float">
            <text:p>312.30</text:p>
          </table:table-cell>
          <table:table-cell table:style-name="ce18" office:value-type="float" office:value="0.62207196" calcext:value-type="float">
            <text:p>0.62</text:p>
          </table:table-cell>
          <table:table-cell table:style-name="ce18" office:value-type="float" office:value="47.8795823243137" calcext:value-type="float">
            <text:p>47.88</text:p>
          </table:table-cell>
          <table:table-cell table:style-name="ce18" office:value-type="float" office:value="289.016181967925" calcext:value-type="float">
            <text:p>289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2441.85869854" calcext:value-type="float">
            <text:p>2441.86</text:p>
          </table:table-cell>
          <table:table-cell table:formula="of:=RANK([.BI29];([.AH29]~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50.279" calcext:value-type="float">
            <text:p>35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8.6558823529412" calcext:value-type="float">
            <text:p>48.66</text:p>
          </table:table-cell>
          <table:table-cell table:style-name="ce18" office:value-type="float" office:value="124.287538319978" calcext:value-type="float">
            <text:p>124.29</text:p>
          </table:table-cell>
          <table:table-cell table:style-name="ce18" office:value-type="float" office:value="0.843137254901961" calcext:value-type="float">
            <text:p>0.84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BR29];([.AH29]~[.AQ29]~[.AZ29]~[.BI29]~[.BR29]~[.CA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0000000000218" calcext:value-type="float">
            <text:p>0.26</text:p>
          </table:table-cell>
          <table:table-cell table:style-name="ce18" office:value-type="float" office:value="0.0500000000001819" calcext:value-type="float">
            <text:p>0.05</text:p>
          </table:table-cell>
          <table:table-cell table:style-name="ce18" office:value-type="float" office:value="0.0611764705883312" calcext:value-type="float">
            <text:p>0.06</text:p>
          </table:table-cell>
          <table:table-cell table:style-name="ce18" office:value-type="float" office:value="0.0871320836432233" calcext:value-type="float">
            <text:p>0.09</text:p>
          </table:table-cell>
          <table:table-cell table:style-name="ce18" office:value-type="float" office:value="0.176470588235294" calcext:value-type="float">
            <text:p>0.18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CA29];([.AH29]~[.AQ29]~[.AZ29]~[.BI29]~[.BR29]~[.CA2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539803921569" calcext:value-type="float">
            <text:p>354.5398</text:p>
          </table:table-cell>
          <table:table-cell table:style-name="ce8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25" table:formula="of:=RANK([.AH30];([.AH30]~[.AQ30]~[.AZ30]~[.BI30]~[.BR30]~[.CA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30];([.AH30]~[.AQ30]~[.AZ30]~[.BI30]~[.BR30]~[.CA30]);1)" office:value-type="float" office:value="1" calcext:value-type="float">
            <text:p>1</text:p>
          </table:table-cell>
          <table:table-cell table:style-name="ce2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45</text:p>
          </table:table-cell>
          <table:table-cell office:value-type="float" office:value="160.352964768351" calcext:value-type="float">
            <text:p>160.35296476835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~[.CA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60.06118" calcext:value-type="float">
            <text:p>360.06</text:p>
          </table:table-cell>
          <table:table-cell table:style-name="ce18" office:value-type="float" office:value="480.84133" calcext:value-type="float">
            <text:p>480.84</text:p>
          </table:table-cell>
          <table:table-cell table:style-name="ce18" office:value-type="float" office:value="372.11384" calcext:value-type="float">
            <text:p>372.11</text:p>
          </table:table-cell>
          <table:table-cell table:style-name="ce18" office:value-type="float" office:value="380.538044313725" calcext:value-type="float">
            <text:p>380.54</text:p>
          </table:table-cell>
          <table:table-cell table:style-name="ce18" office:value-type="float" office:value="30.2931933517601" calcext:value-type="float">
            <text:p>3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407.44026" calcext:value-type="float">
            <text:p>19407.44</text:p>
          </table:table-cell>
          <table:table-cell table:formula="of:=RANK([.BI30];([.AH30]~[.AQ30]~[.AZ30]~[.BI30]~[.BR30]~[.CA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27" calcext:value-type="float">
            <text:p>356.83</text:p>
          </table:table-cell>
          <table:table-cell table:style-name="ce18" office:value-type="float" office:value="469.482" calcext:value-type="float">
            <text:p>469.48</text:p>
          </table:table-cell>
          <table:table-cell table:style-name="ce18" office:value-type="float" office:value="369.371" calcext:value-type="float">
            <text:p>369.37</text:p>
          </table:table-cell>
          <table:table-cell table:style-name="ce18" office:value-type="float" office:value="376.424843137255" calcext:value-type="float">
            <text:p>376.42</text:p>
          </table:table-cell>
          <table:table-cell table:style-name="ce18" office:value-type="float" office:value="26.9235085819066" calcext:value-type="float">
            <text:p>26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BR30];([.AH30]~[.AQ30]~[.AZ30]~[.BI30]~[.BR30]~[.CA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69.37" calcext:value-type="float">
            <text:p>369.37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57.636274509804" calcext:value-type="float">
            <text:p>357.64</text:p>
          </table:table-cell>
          <table:table-cell table:style-name="ce18" office:value-type="float" office:value="3.105674161917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CA30];([.AH30]~[.AQ30]~[.AZ30]~[.BI30]~[.BR30]~[.CA3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178.17392" calcext:value-type="float">
            <text:p>178.17</text:p>
          </table:table-cell>
          <table:table-cell table:style-name="ce18" office:value-type="float" office:value="223.23904" calcext:value-type="float">
            <text:p>223.24</text:p>
          </table:table-cell>
          <table:table-cell table:style-name="ce18" office:value-type="float" office:value="221.76056" calcext:value-type="float">
            <text:p>221.76</text:p>
          </table:table-cell>
          <table:table-cell table:style-name="ce18" office:value-type="float" office:value="216.277620196079" calcext:value-type="float">
            <text:p>216.28</text:p>
          </table:table-cell>
          <table:table-cell table:style-name="ce18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style-name="ce25" table:formula="of:=RANK([.AH31];([.AH31]~[.AQ31]~[.AZ31]~[.BI31]~[.BR31]~[.CA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31];([.AH31]~[.AQ31]~[.AZ31]~[.BI31]~[.BR31]~[.CA31]);1)" office:value-type="float" office:value="2" calcext:value-type="float">
            <text:p>2</text:p>
          </table:table-cell>
          <table:table-cell table:style-name="ce2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~[.CA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193.32016" calcext:value-type="float">
            <text:p>193.32</text:p>
          </table:table-cell>
          <table:table-cell table:style-name="ce18" office:value-type="float" office:value="223.31302" calcext:value-type="float">
            <text:p>223.31</text:p>
          </table:table-cell>
          <table:table-cell table:style-name="ce18" office:value-type="float" office:value="221.75669" calcext:value-type="float">
            <text:p>221.76</text:p>
          </table:table-cell>
          <table:table-cell table:style-name="ce18" office:value-type="float" office:value="218.669993333333" calcext:value-type="float">
            <text:p>218.67</text:p>
          </table:table-cell>
          <table:table-cell table:style-name="ce18" office:value-type="float" office:value="7.60786900878873" calcext:value-type="float">
            <text:p>7.6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152.16966" calcext:value-type="float">
            <text:p>11152.17</text:p>
          </table:table-cell>
          <table:table-cell table:formula="of:=RANK([.BI31];([.AH31]~[.AQ31]~[.AZ31]~[.BI31]~[.BR31]~[.CA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4.934" calcext:value-type="float">
            <text:p>204.93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3.837803921569" calcext:value-type="float">
            <text:p>203.84</text:p>
          </table:table-cell>
          <table:table-cell table:style-name="ce18" office:value-type="float" office:value="0.848430963602816" calcext:value-type="float">
            <text:p>0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BR31];([.AH31]~[.AQ31]~[.AZ31]~[.BI31]~[.BR31]~[.CA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3.38" calcext:value-type="float">
            <text:p>203.38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CA31];([.AH31]~[.AQ31]~[.AZ31]~[.BI31]~[.BR31]~[.CA31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749803921569" calcext:value-type="float">
            <text:p>200.7498</text:p>
          </table:table-cell>
          <table:table-cell table:style-name="ce8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01.29427" calcext:value-type="float">
            <text:p>501.29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47.222139019608" calcext:value-type="float">
            <text:p>447.22</text:p>
          </table:table-cell>
          <table:table-cell table:style-name="ce18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style-name="ce25" table:formula="of:=RANK([.AH32];([.AH32]~[.AQ32]~[.AZ32]~[.BI32]~[.BR32]~[.CA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50.72761" calcext:value-type="float">
            <text:p>550.73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01.073916078432" calcext:value-type="float">
            <text:p>401.07</text:p>
          </table:table-cell>
          <table:table-cell table:style-name="ce18" office:value-type="float" office:value="140.906117817505" calcext:value-type="float">
            <text:p>14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454.76972" calcext:value-type="float">
            <text:p>20454.77</text:p>
          </table:table-cell>
          <table:table-cell table:style-name="ce25" table:formula="of:=RANK([.AQ32];([.AH32]~[.AQ32]~[.AZ32]~[.BI32]~[.BR32]~[.CA32]);1)" office:value-type="float" office:value="3" calcext:value-type="float">
            <text:p>3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28</text:p>
          </table:table-cell>
          <table:table-cell office:value-type="float" office:value="0.0325269119346145" calcext:value-type="float">
            <text:p>0.032526911934615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000000001</text:p>
          </table:table-cell>
          <table:table-cell table:formula="of:=RANK([.AZ32];([.AH32]~[.AQ32]~[.AZ32]~[.BI32]~[.BR32]~[.CA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454.55206" calcext:value-type="float">
            <text:p>454.55</text:p>
          </table:table-cell>
          <table:table-cell table:style-name="ce18" office:value-type="float" office:value="501.33891" calcext:value-type="float">
            <text:p>501.34</text:p>
          </table:table-cell>
          <table:table-cell table:style-name="ce18" office:value-type="float" office:value="462.34069" calcext:value-type="float">
            <text:p>462.34</text:p>
          </table:table-cell>
          <table:table-cell table:style-name="ce18" office:value-type="float" office:value="464.692699215686" calcext:value-type="float">
            <text:p>464.69</text:p>
          </table:table-cell>
          <table:table-cell table:style-name="ce18" office:value-type="float" office:value="18.9140184897772" calcext:value-type="float">
            <text:p>18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699.32766" calcext:value-type="float">
            <text:p>23699.33</text:p>
          </table:table-cell>
          <table:table-cell table:formula="of:=RANK([.BI32];([.AH32]~[.AQ32]~[.AZ32]~[.BI32]~[.BR32]~[.CA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57.927" calcext:value-type="float">
            <text:p>357.93</text:p>
          </table:table-cell>
          <table:table-cell table:style-name="ce18" office:value-type="float" office:value="750.537" calcext:value-type="float">
            <text:p>750.54</text:p>
          </table:table-cell>
          <table:table-cell table:style-name="ce18" office:value-type="float" office:value="478.332" calcext:value-type="float">
            <text:p>478.33</text:p>
          </table:table-cell>
          <table:table-cell table:style-name="ce18" office:value-type="float" office:value="497.238764705882" calcext:value-type="float">
            <text:p>497.24</text:p>
          </table:table-cell>
          <table:table-cell table:style-name="ce18" office:value-type="float" office:value="70.6150552036887" calcext:value-type="float">
            <text:p>70.6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BR32];([.AH32]~[.AQ32]~[.AZ32]~[.BI32]~[.BR32]~[.CA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13.26" calcext:value-type="float">
            <text:p>213.26</text:p>
          </table:table-cell>
          <table:table-cell table:style-name="ce18" office:value-type="float" office:value="478.33" calcext:value-type="float">
            <text:p>478.33</text:p>
          </table:table-cell>
          <table:table-cell table:style-name="ce18" office:value-type="float" office:value="478.11" calcext:value-type="float">
            <text:p>478.11</text:p>
          </table:table-cell>
          <table:table-cell table:style-name="ce18" office:value-type="float" office:value="384.078823529412" calcext:value-type="float">
            <text:p>384.08</text:p>
          </table:table-cell>
          <table:table-cell table:style-name="ce18" office:value-type="float" office:value="186.58804588183" calcext:value-type="float">
            <text:p>186.5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CA32];([.AH32]~[.AQ32]~[.AZ32]~[.BI32]~[.BR32]~[.CA32]);1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333</text:p>
          </table:table-cell>
          <table:table-cell table:style-name="ce7" table:formula="of:=AVERAGE([.C3:.C32])" office:value-type="float" office:value="66.5631666666667" calcext:value-type="float">
            <text:p>66.5631666666667</text:p>
          </table:table-cell>
          <table:table-cell table:style-name="ce7" table:formula="of:=AVERAGE([.D3:.D32])" office:value-type="float" office:value="42.7976666666667" calcext:value-type="float">
            <text:p>42.7976666666667</text:p>
          </table:table-cell>
          <table:table-cell table:style-name="ce7" table:formula="of:=AVERAGE([.E3:.E32])" office:value-type="float" office:value="47.5688967320262" calcext:value-type="float">
            <text:p>47.5688967320262</text:p>
          </table:table-cell>
          <table:table-cell table:style-name="ce7" table:formula="of:=AVERAGE([.F3:.F32])" office:value-type="float" office:value="9.67474982795928" calcext:value-type="float">
            <text:p>9.67474982795928</text:p>
          </table:table-cell>
          <table:table-cell table:style-name="ce7" table:formula="of:=AVERAGE([.G3:.G32])" office:value-type="float" office:value="0.509150326797386" calcext:value-type="float">
            <text:p>0.509150326797386</text:p>
          </table:table-cell>
          <table:table-cell table:style-name="ce7"/>
          <table:table-cell table:style-name="ce7" table:formula="of:=AVERAGE([.I3:.I32])" office:value-type="float" office:value="40.9956666666667" calcext:value-type="float">
            <text:p>40.9956666666667</text:p>
          </table:table-cell>
          <table:table-cell table:style-name="ce7" table:formula="of:=AVERAGE([.J3:.J32])" office:value-type="float" office:value="41.9263333333333" calcext:value-type="float">
            <text:p>41.9263333333333</text:p>
          </table:table-cell>
          <table:table-cell table:style-name="ce7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35.948020777473" calcext:value-type="float">
            <text:p>35.95</text:p>
          </table:table-cell>
          <table:table-cell table:style-name="ce18" table:formula="of:=AVERAGE([.AF3:.AF32])" office:value-type="float" office:value="56.2217472042333" calcext:value-type="float">
            <text:p>56.22</text:p>
          </table:table-cell>
          <table:table-cell table:style-name="ce18" table:formula="of:=AVERAGE([.AG3:.AG32])" office:value-type="float" office:value="46.3995183542033" calcext:value-type="float">
            <text:p>46.40</text:p>
          </table:table-cell>
          <table:table-cell table:style-name="ce18" table:formula="of:=AVERAGE([.AH3:.AH32])" office:value-type="float" office:value="46.2118476490769" calcext:value-type="float">
            <text:p>46.21</text:p>
          </table:table-cell>
          <table:table-cell table:style-name="ce18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18" table:formula="of:=AVERAGE([.AN3:.AN32])" office:value-type="float" office:value="36.6882799245682" calcext:value-type="float">
            <text:p>36.69</text:p>
          </table:table-cell>
          <table:table-cell table:style-name="ce18" table:formula="of:=AVERAGE([.AO3:.AO32])" office:value-type="float" office:value="66.7657846638333" calcext:value-type="float">
            <text:p>66.77</text:p>
          </table:table-cell>
          <table:table-cell table:style-name="ce18" table:formula="of:=AVERAGE([.AP3:.AP32])" office:value-type="float" office:value="47.7555726607433" calcext:value-type="float">
            <text:p>47.76</text:p>
          </table:table-cell>
          <table:table-cell table:style-name="ce18" table:formula="of:=AVERAGE([.AQ3:.AQ32])" office:value-type="float" office:value="48.2048678255454" calcext:value-type="float">
            <text:p>48.20</text:p>
          </table:table-cell>
          <table:table-cell table:style-name="ce18" table:formula="of:=AVERAGE([.AR3:.AR32])" office:value-type="float" office:value="11.4959188201391" calcext:value-type="float">
            <text:p>11.50</text:p>
          </table:table-cell>
          <table:table-cell table:style-name="ce18" table:formula="of:=AVERAGE([.AS3:.AS32])" office:value-type="float" office:value="0.298692810457516" calcext:value-type="float">
            <text:p>0.30</text:p>
          </table:table-cell>
          <table:table-cell table:style-name="ce18" table:number-columns-repeated="2"/>
          <table:table-cell table:style-name="ce2"/>
          <table:table-cell table:style-name="ce18" table:formula="of:=AVERAGE([.AW3:.AW32])" office:value-type="float" office:value="12.8253333333333" calcext:value-type="float">
            <text:p>12.83</text:p>
          </table:table-cell>
          <table:table-cell table:style-name="ce18" table:formula="of:=AVERAGE([.AX3:.AX32])" office:value-type="float" office:value="31.4662666666667" calcext:value-type="float">
            <text:p>31.47</text:p>
          </table:table-cell>
          <table:table-cell table:style-name="ce18" table:formula="of:=AVERAGE([.AY3:.AY32])" office:value-type="float" office:value="26.0307666666667" calcext:value-type="float">
            <text:p>26.03</text:p>
          </table:table-cell>
          <table:table-cell table:style-name="ce18" table:formula="of:=AVERAGE([.AZ3:.AZ32])" office:value-type="float" office:value="24.629268627451" calcext:value-type="float">
            <text:p>24.63</text:p>
          </table:table-cell>
          <table:table-cell table:style-name="ce18" table:formula="of:=AVERAGE([.BA3:.BA32])" office:value-type="float" office:value="8.13532114672892" calcext:value-type="float">
            <text:p>8.14</text:p>
          </table:table-cell>
          <table:table-cell table:style-name="ce18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50.2759343913475" calcext:value-type="float">
            <text:p>50.28</text:p>
          </table:table-cell>
          <table:table-cell table:style-name="ce18" table:formula="of:=AVERAGE([.BG3:.BG32])" office:value-type="float" office:value="81.3555680409" calcext:value-type="float">
            <text:p>81.36</text:p>
          </table:table-cell>
          <table:table-cell table:style-name="ce18" table:formula="of:=AVERAGE([.BH3:.BH32])" office:value-type="float" office:value="56.7658363482974" calcext:value-type="float">
            <text:p>56.77</text:p>
          </table:table-cell>
          <table:table-cell table:style-name="ce18" table:formula="of:=AVERAGE([.BI3:.BI32])" office:value-type="float" office:value="57.8565357466682" calcext:value-type="float">
            <text:p>57.86</text:p>
          </table:table-cell>
          <table:table-cell table:style-name="ce18" table:formula="of:=AVERAGE([.BJ3:.BJ32])" office:value-type="float" office:value="17.2491691506642" calcext:value-type="float">
            <text:p>17.25</text:p>
          </table:table-cell>
          <table:table-cell table:style-name="ce18" table:formula="of:=AVERAGE([.BK3:.BK32])" office:value-type="float" office:value="0.355555555555555" calcext:value-type="float">
            <text:p>0.36</text:p>
          </table:table-cell>
          <table:table-cell table:style-name="ce18"/>
          <table:table-cell table:number-columns-repeated="2"/>
          <table:table-cell table:style-name="ce18" table:formula="of:=AVERAGE([.BO3:.BO32])" office:value-type="float" office:value="51.6035406536444" calcext:value-type="float">
            <text:p>51.60</text:p>
          </table:table-cell>
          <table:table-cell table:style-name="ce18" table:formula="of:=AVERAGE([.BP3:.BP32])" office:value-type="float" office:value="85.9311999783333" calcext:value-type="float">
            <text:p>85.93</text:p>
          </table:table-cell>
          <table:table-cell table:style-name="ce18" table:formula="of:=AVERAGE([.BQ3:.BQ32])" office:value-type="float" office:value="57.7619036732093" calcext:value-type="float">
            <text:p>57.76</text:p>
          </table:table-cell>
          <table:table-cell table:style-name="ce18" table:formula="of:=AVERAGE([.BR3:.BR32])" office:value-type="float" office:value="60.1101568204704" calcext:value-type="float">
            <text:p>60.11</text:p>
          </table:table-cell>
          <table:table-cell table:style-name="ce18" table:formula="of:=AVERAGE([.BS3:.BS32])" office:value-type="float" office:value="8.9588026557201" calcext:value-type="float">
            <text:p>8.96</text:p>
          </table:table-cell>
          <table:table-cell table:style-name="ce18" table:formula="of:=AVERAGE([.BT3:.BT32])" office:value-type="float" office:value="0.409803921568628" calcext:value-type="float">
            <text:p>0.41</text:p>
          </table:table-cell>
          <table:table-cell table:style-name="ce18"/>
          <table:table-cell table:number-columns-repeated="2"/>
          <table:table-cell table:style-name="ce18" table:formula="of:=AVERAGE([.BX3:.BX32])" office:value-type="float" office:value="46.7796666666667" calcext:value-type="float">
            <text:p>46.78</text:p>
          </table:table-cell>
          <table:table-cell table:style-name="ce18" table:formula="of:=AVERAGE([.BY3:.BY32])" office:value-type="float" office:value="57.613" calcext:value-type="float">
            <text:p>57.61</text:p>
          </table:table-cell>
          <table:table-cell table:style-name="ce18" table:formula="of:=AVERAGE([.BZ3:.BZ32])" office:value-type="float" office:value="55.943" calcext:value-type="float">
            <text:p>55.94</text:p>
          </table:table-cell>
          <table:table-cell table:style-name="ce18" table:formula="of:=AVERAGE([.CA3:.CA32])" office:value-type="float" office:value="52.9102777777778" calcext:value-type="float">
            <text:p>52.91</text:p>
          </table:table-cell>
          <table:table-cell table:style-name="ce18" table:formula="of:=AVERAGE([.CB3:.CB32])" office:value-type="float" office:value="6.83512035327632" calcext:value-type="float">
            <text:p>6.84</text:p>
          </table:table-cell>
          <table:table-cell table:style-name="ce18" table:formula="of:=AVERAGE([.CC3:.CC32])" office:value-type="float" office:value="0.524183006535948" calcext:value-type="float">
            <text:p>0.5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CA3:.CA33];&quot;0&quot;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81" calcext:value-type="float">
            <text:p>81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18" calcext:value-type="float">
            <text:p>118</text:p>
          </table:table-cell>
          <table:table-cell/>
          <table:table-cell table:style-name="ce27" table:formula="of:=SUM([.AW3:.AW32])" office:value-type="float" office:value="384.76" calcext:value-type="float">
            <text:p>3.85E+02</text:p>
          </table:table-cell>
          <table:table-cell table:style-name="ce27" table:formula="of:=SUM([.AX3:.AX32])" office:value-type="float" office:value="943.988" calcext:value-type="float">
            <text:p>9.44E+02</text:p>
          </table:table-cell>
          <table:table-cell table:style-name="ce27" table:formula="of:=SUM([.AY3:.AY32])" office:value-type="float" office:value="780.923" calcext:value-type="float">
            <text:p>7.81E+02</text:p>
          </table:table-cell>
          <table:table-cell table:style-name="ce27" table:formula="of:=SUM([.AZ3:.AZ32])" office:value-type="float" office:value="738.87805882353" calcext:value-type="float">
            <text:p>7.39E+02</text:p>
          </table:table-cell>
          <table:table-cell table:style-name="ce27" table:formula="of:=SUM([.BA3:.BA32])" office:value-type="float" office:value="244.059634401868" calcext:value-type="float">
            <text:p>2.44E+02</text:p>
          </table:table-cell>
          <table:table-cell table:style-name="ce27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8" calcext:value-type="float">
            <text:p>58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2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2</text:p>
          </table:table-cell>
          <table:table-cell table:formula="of:=SUM([.BI3:.BI32])" office:value-type="float" office:value="1735.69607240005" calcext:value-type="float">
            <text:p>1735.69607240005</text:p>
          </table:table-cell>
          <table:table-cell table:formula="of:=SUM([.BJ3:.BJ32])" office:value-type="float" office:value="517.475074519926" calcext:value-type="float">
            <text:p>517.475074519926</text:p>
          </table:table-cell>
          <table:table-cell table:formula="of:=SUM([.BK3:.BK32])" office:value-type="float" office:value="10.6666666666667" calcext:value-type="float">
            <text:p>10.666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100" calcext:value-type="float">
            <text:p>100</text:p>
          </table:table-cell>
          <table:table-cell/>
          <table:table-cell table:formula="of:=SUM([.BO3:.BO32])" office:value-type="float" office:value="1548.10621960933" calcext:value-type="float">
            <text:p>1548.1062196093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28</text:p>
          </table:table-cell>
          <table:table-cell table:formula="of:=SUM([.BR3:.BR32])" office:value-type="float" office:value="1803.30470461411" calcext:value-type="float">
            <text:p>1803.30470461411</text:p>
          </table:table-cell>
          <table:table-cell table:formula="of:=SUM([.BS3:.BS32])" office:value-type="float" office:value="268.764079671603" calcext:value-type="float">
            <text:p>268.764079671603</text:p>
          </table:table-cell>
          <table:table-cell table:formula="of:=SUM([.BT3:.BT32])" office:value-type="float" office:value="12.2941176470588" calcext:value-type="float">
            <text:p>12.2941176470588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83" calcext:value-type="float">
            <text:p>83</text:p>
          </table:table-cell>
          <table:table-cell/>
          <table:table-cell table:formula="of:=SUM([.BX3:.BX32])" office:value-type="float" office:value="1403.39" calcext:value-type="float">
            <text:p>1403.39</text:p>
          </table:table-cell>
          <table:table-cell table:formula="of:=SUM([.BY3:.BY32])" office:value-type="float" office:value="1728.39" calcext:value-type="float">
            <text:p>1728.39</text:p>
          </table:table-cell>
          <table:table-cell table:formula="of:=SUM([.BZ3:.BZ32])" office:value-type="float" office:value="1678.29" calcext:value-type="float">
            <text:p>1678.29</text:p>
          </table:table-cell>
          <table:table-cell table:formula="of:=SUM([.CA3:.CA32])" office:value-type="float" office:value="1587.30833333333" calcext:value-type="float">
            <text:p>1587.30833333333</text:p>
          </table:table-cell>
          <table:table-cell table:formula="of:=SUM([.CB3:.CB32])" office:value-type="float" office:value="205.053610598289" calcext:value-type="float">
            <text:p>205.053610598289</text:p>
          </table:table-cell>
          <table:table-cell table:formula="of:=SUM([.CC3:.CC32])" office:value-type="float" office:value="15.7254901960784" calcext:value-type="float">
            <text:p>15.7254901960784</text:p>
          </table:table-cell>
          <table:table-cell table:formula="of:=SUM([.CD3:.CD32])" office:value-type="float" office:value="91968.5399353198" calcext:value-type="float">
            <text:p>91968.5399353198</text:p>
          </table:table-cell>
          <table:table-cell table:formula="of:=SUM([.CE3:.CE32])" office:value-type="float" office:value="81" calcext:value-type="float">
            <text:p>81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X3:.BX32];&quot;0&quot;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;[.CD35])" office:value-type="float" office:value="37682.781" calcext:value-type="float">
            <text:p>37682.781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;[.CE35])" office:value-type="float" office:value="58" calcext:value-type="float">
            <text:p>58.000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formula="of:=(1-(([.BL35]-[.AG39])/[.BL35]))*50" office:value-type="float" office:value="21.2847764816867" calcext:value-type="float">
            <text:p>21.2847764816867</text:p>
          </table:table-cell>
          <table:table-cell table:formula="of:=(1-(([.AK35]-[.AG39])/[.AK35]))*50" office:value-type="float" office:value="26.6482188880225" calcext:value-type="float">
            <text:p>26.6482188880225</text:p>
          </table:table-cell>
          <table:table-cell table:formula="of:=(1-(([.BU35]-[.AG39])/[.BU35]))*50" office:value-type="float" office:value="20.4867778843188" calcext:value-type="float">
            <text:p>20.4867778843188</text:p>
          </table:table-cell>
          <table:table-cell table:formula="of:=(1-(([.AT35]-[.AG39])/[.AT35]))*50" office:value-type="float" office:value="25.5464538525289" calcext:value-type="float">
            <text:p>25.546453852528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style-name="ce25" table:formula="of:=(1-(([.CD35]-[.AG39])/[.CD35]))*50" office:value-type="float" office:value="20.4867778843188" calcext:value-type="float">
            <text:p>20.4867778843188</text:p>
          </table:table-cell>
          <table:table-cell table:formula="of:=(1-(([.BM35]-[.AG40])/[.BM35]))*50" office:value-type="float" office:value="29" calcext:value-type="float">
            <text:p>29</text:p>
          </table:table-cell>
          <table:table-cell table:style-name="ce25" table:formula="of:=(1-(([.AL35]-[.AG40])/[.AL35]))*50" office:value-type="float" office:value="35.8024691358025" calcext:value-type="float">
            <text:p>35.8024691358025</text:p>
          </table:table-cell>
          <table:table-cell table:style-name="ce25" table:formula="of:=(1-(([.BV35]-[.AG40])/[.BV35]))*50" office:value-type="float" office:value="34.9397590361446" calcext:value-type="float">
            <text:p>34.9397590361446</text:p>
          </table:table-cell>
          <table:table-cell table:style-name="ce25" table:formula="of:=(1-(([.AU35]-[.AG40])/[.AU35]))*50" office:value-type="float" office:value="24.5762711864407" calcext:value-type="float">
            <text:p>24.5762711864407</text:p>
          </table:table-cell>
          <table:table-cell table:style-name="ce25" table:formula="of:=(1-(([.BD35]-[.AG40])/[.BD35]))*50" office:value-type="float" office:value="50" calcext:value-type="float">
            <text:p>50</text:p>
          </table:table-cell>
          <table:table-cell table:formula="of:=(1-(([.CE35]-[.AG40])/[.CE35]))*50" office:value-type="float" office:value="35.8024691358025" calcext:value-type="float">
            <text:p>35.8024691358025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table:number-columns-repeated="4"/>
          <table:table-cell office:value-type="string" calcext:value-type="string">
            <text:p>UMOEAS</text:p>
          </table:table-cell>
          <table:table-cell office:value-type="float" office:value="46.2118476490769" calcext:value-type="float">
            <text:p>46.2118476490769</text:p>
          </table:table-cell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0" table:number-columns-repeated="5"/>
          <table:table-cell table:number-columns-repeated="2"/>
          <table:table-cell table:formula="of:=[.AI44]+[.AO44]" office:value-type="float" office:value="50.2847764816867" calcext:value-type="float">
            <text:p>50.2847764816867</text:p>
          </table:table-cell>
          <table:table-cell table:formula="of:=[.AJ44]+[.AP44]" office:value-type="float" office:value="62.450688023825" calcext:value-type="float">
            <text:p>62.450688023825</text:p>
          </table:table-cell>
          <table:table-cell table:formula="of:=[.AK44]+[.AQ44]" office:value-type="float" office:value="55.4265369204634" calcext:value-type="float">
            <text:p>55.4265369204634</text:p>
          </table:table-cell>
          <table:table-cell table:formula="of:=[.AL44]+[.AR44]" office:value-type="float" office:value="50.1227250389696" calcext:value-type="float">
            <text:p>50.1227250389696</text:p>
          </table:table-cell>
          <table:table-cell table:formula="of:=[.AM44]+[.AS44]" office:value-type="float" office:value="100" calcext:value-type="float">
            <text:p>100</text:p>
          </table:table-cell>
          <table:table-cell table:formula="of:=[.AN44]+[.AT44]" office:value-type="float" office:value="56.2892470201213" calcext:value-type="float">
            <text:p>56.2892470201213</text:p>
          </table:table-cell>
          <table:table-cell table:number-columns-repeated="4"/>
          <table:table-cell office:value-type="string" calcext:value-type="string">
            <text:p>LSHADE</text:p>
          </table:table-cell>
          <table:table-cell office:value-type="float" office:value="48.2048678255454" calcext:value-type="float">
            <text:p>48.2048678255454</text:p>
          </table:table-cell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PROPOSAL</text:p>
          </table:table-cell>
          <table:table-cell office:value-type="float" office:value="24.629268627451" calcext:value-type="float">
            <text:p>24.629268627451</text:p>
          </table:table-cell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EMO</text:p>
          </table:table-cell>
          <table:table-cell office:value-type="float" office:value="57.8565357466682" calcext:value-type="float">
            <text:p>57.8565357466682</text:p>
          </table:table-cell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JSO</text:p>
          </table:table-cell>
          <table:table-cell office:value-type="float" office:value="60.1101568204704" calcext:value-type="float">
            <text:p>60.1101568204704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Standard-DE</text:p>
          </table:table-cell>
          <table:table-cell office:value-type="float" office:value="52.9102777777778" calcext:value-type="float">
            <text:p>52.9102777777778</text:p>
          </table:table-cell>
          <table:table-cell table:number-columns-repeated="31"/>
          <table:table-cell table:formula="of:=(1-(([.CE35]-[.AG40])/[.CE35]))*50" office:value-type="float" office:value="35.8024691358025" calcext:value-type="float">
            <text:p>35.80246913580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51" office:value-type="string" calcext:value-type="string" table:number-columns-spanned="1" table:number-rows-spanned="2">
            <text:p>Algorithms</text:p>
          </table:table-cell>
          <table:table-cell table:style-name="ce51" office:value-type="string" calcext:value-type="string" table:number-columns-spanned="1" table:number-rows-spanned="2">
            <text:p>Always Solved</text:p>
          </table:table-cell>
          <table:table-cell table:style-name="ce51" office:value-type="string" calcext:value-type="string" table:number-columns-spanned="1" table:number-rows-spanned="2">
            <text:p>At least one time solved</text:p>
          </table:table-cell>
          <table:table-cell table:style-name="ce51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51"/>
          <table:table-cell table:style-name="ce51" office:value-type="string" calcext:value-type="string" table:number-columns-spanned="1" table:number-rows-spanned="2">
            <text:p>Score</text:p>
          </table:table-cell>
          <table:table-cell table:number-columns-repeated="4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20"/>
          <table:covered-table-cell table:number-columns-repeated="2" table:style-name="ce51"/>
          <table:table-cell table:style-name="ce23" office:value-type="string" calcext:value-type="string">
            <text:p>$\uparrow$</text:p>
          </table:table-cell>
          <table:table-cell table:style-name="ce23" office:value-type="string" calcext:value-type="string">
            <text:p>$\downarrow$</text:p>
          </table:table-cell>
          <table:table-cell table:style-name="ce23" office:value-type="string" calcext:value-type="string">
            <text:p>$\longleftrightarrow $</text:p>
          </table:table-cell>
          <table:covered-table-cell table:style-name="ce51"/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51" office:value-type="string" calcext:value-type="string">
            <text:p>EBOwithCMAR</text:p>
          </table:table-cell>
          <table:table-cell table:style-name="ce20" table:formula="of:=[.BH34]" office:value-type="float" office:value="8" calcext:value-type="float">
            <text:p>8</text:p>
          </table:table-cell>
          <table:table-cell table:style-name="ce20" table:formula="of:=[.BH36]" office:value-type="float" office:value="14" calcext:value-type="float">
            <text:p>14</text:p>
          </table:table-cell>
          <table:table-cell table:style-name="ce20" table:formula="of:=[.AI98]" office:value-type="float" office:value="45" calcext:value-type="float">
            <text:p>45</text:p>
          </table:table-cell>
          <table:table-cell table:style-name="ce20" table:formula="of:=[.AJ98]" office:value-type="float" office:value="54" calcext:value-type="float">
            <text:p>54</text:p>
          </table:table-cell>
          <table:table-cell table:style-name="ce20" table:formula="of:=[.AK98]" office:value-type="float" office:value="51" calcext:value-type="float">
            <text:p>51</text:p>
          </table:table-cell>
          <table:table-cell table:style-name="ce24" table:formula="of:=[.AK49]" office:value-type="float" office:value="50.2847764816867" calcext:value-type="float">
            <text:p>50.28</text:p>
          </table:table-cell>
          <table:table-cell table:formula="of:=SUM([.AH57:.AJ57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51" office:value-type="string" calcext:value-type="string">
            <text:p>jSO</text:p>
          </table:table-cell>
          <table:table-cell table:style-name="ce20" table:formula="of:=[.BQ34]" office:value-type="float" office:value="9" calcext:value-type="float">
            <text:p>9</text:p>
          </table:table-cell>
          <table:table-cell table:style-name="ce20" table:formula="of:=[.BQ36]" office:value-type="float" office:value="17" calcext:value-type="float">
            <text:p>17</text:p>
          </table:table-cell>
          <table:table-cell table:style-name="ce20" table:formula="of:=[.AL98]" office:value-type="float" office:value="54" calcext:value-type="float">
            <text:p>54</text:p>
          </table:table-cell>
          <table:table-cell table:style-name="ce20" table:formula="of:=[.AM98]" office:value-type="float" office:value="52" calcext:value-type="float">
            <text:p>52</text:p>
          </table:table-cell>
          <table:table-cell table:style-name="ce20" table:formula="of:=[.AN98]" office:value-type="float" office:value="44" calcext:value-type="float">
            <text:p>44</text:p>
          </table:table-cell>
          <table:table-cell table:style-name="ce24" table:formula="of:=[.AM49]" office:value-type="float" office:value="55.4265369204634" calcext:value-type="float">
            <text:p>55.43</text:p>
          </table:table-cell>
          <table:table-cell table:formula="of:=SUM([.AH58:.AJ58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21" office:value-type="string" calcext:value-type="string">
            <text:p>UMOEAsII</text:p>
          </table:table-cell>
          <table:table-cell table:style-name="ce20" table:formula="of:=COUNTIF([.AH3:.AH32];&quot;0&quot;)" office:value-type="float" office:value="9" calcext:value-type="float">
            <text:p>9</text:p>
          </table:table-cell>
          <table:table-cell table:style-name="ce20" table:formula="of:=[.AG36]" office:value-type="float" office:value="14" calcext:value-type="float">
            <text:p>14</text:p>
          </table:table-cell>
          <table:table-cell table:style-name="ce20" table:formula="of:=[.AR98]" office:value-type="float" office:value="11" calcext:value-type="float">
            <text:p>11</text:p>
          </table:table-cell>
          <table:table-cell table:style-name="ce20" table:formula="of:=[.AS98]" office:value-type="float" office:value="95" calcext:value-type="float">
            <text:p>95</text:p>
          </table:table-cell>
          <table:table-cell table:style-name="ce20" table:formula="of:=[.AT98]" office:value-type="float" office:value="44" calcext:value-type="float">
            <text:p>44</text:p>
          </table:table-cell>
          <table:table-cell table:style-name="ce24" table:formula="of:=[.AL49]" office:value-type="float" office:value="62.450688023825" calcext:value-type="float">
            <text:p>62.45</text:p>
          </table:table-cell>
          <table:table-cell table:formula="of:=SUM([.AH59:.AJ59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2"/>
          <table:table-cell table:style-name="ce51" office:value-type="string" calcext:value-type="string">
            <text:p>L-SHADE-Epsilon</text:p>
          </table:table-cell>
          <table:table-cell table:style-name="ce20" table:formula="of:=[.AP34]" office:value-type="float" office:value="7" calcext:value-type="float">
            <text:p>7</text:p>
          </table:table-cell>
          <table:table-cell table:style-name="ce20" table:formula="of:=[.AP36]" office:value-type="float" office:value="13" calcext:value-type="float">
            <text:p>13</text:p>
          </table:table-cell>
          <table:table-cell table:style-name="ce20" table:formula="of:=[.AO98]" office:value-type="float" office:value="39" calcext:value-type="float">
            <text:p>39</text:p>
          </table:table-cell>
          <table:table-cell table:style-name="ce20" table:formula="of:=[.AP98]" office:value-type="float" office:value="68" calcext:value-type="float">
            <text:p>68</text:p>
          </table:table-cell>
          <table:table-cell table:style-name="ce20" table:formula="of:=[.AQ98]" office:value-type="float" office:value="43" calcext:value-type="float">
            <text:p>43</text:p>
          </table:table-cell>
          <table:table-cell table:style-name="ce24" table:formula="of:=[.AN49]" office:value-type="float" office:value="50.1227250389696" calcext:value-type="float">
            <text:p>50.12</text:p>
          </table:table-cell>
          <table:table-cell table:formula="of:=SUM([.AH60:.AJ60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1" office:value-type="string" calcext:value-type="string">
            <text:p>Proposal</text:p>
          </table:table-cell>
          <table:table-cell table:style-name="ce20" table:formula="of:=[.AY34]" office:value-type="float" office:value="13" calcext:value-type="float">
            <text:p>13</text:p>
          </table:table-cell>
          <table:table-cell table:style-name="ce20" table:formula="of:=[.AY36]" office:value-type="float" office:value="21" calcext:value-type="float">
            <text:p>21</text:p>
          </table:table-cell>
          <table:table-cell table:style-name="ce20" table:formula="of:=[.AF98]" office:value-type="float" office:value="96" calcext:value-type="float">
            <text:p>96</text:p>
          </table:table-cell>
          <table:table-cell table:style-name="ce20" table:formula="of:=[.AG98]" office:value-type="float" office:value="6" calcext:value-type="float">
            <text:p>6</text:p>
          </table:table-cell>
          <table:table-cell table:style-name="ce20" table:formula="of:=[.AH98]" office:value-type="float" office:value="48" calcext:value-type="float">
            <text:p>48</text:p>
          </table:table-cell>
          <table:table-cell table:style-name="ce24" table:formula="of:=[.AO49]" office:value-type="float" office:value="100" calcext:value-type="float">
            <text:p>100.00</text:p>
          </table:table-cell>
          <table:table-cell table:formula="of:=SUM([.AH61:.AJ61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ndard-DE</text:p>
          </table:table-cell>
          <table:table-cell table:formula="of:=[.BZ34]" office:value-type="float" office:value="11" calcext:value-type="float">
            <text:p>11</text:p>
          </table:table-cell>
          <table:table-cell table:formula="of:=[.BZ36]" office:value-type="float" office:value="19" calcext:value-type="float">
            <text:p>19</text:p>
          </table:table-cell>
          <table:table-cell table:style-name="ce20" table:formula="of:=[.AU98]" office:value-type="float" office:value="67" calcext:value-type="float">
            <text:p>67</text:p>
          </table:table-cell>
          <table:table-cell table:style-name="ce20" table:formula="of:=[.AV98]" office:value-type="float" office:value="37" calcext:value-type="float">
            <text:p>37</text:p>
          </table:table-cell>
          <table:table-cell table:style-name="ce20" table:formula="of:=[.AW98]" office:value-type="float" office:value="46" calcext:value-type="float">
            <text:p>46</text:p>
          </table:table-cell>
          <table:table-cell table:style-name="ce18" table:formula="of:=[.AP49]" office:value-type="float" office:value="56.2892470201213" calcext:value-type="float">
            <text:p>56.29</text:p>
          </table:table-cell>
          <table:table-cell table:formula="of:=SUM([.AH62:.AJ62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48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JSO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5"/>
          <table:table-cell table:number-columns-repeated="3"/>
          <table:table-cell office:value-type="string" calcext:value-type="string">
            <text:p>0/home/joel.chacon/Chacon/DE_diversity/CEC16/Data/Diversity/1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3"/>
          <table:table-cell office:value-type="string" calcext:value-type="string">
            <text:p>/home/joel.chacon/Chacon/DE_diversity/CEC16/Data/EBO/1</text:p>
          </table:table-cell>
          <table:table-cell table:number-columns-repeated="31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JSO/1</text:p>
          </table:table-cell>
          <table:table-cell table:number-columns-repeated="3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SHADE_EPSILON/1</text:p>
          </table:table-cell>
          <table:table-cell table:number-columns-repeated="31"/>
        </table:table-row>
        <table:table-row table:style-name="ro1"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Standard_DE/1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/home/joel.chacon/Chacon/DE_diversity/CEC16/Data/UMOEA/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96" calcext:value-type="float">
            <text:p>96</text:p>
          </table:table-cell>
          <table:table-cell table:style-name="ce15" table:formula="of:=SUM([.AG68:.AG97])" office:value-type="float" office:value="6" calcext:value-type="float">
            <text:p>6</text:p>
          </table:table-cell>
          <table:table-cell table:style-name="ce15" table:formula="of:=SUM([.AH68:.AH97])" office:value-type="float" office:value="48" calcext:value-type="float">
            <text:p>48</text:p>
          </table:table-cell>
          <table:table-cell table:style-name="ce15" table:formula="of:=SUM([.AI68:.AI97])" office:value-type="float" office:value="45" calcext:value-type="float">
            <text:p>45</text:p>
          </table:table-cell>
          <table:table-cell table:style-name="ce15" table:formula="of:=SUM([.AJ68:.AJ97])" office:value-type="float" office:value="54" calcext:value-type="float">
            <text:p>54</text:p>
          </table:table-cell>
          <table:table-cell table:style-name="ce15" table:formula="of:=SUM([.AK68:.AK97])" office:value-type="float" office:value="51" calcext:value-type="float">
            <text:p>51</text:p>
          </table:table-cell>
          <table:table-cell table:style-name="ce15" table:formula="of:=SUM([.AL68:.AL97])" office:value-type="float" office:value="54" calcext:value-type="float">
            <text:p>54</text:p>
          </table:table-cell>
          <table:table-cell table:style-name="ce15" table:formula="of:=SUM([.AM68:.AM97])" office:value-type="float" office:value="52" calcext:value-type="float">
            <text:p>52</text:p>
          </table:table-cell>
          <table:table-cell table:style-name="ce15" table:formula="of:=SUM([.AN68:.AN97])" office:value-type="float" office:value="44" calcext:value-type="float">
            <text:p>44</text:p>
          </table:table-cell>
          <table:table-cell table:style-name="ce15" table:formula="of:=SUM([.AO68:.AO97])" office:value-type="float" office:value="39" calcext:value-type="float">
            <text:p>39</text:p>
          </table:table-cell>
          <table:table-cell table:style-name="ce15" table:formula="of:=SUM([.AP68:.AP97])" office:value-type="float" office:value="68" calcext:value-type="float">
            <text:p>68</text:p>
          </table:table-cell>
          <table:table-cell table:style-name="ce15" table:formula="of:=SUM([.AQ68:.AQ97])" office:value-type="float" office:value="43" calcext:value-type="float">
            <text:p>43</text:p>
          </table:table-cell>
          <table:table-cell table:style-name="ce15" table:formula="of:=SUM([.AR68:.AR97])" office:value-type="float" office:value="11" calcext:value-type="float">
            <text:p>11</text:p>
          </table:table-cell>
          <table:table-cell table:style-name="ce15" table:formula="of:=SUM([.AS68:.AS97])" office:value-type="float" office:value="95" calcext:value-type="float">
            <text:p>95</text:p>
          </table:table-cell>
          <table:table-cell table:style-name="ce15" table:formula="of:=SUM([.AT68:.AT97])" office:value-type="float" office:value="44" calcext:value-type="float">
            <text:p>44</text:p>
          </table:table-cell>
          <table:table-cell table:style-name="ce15" table:formula="of:=SUM([.AU68:.AU97])" office:value-type="float" office:value="67" calcext:value-type="float">
            <text:p>67</text:p>
          </table:table-cell>
          <table:table-cell table:style-name="ce15" table:formula="of:=SUM([.AV68:.AV97])" office:value-type="float" office:value="37" calcext:value-type="float">
            <text:p>37</text:p>
          </table:table-cell>
          <table:table-cell table:style-name="ce15" table:formula="of:=SUM([.AW68:.AW97])" office:value-type="float" office:value="46" calcext:value-type="float">
            <text:p>46</text:p>
          </table:table-cell>
          <table:table-cell table:number-columns-repeated="3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36"/>
          <table:table-cell table:style-name="ce11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3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3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8819999999999" calcext:value-type="float">
            <text:p>19.88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7356862745098" calcext:value-type="float">
            <text:p>0.7736</text:p>
          </table:table-cell>
          <table:table-cell table:style-name="ce10" office:value-type="float" office:value="3.94532336824246" calcext:value-type="float">
            <text:p>3.9453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71" calcext:value-type="float">
            <text:p>19.97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27419607843137" calcext:value-type="float">
            <text:p>4.2742</text:p>
          </table:table-cell>
          <table:table-cell table:style-name="ce10" office:value-type="float" office:value="9.29587605769354" calcext:value-type="float">
            <text:p>9.2959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86" calcext:value-type="float">
            <text:p>19.986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.20627450980392" calcext:value-type="float">
            <text:p>8.2063</text:p>
          </table:table-cell>
          <table:table-cell table:style-name="ce10" office:value-type="float" office:value="12.915871746034" calcext:value-type="float">
            <text:p>12.9159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97" calcext:value-type="float">
            <text:p>19.9970</text:p>
          </table:table-cell>
          <table:table-cell table:style-name="ce10" office:value-type="float" office:value="19.764" calcext:value-type="float">
            <text:p>19.7640</text:p>
          </table:table-cell>
          <table:table-cell table:style-name="ce10" office:value-type="float" office:value="11.659431372549" calcext:value-type="float">
            <text:p>11.6594</text:p>
          </table:table-cell>
          <table:table-cell table:style-name="ce10" office:value-type="float" office:value="12.9563936556435" calcext:value-type="float">
            <text:p>12.9564</text:p>
          </table:table-cell>
          <table:table-cell table:style-name="ce12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9999999999973" calcext:value-type="float">
            <text:p>0.053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104509803921549" calcext:value-type="float">
            <text:p>0.0105</text:p>
          </table:table-cell>
          <table:table-cell table:style-name="ce10" office:value-type="float" office:value="0.014703741020577" calcext:value-type="float">
            <text:p>0.0147</text:p>
          </table:table-cell>
          <table:table-cell table:style-name="ce12" office:value-type="float" office:value="0.470588235294118" calcext:value-type="float">
            <text:p>0.470588235294118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39999999999736" calcext:value-type="float">
            <text:p>0.054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0988235294117462" calcext:value-type="float">
            <text:p>0.0099</text:p>
          </table:table-cell>
          <table:table-cell table:style-name="ce10" office:value-type="float" office:value="0.0161307160411332" calcext:value-type="float">
            <text:p>0.0161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0000000000073" calcext:value-type="float">
            <text:p>0.067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19607843137093" calcext:value-type="float">
            <text:p>0.0062</text:p>
          </table:table-cell>
          <table:table-cell table:style-name="ce10" office:value-type="float" office:value="0.0318342582762384" calcext:value-type="float">
            <text:p>0.0318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299999999997" calcext:value-type="float">
            <text:p>0.08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6274509803918" calcext:value-type="float">
            <text:p>0.0089</text:p>
          </table:table-cell>
          <table:table-cell table:style-name="ce10" office:value-type="float" office:value="0.0179320941331436" calcext:value-type="float">
            <text:p>0.0179</text:p>
          </table:table-cell>
          <table:table-cell table:style-name="ce12" office:value-type="float" office:value="0.529411764705882" calcext:value-type="float">
            <text:p>0.52941176470588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0000000000209" calcext:value-type="float">
            <text:p>0.05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335" calcext:value-type="float">
            <text:p>0.0059</text:p>
          </table:table-cell>
          <table:table-cell table:style-name="ce10" office:value-type="float" office:value="0.0130782261794145" calcext:value-type="float">
            <text:p>0.0131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80000000000018" calcext:value-type="float">
            <text:p>0.0480</text:p>
          </table:table-cell>
          <table:table-cell table:style-name="ce10" office:value-type="float" office:value="0.000999999999976353" calcext:value-type="float">
            <text:p>0.0010</text:p>
          </table:table-cell>
          <table:table-cell table:style-name="ce10" office:value-type="float" office:value="0.00703921568627301" calcext:value-type="float">
            <text:p>0.0070</text:p>
          </table:table-cell>
          <table:table-cell table:style-name="ce10" office:value-type="float" office:value="0.0135329228180767" calcext:value-type="float">
            <text:p>0.0135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10000000000173" calcext:value-type="float">
            <text:p>0.08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796078431372003" calcext:value-type="float">
            <text:p>0.0080</text:p>
          </table:table-cell>
          <table:table-cell table:style-name="ce10" office:value-type="float" office:value="0.0312854598815249" calcext:value-type="float">
            <text:p>0.0313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79999999999927" calcext:value-type="float">
            <text:p>0.05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96078431373205" calcext:value-type="float">
            <text:p>0.0090</text:p>
          </table:table-cell>
          <table:table-cell table:style-name="ce10" office:value-type="float" office:value="0.0168279529355268" calcext:value-type="float">
            <text:p>0.0168</text:p>
          </table:table-cell>
          <table:table-cell table:style-name="ce12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19999999999436" calcext:value-type="float">
            <text:p>0.0120</text:p>
          </table:table-cell>
          <table:table-cell table:style-name="ce10" office:value-type="float" office:value="0.145999999999958" calcext:value-type="float">
            <text:p>0.146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686078431372509" calcext:value-type="float">
            <text:p>0.0686</text:p>
          </table:table-cell>
          <table:table-cell table:style-name="ce10" office:value-type="float" office:value="0.0608374884425167" calcext:value-type="float">
            <text:p>0.060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70000000000528" calcext:value-type="float">
            <text:p>0.0170</text:p>
          </table:table-cell>
          <table:table-cell table:style-name="ce10" office:value-type="float" office:value="0.129999999999995" calcext:value-type="float">
            <text:p>0.130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549019607716" calcext:value-type="float">
            <text:p>0.0743</text:p>
          </table:table-cell>
          <table:table-cell table:style-name="ce10" office:value-type="float" office:value="0.0389037273278573" calcext:value-type="float">
            <text:p>0.038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38000000000034" calcext:value-type="float">
            <text:p>0.138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745098039173" calcext:value-type="float">
            <text:p>0.0743</text:p>
          </table:table-cell>
          <table:table-cell table:style-name="ce10" office:value-type="float" office:value="0.0582650838839211" calcext:value-type="float">
            <text:p>0.058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52000000000044" calcext:value-type="float">
            <text:p>0.152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61568627450983" calcext:value-type="float">
            <text:p>0.0762</text:p>
          </table:table-cell>
          <table:table-cell table:style-name="ce10" office:value-type="float" office:value="0.0638444985883612" calcext:value-type="float">
            <text:p>0.06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48000000000025" calcext:value-type="float">
            <text:p>0.148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52745098039204" calcext:value-type="float">
            <text:p>0.0753</text:p>
          </table:table-cell>
          <table:table-cell table:style-name="ce10" office:value-type="float" office:value="0.0389520217703831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33529411764681" calcext:value-type="float">
            <text:p>0.0734</text:p>
          </table:table-cell>
          <table:table-cell table:style-name="ce10" office:value-type="float" office:value="0.0329302292734244" calcext:value-type="float">
            <text:p>0.032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57058823529477" calcext:value-type="float">
            <text:p>0.0757</text:p>
          </table:table-cell>
          <table:table-cell table:style-name="ce10" office:value-type="float" office:value="0.0348574238864489" calcext:value-type="float">
            <text:p>0.03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71960784313728" calcext:value-type="float">
            <text:p>0.0772</text:p>
          </table:table-cell>
          <table:table-cell table:style-name="ce10" office:value-type="float" office:value="0.0383562250488574" calcext:value-type="float">
            <text:p>0.038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9411764705765" calcext:value-type="float">
            <text:p>0.0129</text:p>
          </table:table-cell>
          <table:table-cell table:style-name="ce10" office:value-type="float" office:value="0.028142494558915" calcext:value-type="float">
            <text:p>0.0281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80392156862305" calcext:value-type="float">
            <text:p>0.0680</text:p>
          </table:table-cell>
          <table:table-cell table:style-name="ce10" office:value-type="float" office:value="0.0545160526817365" calcext:value-type="float">
            <text:p>0.0545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.260196078431345" calcext:value-type="float">
            <text:p>0.2602</text:p>
          </table:table-cell>
          <table:table-cell table:style-name="ce10" office:value-type="float" office:value="0.491597396250205" calcext:value-type="float">
            <text:p>0.491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73000000000002" calcext:value-type="float">
            <text:p>3.73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513725490196066" calcext:value-type="float">
            <text:p>0.5137</text:p>
          </table:table-cell>
          <table:table-cell table:style-name="ce10" office:value-type="float" office:value="0.964191889615318" calcext:value-type="float">
            <text:p>0.96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6.82999999999993" calcext:value-type="float">
            <text:p>6.83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998235294117635" calcext:value-type="float">
            <text:p>0.9982</text:p>
          </table:table-cell>
          <table:table-cell table:style-name="ce10" office:value-type="float" office:value="1.83793906319005" calcext:value-type="float">
            <text:p>1.83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11.8299999999999" calcext:value-type="float">
            <text:p>11.83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2.22078431372548" calcext:value-type="float">
            <text:p>2.2208</text:p>
          </table:table-cell>
          <table:table-cell table:style-name="ce10" office:value-type="float" office:value="3.3264278137365" calcext:value-type="float">
            <text:p>3.32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2.0799999999999" calcext:value-type="float">
            <text:p>12.0800</text:p>
          </table:table-cell>
          <table:table-cell table:style-name="ce10" office:value-type="float" office:value="3.48000000000002" calcext:value-type="float">
            <text:p>3.4800</text:p>
          </table:table-cell>
          <table:table-cell table:style-name="ce10" office:value-type="float" office:value="2.80294117647057" calcext:value-type="float">
            <text:p>2.8029</text:p>
          </table:table-cell>
          <table:table-cell table:style-name="ce10" office:value-type="float" office:value="3.8532300735876" calcext:value-type="float">
            <text:p>3.853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5.6500000000001" calcext:value-type="float">
            <text:p>15.65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4.25882352941175" calcext:value-type="float">
            <text:p>4.2588</text:p>
          </table:table-cell>
          <table:table-cell table:style-name="ce10" office:value-type="float" office:value="5.69281213461322" calcext:value-type="float">
            <text:p>5.6928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09803921568255" calcext:value-type="float">
            <text:p>0.0410</text:p>
          </table:table-cell>
          <table:table-cell table:style-name="ce10" office:value-type="float" office:value="0.01643167672514" calcext:value-type="float">
            <text:p>0.01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10237960416095" calcext:value-type="float">
            <text:p>0.02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58069758011044" calcext:value-type="float">
            <text:p>0.02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84313725489756" calcext:value-type="float">
            <text:p>0.0484</text:p>
          </table:table-cell>
          <table:table-cell table:style-name="ce10" office:value-type="float" office:value="0.0472016948847809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592156862744559" calcext:value-type="float">
            <text:p>0.0592</text:p>
          </table:table-cell>
          <table:table-cell table:style-name="ce10" office:value-type="float" office:value="0.0275317997958474" calcext:value-type="float">
            <text:p>0.02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558823529411301" calcext:value-type="float">
            <text:p>0.0559</text:p>
          </table:table-cell>
          <table:table-cell table:style-name="ce10" office:value-type="float" office:value="0.0401248052954469" calcext:value-type="float">
            <text:p>0.040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68627450979966" calcext:value-type="float">
            <text:p>0.0469</text:p>
          </table:table-cell>
          <table:table-cell table:style-name="ce10" office:value-type="float" office:value="0.0237486841740542" calcext:value-type="float">
            <text:p>0.0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507843137254485" calcext:value-type="float">
            <text:p>0.0508</text:p>
          </table:table-cell>
          <table:table-cell table:style-name="ce10" office:value-type="float" office:value="0.0424028300942016" calcext:value-type="float">
            <text:p>0.042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17647058823241" calcext:value-type="float">
            <text:p>0.0318</text:p>
          </table:table-cell>
          <table:table-cell table:style-name="ce10" office:value-type="float" office:value="0.015231546211714" calcext:value-type="float">
            <text:p>0.015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37254901960478" calcext:value-type="float">
            <text:p>0.0337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50980392156544" calcext:value-type="float">
            <text:p>0.0351</text:p>
          </table:table-cell>
          <table:table-cell table:style-name="ce10" office:value-type="float" office:value="0.0209284495364373" calcext:value-type="float">
            <text:p>0.020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4901960784282" calcext:value-type="float">
            <text:p>0.0349</text:p>
          </table:table-cell>
          <table:table-cell table:style-name="ce10" office:value-type="float" office:value="0.028390139133131" calcext:value-type="float">
            <text:p>0.028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33333333332939" calcext:value-type="float">
            <text:p>0.0433</text:p>
          </table:table-cell>
          <table:table-cell table:style-name="ce10" office:value-type="float" office:value="0.0162480768092571" calcext:value-type="float">
            <text:p>0.016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78431372548675" calcext:value-type="float">
            <text:p>0.0378</text:p>
          </table:table-cell>
          <table:table-cell table:style-name="ce10" office:value-type="float" office:value="0.0137840487520777" calcext:value-type="float">
            <text:p>0.01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number-columns-repeated="2" table:style-name="ce10" office:value-type="float" office:value="0.0399999999999636" calcext:value-type="float">
            <text:p>0.0400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29411764705492" calcext:value-type="float">
            <text:p>0.0429</text:p>
          </table:table-cell>
          <table:table-cell table:style-name="ce10" office:value-type="float" office:value="0.0186547581061607" calcext:value-type="float">
            <text:p>0.018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269999999999982" calcext:value-type="float">
            <text:p>0.2700</text:p>
          </table:table-cell>
          <table:table-cell table:style-name="ce10" office:value-type="float" office:value="0.256078431372548" calcext:value-type="float">
            <text:p>0.2561</text:p>
          </table:table-cell>
          <table:table-cell table:style-name="ce10" office:value-type="float" office:value="0.181256724013287" calcext:value-type="float">
            <text:p>0.181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19999999999982" calcext:value-type="float">
            <text:p>0.52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263333333333344" calcext:value-type="float">
            <text:p>0.2633</text:p>
          </table:table-cell>
          <table:table-cell table:style-name="ce10" office:value-type="float" office:value="0.196733322037793" calcext:value-type="float">
            <text:p>0.1967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69999999999891" calcext:value-type="float">
            <text:p>0.3700</text:p>
          </table:table-cell>
          <table:table-cell table:style-name="ce10" office:value-type="float" office:value="0.336078431372555" calcext:value-type="float">
            <text:p>0.3361</text:p>
          </table:table-cell>
          <table:table-cell table:style-name="ce10" office:value-type="float" office:value="0.226764194704538" calcext:value-type="float">
            <text:p>0.2268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49999999999955" calcext:value-type="float">
            <text:p>0.5500</text:p>
          </table:table-cell>
          <table:table-cell table:style-name="ce10" office:value-type="float" office:value="0.279999999999973" calcext:value-type="float">
            <text:p>0.2800</text:p>
          </table:table-cell>
          <table:table-cell table:style-name="ce10" office:value-type="float" office:value="0.259803921568619" calcext:value-type="float">
            <text:p>0.2598</text:p>
          </table:table-cell>
          <table:table-cell table:style-name="ce10" office:value-type="float" office:value="0.30562395194094" calcext:value-type="float">
            <text:p>0.3056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99999999999909" calcext:value-type="float">
            <text:p>0.6000</text:p>
          </table:table-cell>
          <table:table-cell table:style-name="ce10" office:value-type="float" office:value="0.329999999999927" calcext:value-type="float">
            <text:p>0.3300</text:p>
          </table:table-cell>
          <table:table-cell table:style-name="ce10" office:value-type="float" office:value="0.302549019607813" calcext:value-type="float">
            <text:p>0.3025</text:p>
          </table:table-cell>
          <table:table-cell table:style-name="ce10" office:value-type="float" office:value="0.150539031483524" calcext:value-type="float">
            <text:p>0.1505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39999999999918" calcext:value-type="float">
            <text:p>0.3400</text:p>
          </table:table-cell>
          <table:table-cell table:style-name="ce10" office:value-type="float" office:value="0.307450980392158" calcext:value-type="float">
            <text:p>0.3075</text:p>
          </table:table-cell>
          <table:table-cell table:style-name="ce10" office:value-type="float" office:value="0.214895323355388" calcext:value-type="float">
            <text:p>0.21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29999999999973" calcext:value-type="float">
            <text:p>0.5300</text:p>
          </table:table-cell>
          <table:table-cell table:style-name="ce10" office:value-type="float" office:value="0.349999999999909" calcext:value-type="float">
            <text:p>0.3500</text:p>
          </table:table-cell>
          <table:table-cell table:style-name="ce10" office:value-type="float" office:value="0.319411764705891" calcext:value-type="float">
            <text:p>0.3194</text:p>
          </table:table-cell>
          <table:table-cell table:style-name="ce10" office:value-type="float" office:value="0.182148291235454" calcext:value-type="float">
            <text:p>0.18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60000000000082" calcext:value-type="float">
            <text:p>0.6600</text:p>
          </table:table-cell>
          <table:table-cell table:style-name="ce10" office:value-type="float" office:value="0.380000000000109" calcext:value-type="float">
            <text:p>0.3800</text:p>
          </table:table-cell>
          <table:table-cell table:style-name="ce10" office:value-type="float" office:value="0.35470588235294" calcext:value-type="float">
            <text:p>0.3547</text:p>
          </table:table-cell>
          <table:table-cell table:style-name="ce10" office:value-type="float" office:value="0.292820764290998" calcext:value-type="float">
            <text:p>0.2928</text:p>
          </table:table-cell>
          <table:table-cell table:style-name="ce12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919607843136508" calcext:value-type="float">
            <text:p>0.0920</text:p>
          </table:table-cell>
          <table:table-cell table:style-name="ce10" office:value-type="float" office:value="0.0203469899493752" calcext:value-type="float">
            <text:p>0.020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08627450980356" calcext:value-type="float">
            <text:p>0.1086</text:p>
          </table:table-cell>
          <table:table-cell table:style-name="ce10" office:value-type="float" office:value="0.0246576560119604" calcext:value-type="float">
            <text:p>0.024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1764705882323" calcext:value-type="float">
            <text:p>0.1118</text:p>
          </table:table-cell>
          <table:table-cell table:style-name="ce10" office:value-type="float" office:value="0.0437264222182276" calcext:value-type="float">
            <text:p>0.04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2745098039189" calcext:value-type="float">
            <text:p>0.1127</text:p>
          </table:table-cell>
          <table:table-cell table:style-name="ce10" office:value-type="float" office:value="0.0356089876296557" calcext:value-type="float">
            <text:p>0.035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59999999999991" calcext:value-type="float">
            <text:p>0.26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0784313725452" calcext:value-type="float">
            <text:p>0.1208</text:p>
          </table:table-cell>
          <table:table-cell table:style-name="ce10" office:value-type="float" office:value="0.0471593044902763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5294117647043" calcext:value-type="float">
            <text:p>0.1253</text:p>
          </table:table-cell>
          <table:table-cell table:style-name="ce10" office:value-type="float" office:value="0.0459565011724168" calcext:value-type="float">
            <text:p>0.046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31176470588241" calcext:value-type="float">
            <text:p>0.1312</text:p>
          </table:table-cell>
          <table:table-cell table:style-name="ce10" office:value-type="float" office:value="0.0389871773793392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480000000000018" calcext:value-type="float">
            <text:p>0.48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4568627450981" calcext:value-type="float">
            <text:p>0.1457</text:p>
          </table:table-cell>
          <table:table-cell table:style-name="ce10" office:value-type="float" office:value="0.0677347768875395" calcext:value-type="float">
            <text:p>0.067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3529411764727" calcext:value-type="float">
            <text:p>0.0124</text:p>
          </table:table-cell>
          <table:table-cell table:style-name="ce10" office:value-type="float" office:value="0.0514392845984556" calcext:value-type="float">
            <text:p>0.0514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47058823529455" calcext:value-type="float">
            <text:p>0.0247</text:p>
          </table:table-cell>
          <table:table-cell table:style-name="ce10" office:value-type="float" office:value="0.0727461339179055" calcext:value-type="float">
            <text:p>0.0727</text:p>
          </table:table-cell>
          <table:table-cell table:style-name="ce12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823529411763957" calcext:value-type="float">
            <text:p>0.0082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901960784312905" calcext:value-type="float">
            <text:p>0.0090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745098039215009" calcext:value-type="float">
            <text:p>0.0075</text:p>
          </table:table-cell>
          <table:table-cell table:style-name="ce10" office:value-type="float" office:value="0.0103923048454038" calcext:value-type="float">
            <text:p>0.0104</text:p>
          </table:table-cell>
          <table:table-cell table:style-name="ce12" office:value-type="float" office:value="0.411764705882353" calcext:value-type="float">
            <text:p>0.41176470588235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3725490195975" calcext:value-type="float">
            <text:p>0.0114</text:p>
          </table:table-cell>
          <table:table-cell table:style-name="ce10" office:value-type="float" office:value="0.00989949493660266" calcext:value-type="float">
            <text:p>0.0099</text:p>
          </table:table-cell>
          <table:table-cell table:style-name="ce12" office:value-type="float" office:value="0.333333333333333" calcext:value-type="float">
            <text:p>0.33333333333333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7647058823422" calcext:value-type="float">
            <text:p>0.0118</text:p>
          </table:table-cell>
          <table:table-cell table:style-name="ce10" office:value-type="float" office:value="0.0154919333848156" calcext:value-type="float">
            <text:p>0.0155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9607843137146" calcext:value-type="float">
            <text:p>0.0120</text:p>
          </table:table-cell>
          <table:table-cell table:style-name="ce10" office:value-type="float" office:value="0.0171464281994666" calcext:value-type="float">
            <text:p>0.0171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2156862745087" calcext:value-type="float">
            <text:p>0.0122</text:p>
          </table:table-cell>
          <table:table-cell table:style-name="ce10" office:value-type="float" office:value="0.0169705627484617" calcext:value-type="float">
            <text:p>0.0170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27279220613463" calcext:value-type="float">
            <text:p>0.0127</text:p>
          </table:table-cell>
          <table:table-cell table:style-name="ce12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282842712474362" calcext:value-type="float">
            <text:p>0.0028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05401" calcext:value-type="float">
            <text:p>0.005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112" calcext:value-type="float">
            <text:p>0.0059</text:p>
          </table:table-cell>
          <table:table-cell table:style-name="ce10" office:value-type="float" office:value="0.0174355957741468" calcext:value-type="float">
            <text:p>0.0174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2352941175668" calcext:value-type="float">
            <text:p>0.0088</text:p>
          </table:table-cell>
          <table:table-cell table:style-name="ce10" office:value-type="float" office:value="0.0140712472794575" calcext:value-type="float">
            <text:p>0.0141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54901960784173" calcext:value-type="float">
            <text:p>0.0155</text:p>
          </table:table-cell>
          <table:table-cell table:style-name="ce10" office:value-type="float" office:value="0.018867962264096" calcext:value-type="float">
            <text:p>0.0189</text:p>
          </table:table-cell>
          <table:table-cell table:style-name="ce12" office:value-type="float" office:value="0.333333333333333" calcext:value-type="float">
            <text:p>0.33333333333333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34907375632198" calcext:value-type="float">
            <text:p>0.0135</text:p>
          </table:table-cell>
          <table:table-cell table:style-name="ce12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469041575981916" calcext:value-type="float">
            <text:p>0.0047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65685424948723" calcext:value-type="float">
            <text:p>0.0057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48074069840197" calcext:value-type="float">
            <text:p>0.0065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99999999999272" calcext:value-type="float">
            <text:p>0.0080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30161" calcext:value-type="float">
            <text:p>0.0065</text:p>
          </table:table-cell>
          <table:table-cell table:style-name="ce10" office:value-type="float" office:value="0.0438862165149777" calcext:value-type="float">
            <text:p>0.0439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53658" calcext:value-type="float">
            <text:p>0.0004</text:p>
          </table:table-cell>
          <table:table-cell table:style-name="ce10" office:value-type="float" office:value="0.00200000000004366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66666666667844" calcext:value-type="float">
            <text:p>0.0067</text:p>
          </table:table-cell>
          <table:table-cell table:style-name="ce10" office:value-type="float" office:value="0.0439089968001956" calcext:value-type="float">
            <text:p>0.0439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5527" calcext:value-type="float">
            <text:p>0.0069</text:p>
          </table:table-cell>
          <table:table-cell table:style-name="ce10" office:value-type="float" office:value="0.0434971263418716" calcext:value-type="float">
            <text:p>0.0435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5490196078496" calcext:value-type="float">
            <text:p>0.0125</text:p>
          </table:table-cell>
          <table:table-cell table:style-name="ce10" office:value-type="float" office:value="0.0620322496770738" calcext:value-type="float">
            <text:p>0.0620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337" calcext:value-type="float">
            <text:p>0.0135</text:p>
          </table:table-cell>
          <table:table-cell table:style-name="ce10" office:value-type="float" office:value="0.0631030902571494" calcext:value-type="float">
            <text:p>0.0631</text:p>
          </table:table-cell>
          <table:table-cell table:style-name="ce12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50980392161357" calcext:value-type="float">
            <text:p>0.0045</text:p>
          </table:table-cell>
          <table:table-cell table:style-name="ce10" office:value-type="float" office:value="0.00883176086638675" calcext:value-type="float">
            <text:p>0.0088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12088" calcext:value-type="float">
            <text:p>0.0053</text:p>
          </table:table-cell>
          <table:table-cell table:style-name="ce10" office:value-type="float" office:value="0.0104880884817744" calcext:value-type="float">
            <text:p>0.0105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90196078439397" calcext:value-type="float">
            <text:p>0.0049</text:p>
          </table:table-cell>
          <table:table-cell table:style-name="ce10" office:value-type="float" office:value="0.00836660026544729" calcext:value-type="float">
            <text:p>0.0084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31372549023674" calcext:value-type="float">
            <text:p>0.0043</text:p>
          </table:table-cell>
          <table:table-cell table:style-name="ce10" office:value-type="float" office:value="0.0100000000000546" calcext:value-type="float">
            <text:p>0.0100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26029" calcext:value-type="float">
            <text:p>0.0059</text:p>
          </table:table-cell>
          <table:table-cell table:style-name="ce10" office:value-type="float" office:value="0.00927361849561967" calcext:value-type="float">
            <text:p>0.0093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30392156862827" calcext:value-type="float">
            <text:p>0.1304</text:p>
          </table:table-cell>
          <table:table-cell table:style-name="ce10" office:value-type="float" office:value="0.52019419450816" calcext:value-type="float">
            <text:p>0.5202</text:p>
          </table:table-cell>
          <table:table-cell table:style-name="ce12" office:value-type="float" office:value="0.509803921568627" calcext:value-type="float">
            <text:p>0.509803921568627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09803921573514" calcext:value-type="float">
            <text:p>0.0051</text:p>
          </table:table-cell>
          <table:table-cell table:style-name="ce10" office:value-type="float" office:value="0.0169705627484349" calcext:value-type="float">
            <text:p>0.0170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70588235294938" calcext:value-type="float">
            <text:p>0.0471</text:p>
          </table:table-cell>
          <table:table-cell table:style-name="ce10" office:value-type="float" office:value="0.299929991831415" calcext:value-type="float">
            <text:p>0.2999</text:p>
          </table:table-cell>
          <table:table-cell table:style-name="ce12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0.9803921568627" calcext:value-type="float">
            <text:p>50.9804</text:p>
          </table:table-cell>
          <table:table-cell table:style-name="ce10" office:value-type="float" office:value="72.1110255092798" calcext:value-type="float">
            <text:p>72.1110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4.9019607843137" calcext:value-type="float">
            <text:p>54.9020</text:p>
          </table:table-cell>
          <table:table-cell table:style-name="ce10" office:value-type="float" office:value="74.8331477354788" calcext:value-type="float">
            <text:p>74.8331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61.6441400296898" calcext:value-type="float">
            <text:p>61.6441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2.5490196078431" calcext:value-type="float">
            <text:p>72.5490</text:p>
          </table:table-cell>
          <table:table-cell table:style-name="ce10" office:value-type="float" office:value="52.9150262212918" calcext:value-type="float">
            <text:p>52.9150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4.5098039215686" calcext:value-type="float">
            <text:p>74.5098</text:p>
          </table:table-cell>
          <table:table-cell table:style-name="ce10" office:value-type="float" office:value="50.9901951359278" calcext:value-type="float">
            <text:p>50.9902</text:p>
          </table:table-cell>
          <table:table-cell table:style-name="ce12" office:value-type="float" office:value="0.254901960784314" calcext:value-type="float">
            <text:p>0.25490196078431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80" calcext:value-type="float">
            <text:p>80.0000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8.4313725490196" calcext:value-type="float">
            <text:p>78.4314</text:p>
          </table:table-cell>
          <table:table-cell table:style-name="ce10" office:value-type="float" office:value="89.4427190999916" calcext:value-type="float">
            <text:p>89.4427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42.4264068711929" calcext:value-type="float">
            <text:p>42.4264</text:p>
          </table:table-cell>
          <table:table-cell table:style-name="ce12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62745098039244" calcext:value-type="float">
            <text:p>0.0263</text:p>
          </table:table-cell>
          <table:table-cell table:style-name="ce10" office:value-type="float" office:value="0.134059688198966" calcext:value-type="float">
            <text:p>0.1341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4509803921579" calcext:value-type="float">
            <text:p>0.0675</text:p>
          </table:table-cell>
          <table:table-cell table:style-name="ce10" office:value-type="float" office:value="0.217568380055562" calcext:value-type="float">
            <text:p>0.2176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5882352941209" calcext:value-type="float">
            <text:p>0.0406</text:p>
          </table:table-cell>
          <table:table-cell table:style-name="ce10" office:value-type="float" office:value="0.169014792252053" calcext:value-type="float">
            <text:p>0.1690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8039215686314" calcext:value-type="float">
            <text:p>0.0398</text:p>
          </table:table-cell>
          <table:table-cell table:style-name="ce10" office:value-type="float" office:value="0.165813147850239" calcext:value-type="float">
            <text:p>0.1658</text:p>
          </table:table-cell>
          <table:table-cell table:style-name="ce12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00.06" calcext:value-type="float">
            <text:p>100.0600</text:p>
          </table:table-cell>
          <table:table-cell table:style-name="ce10" office:value-type="float" office:value="48.3000000000002" calcext:value-type="float">
            <text:p>48.3000</text:p>
          </table:table-cell>
          <table:table-cell table:style-name="ce10" office:value-type="float" office:value="53.9958823529412" calcext:value-type="float">
            <text:p>53.9959</text:p>
          </table:table-cell>
          <table:table-cell table:style-name="ce10" office:value-type="float" office:value="62.056778743341" calcext:value-type="float">
            <text:p>62.056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.9699999999998" calcext:value-type="float">
            <text:p>2.97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5.9899999999998" calcext:value-type="float">
            <text:p>65.9900</text:p>
          </table:table-cell>
          <table:table-cell table:style-name="ce10" office:value-type="float" office:value="66.2345098039216" calcext:value-type="float">
            <text:p>66.2345</text:p>
          </table:table-cell>
          <table:table-cell table:style-name="ce10" office:value-type="float" office:value="42.4449323712501" calcext:value-type="float">
            <text:p>42.44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920000000000073" calcext:value-type="float">
            <text:p>0.92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65.23" calcext:value-type="float">
            <text:p>65.2300</text:p>
          </table:table-cell>
          <table:table-cell table:style-name="ce10" office:value-type="float" office:value="65.6603921568627" calcext:value-type="float">
            <text:p>65.6604</text:p>
          </table:table-cell>
          <table:table-cell table:style-name="ce10" office:value-type="float" office:value="30.0397461041202" calcext:value-type="float">
            <text:p>30.039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9.79" calcext:value-type="float">
            <text:p>29.79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65.6700000000001" calcext:value-type="float">
            <text:p>65.6700</text:p>
          </table:table-cell>
          <table:table-cell table:style-name="ce10" office:value-type="float" office:value="69.7533333333333" calcext:value-type="float">
            <text:p>69.7533</text:p>
          </table:table-cell>
          <table:table-cell table:style-name="ce10" office:value-type="float" office:value="28.5809896259734" calcext:value-type="float">
            <text:p>28.58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2.0799999999999" calcext:value-type="float">
            <text:p>22.08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5.9899999999998" calcext:value-type="float">
            <text:p>85.9900</text:p>
          </table:table-cell>
          <table:table-cell table:style-name="ce10" office:value-type="float" office:value="76.5374509803922" calcext:value-type="float">
            <text:p>76.5375</text:p>
          </table:table-cell>
          <table:table-cell table:style-name="ce10" office:value-type="float" office:value="29.06941058914" calcext:value-type="float">
            <text:p>29.069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.38000000000011" calcext:value-type="float">
            <text:p>3.38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6.3699999999999" calcext:value-type="float">
            <text:p>66.3700</text:p>
          </table:table-cell>
          <table:table-cell table:style-name="ce10" office:value-type="float" office:value="66.1301960784314" calcext:value-type="float">
            <text:p>66.1302</text:p>
          </table:table-cell>
          <table:table-cell table:style-name="ce10" office:value-type="float" office:value="43.1498927229258" calcext:value-type="float">
            <text:p>43.149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5300000000002" calcext:value-type="float">
            <text:p>30.53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7.6300000000001" calcext:value-type="float">
            <text:p>87.6300</text:p>
          </table:table-cell>
          <table:table-cell table:style-name="ce10" office:value-type="float" office:value="78.5903921568628" calcext:value-type="float">
            <text:p>78.5904</text:p>
          </table:table-cell>
          <table:table-cell table:style-name="ce10" office:value-type="float" office:value="33.3622628728929" calcext:value-type="float">
            <text:p>33.362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8699999999999" calcext:value-type="float">
            <text:p>30.87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85.25" calcext:value-type="float">
            <text:p>85.2500</text:p>
          </table:table-cell>
          <table:table-cell table:style-name="ce10" office:value-type="float" office:value="79.0743137254902" calcext:value-type="float">
            <text:p>79.0743</text:p>
          </table:table-cell>
          <table:table-cell table:style-name="ce10" office:value-type="float" office:value="26.3191735812507" calcext:value-type="float">
            <text:p>26.3192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199999999999818" calcext:value-type="float">
            <text:p>0.2000</text:p>
          </table:table-cell>
          <table:table-cell table:style-name="ce10" office:value-type="float" office:value="1.25" calcext:value-type="float">
            <text:p>1.2500</text:p>
          </table:table-cell>
          <table:table-cell table:style-name="ce10" office:value-type="float" office:value="0.639999999999873" calcext:value-type="float">
            <text:p>0.6400</text:p>
          </table:table-cell>
          <table:table-cell table:style-name="ce10" office:value-type="float" office:value="0.655098039215683" calcext:value-type="float">
            <text:p>0.6551</text:p>
          </table:table-cell>
          <table:table-cell table:style-name="ce10" office:value-type="float" office:value="0.207894203863394" calcext:value-type="float">
            <text:p>0.20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30999999999995" calcext:value-type="float">
            <text:p>1.3100</text:p>
          </table:table-cell>
          <table:table-cell table:style-name="ce10" office:value-type="float" office:value="0.710000000000036" calcext:value-type="float">
            <text:p>0.7100</text:p>
          </table:table-cell>
          <table:table-cell table:style-name="ce10" office:value-type="float" office:value="0.737058823529441" calcext:value-type="float">
            <text:p>0.7371</text:p>
          </table:table-cell>
          <table:table-cell table:style-name="ce10" office:value-type="float" office:value="0.22379454863778" calcext:value-type="float">
            <text:p>0.22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" calcext:value-type="float">
            <text:p>1.5000</text:p>
          </table:table-cell>
          <table:table-cell table:style-name="ce10" office:value-type="float" office:value="0.889999999999873" calcext:value-type="float">
            <text:p>0.8900</text:p>
          </table:table-cell>
          <table:table-cell table:style-name="ce10" office:value-type="float" office:value="0.897254901960771" calcext:value-type="float">
            <text:p>0.8973</text:p>
          </table:table-cell>
          <table:table-cell table:style-name="ce10" office:value-type="float" office:value="0.660950830243835" calcext:value-type="float">
            <text:p>0.6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5000000000018" calcext:value-type="float">
            <text:p>1.5500</text:p>
          </table:table-cell>
          <table:table-cell table:style-name="ce10" office:value-type="float" office:value="0.940000000000055" calcext:value-type="float">
            <text:p>0.9400</text:p>
          </table:table-cell>
          <table:table-cell table:style-name="ce10" office:value-type="float" office:value="0.928039215686282" calcext:value-type="float">
            <text:p>0.9280</text:p>
          </table:table-cell>
          <table:table-cell table:style-name="ce10" office:value-type="float" office:value="0.571930065655038" calcext:value-type="float">
            <text:p>0.571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1.42000000000007" calcext:value-type="float">
            <text:p>1.4200</text:p>
          </table:table-cell>
          <table:table-cell table:style-name="ce10" office:value-type="float" office:value="0.9699999999998" calcext:value-type="float">
            <text:p>0.9700</text:p>
          </table:table-cell>
          <table:table-cell table:style-name="ce10" office:value-type="float" office:value="0.97568627450979" calcext:value-type="float">
            <text:p>0.9757</text:p>
          </table:table-cell>
          <table:table-cell table:style-name="ce10" office:value-type="float" office:value="0.256694370799191" calcext:value-type="float">
            <text:p>0.256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300000000002" calcext:value-type="float">
            <text:p>0.5300</text:p>
          </table:table-cell>
          <table:table-cell table:style-name="ce10" office:value-type="float" office:value="1.73000000000002" calcext:value-type="float">
            <text:p>1.7300</text:p>
          </table:table-cell>
          <table:table-cell table:style-name="ce10" office:value-type="float" office:value="1.03999999999996" calcext:value-type="float">
            <text:p>1.0400</text:p>
          </table:table-cell>
          <table:table-cell table:style-name="ce10" office:value-type="float" office:value="1.03450980392157" calcext:value-type="float">
            <text:p>1.0345</text:p>
          </table:table-cell>
          <table:table-cell table:style-name="ce10" office:value-type="float" office:value="0.334245418816674" calcext:value-type="float">
            <text:p>0.33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1.63000000000011" calcext:value-type="float">
            <text:p>1.6300</text:p>
          </table:table-cell>
          <table:table-cell table:style-name="ce10" office:value-type="float" office:value="1.11000000000013" calcext:value-type="float">
            <text:p>1.1100</text:p>
          </table:table-cell>
          <table:table-cell table:style-name="ce10" office:value-type="float" office:value="1.05098039215684" calcext:value-type="float">
            <text:p>1.0510</text:p>
          </table:table-cell>
          <table:table-cell table:style-name="ce10" office:value-type="float" office:value="0.264786706614951" calcext:value-type="float">
            <text:p>0.26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1.59999999999991" calcext:value-type="float">
            <text:p>1.6000</text:p>
          </table:table-cell>
          <table:table-cell table:style-name="ce10" office:value-type="float" office:value="1.0300000000002" calcext:value-type="float">
            <text:p>1.0300</text:p>
          </table:table-cell>
          <table:table-cell table:style-name="ce10" office:value-type="float" office:value="1.04156862745095" calcext:value-type="float">
            <text:p>1.0416</text:p>
          </table:table-cell>
          <table:table-cell table:style-name="ce10" office:value-type="float" office:value="0.27262061550803" calcext:value-type="float">
            <text:p>0.2726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56.83" calcext:value-type="float">
            <text:p>356.8300</text:p>
          </table:table-cell>
          <table:table-cell table:style-name="ce10" office:value-type="float" office:value="342.72" calcext:value-type="float">
            <text:p>342.7200</text:p>
          </table:table-cell>
          <table:table-cell table:style-name="ce10" office:value-type="float" office:value="321.315294117647" calcext:value-type="float">
            <text:p>321.3153</text:p>
          </table:table-cell>
          <table:table-cell table:style-name="ce10" office:value-type="float" office:value="84.9842712976936" calcext:value-type="float">
            <text:p>84.9843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1.317843137255" calcext:value-type="float">
            <text:p>331.3178</text:p>
          </table:table-cell>
          <table:table-cell table:style-name="ce10" office:value-type="float" office:value="87.8915652835925" calcext:value-type="float">
            <text:p>87.8916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3.063529411765" calcext:value-type="float">
            <text:p>333.0635</text:p>
          </table:table-cell>
          <table:table-cell table:style-name="ce10" office:value-type="float" office:value="84.8697774947007" calcext:value-type="float">
            <text:p>84.8698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315.9" calcext:value-type="float">
            <text:p>315.9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55.023529411765" calcext:value-type="float">
            <text:p>355.0235</text:p>
          </table:table-cell>
          <table:table-cell table:style-name="ce10" office:value-type="float" office:value="7.20959568907991" calcext:value-type="float">
            <text:p>7.20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41.286862745098" calcext:value-type="float">
            <text:p>341.2869</text:p>
          </table:table-cell>
          <table:table-cell table:style-name="ce10" office:value-type="float" office:value="71.7197636080878" calcext:value-type="float">
            <text:p>71.7198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523921568627" calcext:value-type="float">
            <text:p>330.5239</text:p>
          </table:table-cell>
          <table:table-cell table:style-name="ce10" office:value-type="float" office:value="94.6648021283518" calcext:value-type="float">
            <text:p>94.6648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4.601176470588" calcext:value-type="float">
            <text:p>334.6012</text:p>
          </table:table-cell>
          <table:table-cell table:style-name="ce10" office:value-type="float" office:value="87.4965714642579" calcext:value-type="float">
            <text:p>87.4966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327450980392" calcext:value-type="float">
            <text:p>330.3275</text:p>
          </table:table-cell>
          <table:table-cell table:style-name="ce10" office:value-type="float" office:value="94.6735528540046" calcext:value-type="float">
            <text:p>94.6736</text:p>
          </table:table-cell>
          <table:table-cell table:style-name="ce12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529150262217593" calcext:value-type="float">
            <text:p>0.005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784313726" calcext:value-type="float">
            <text:p>100.0008</text:p>
          </table:table-cell>
          <table:table-cell table:style-name="ce10" office:value-type="float" office:value="0.00282842712480793" calcext:value-type="float">
            <text:p>0.002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4721359550972" calcext:value-type="float">
            <text:p>0.004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176470588" calcext:value-type="float">
            <text:p>100.0012</text:p>
          </table:table-cell>
          <table:table-cell table:style-name="ce10" office:value-type="float" office:value="0.00346410161521337" calcext:value-type="float">
            <text:p>0.00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89897948563616" calcext:value-type="float">
            <text:p>0.004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1" calcext:value-type="float">
            <text:p>184.5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79607843137" calcext:value-type="float">
            <text:p>184.3796</text:p>
          </table:table-cell>
          <table:table-cell table:style-name="ce10" office:value-type="float" office:value="0.0484767985742177" calcext:value-type="float">
            <text:p>0.048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5" calcext:value-type="float">
            <text:p>184.55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89215686275" calcext:value-type="float">
            <text:p>184.3892</text:p>
          </table:table-cell>
          <table:table-cell table:style-name="ce10" office:value-type="float" office:value="0.082716382899719" calcext:value-type="float">
            <text:p>0.08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3" calcext:value-type="float">
            <text:p>184.5300</text:p>
          </table:table-cell>
          <table:table-cell table:style-name="ce10" office:value-type="float" office:value="184.39" calcext:value-type="float">
            <text:p>184.3900</text:p>
          </table:table-cell>
          <table:table-cell table:style-name="ce10" office:value-type="float" office:value="184.393137254902" calcext:value-type="float">
            <text:p>184.3931</text:p>
          </table:table-cell>
          <table:table-cell table:style-name="ce10" office:value-type="float" office:value="0.0439772668545283" calcext:value-type="float">
            <text:p>0.0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9" calcext:value-type="float">
            <text:p>184.69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6274509804" calcext:value-type="float">
            <text:p>184.4063</text:p>
          </table:table-cell>
          <table:table-cell table:style-name="ce10" office:value-type="float" office:value="0.0694550214167698" calcext:value-type="float">
            <text:p>0.069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96470588235" calcext:value-type="float">
            <text:p>184.3965</text:p>
          </table:table-cell>
          <table:table-cell table:style-name="ce10" office:value-type="float" office:value="0.0469041575981781" calcext:value-type="float">
            <text:p>0.046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1568627451" calcext:value-type="float">
            <text:p>184.4016</text:p>
          </table:table-cell>
          <table:table-cell table:style-name="ce10" office:value-type="float" office:value="0.0575152153781429" calcext:value-type="float">
            <text:p>0.05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71" calcext:value-type="float">
            <text:p>184.7100</text:p>
          </table:table-cell>
          <table:table-cell table:style-name="ce10" office:value-type="float" office:value="184.43" calcext:value-type="float">
            <text:p>184.4300</text:p>
          </table:table-cell>
          <table:table-cell table:style-name="ce10" office:value-type="float" office:value="184.44" calcext:value-type="float">
            <text:p>184.4400</text:p>
          </table:table-cell>
          <table:table-cell table:style-name="ce10" office:value-type="float" office:value="0.0866371744691823" calcext:value-type="float">
            <text:p>0.086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" calcext:value-type="float">
            <text:p>184.6000</text:p>
          </table:table-cell>
          <table:table-cell table:number-columns-repeated="2" table:style-name="ce10" office:value-type="float" office:value="184.43" calcext:value-type="float">
            <text:p>184.4300</text:p>
          </table:table-cell>
          <table:table-cell table:style-name="ce10" office:value-type="float" office:value="0.0822921624458195" calcext:value-type="float">
            <text:p>0.0823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48:.E17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48:.L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48:.S178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48:.Z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48:.AG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N148:.AN178];&quot;0&quot;)" office:value-type="float" office:value="11" calcext:value-type="float">
            <text:p>1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U148:.AU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B148:.BB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I148:.BI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P148:.BP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W148:.BW178];&quot;0&quot;)" office:value-type="float" office:value="7" calcext:value-type="float">
            <text:p>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D148:.CD178];&quot;0&quot;)" office:value-type="float" office:value="6" calcext:value-type="float">
            <text:p>6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36"/>
          <table:table-cell table:style-name="ce36" office:value-type="string" calcext:value-type="string">
            <text:p>Solved</text:p>
          </table:table-cell>
          <table:table-cell table:style-name="ce36" table:formula="of:=COUNTIF([.B148:.B177];&quot;0&quot;)" office:value-type="float" office:value="5" calcext:value-type="float">
            <text:p>5</text:p>
          </table:table-cell>
          <table:table-cell table:style-name="ce36" table:number-columns-repeated="2"/>
          <table:table-cell table:style-name="ce11"/>
          <table:table-cell table:style-name="ce4"/>
          <table:table-cell table:style-name="ce36"/>
          <table:table-cell table:style-name="ce36" office:value-type="string" calcext:value-type="string">
            <text:p>Solved</text:p>
          </table:table-cell>
          <table:table-cell table:style-name="ce36" table:formula="of:=COUNTIF([.I148:.I177];&quot;0&quot;)" office:value-type="float" office:value="21" calcext:value-type="float">
            <text:p>21</text:p>
          </table:table-cell>
          <table:table-cell table:style-name="ce36" table:number-columns-repeated="2"/>
          <table:table-cell table:style-name="ce11"/>
          <table:table-cell table:style-name="Default" table:number-columns-repeated="2"/>
          <table:table-cell table:style-name="ce36" office:value-type="string" calcext:value-type="string">
            <text:p>Solved</text:p>
          </table:table-cell>
          <table:table-cell table:style-name="ce3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36" office:value-type="string" calcext:value-type="string">
            <text:p>Solved</text:p>
          </table:table-cell>
          <table:table-cell table:style-name="ce3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48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JSO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8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89:.Q218])" office:value-type="float" office:value="64" calcext:value-type="float">
            <text:p>64</text:p>
          </table:table-cell>
          <table:table-cell table:style-name="ce15" table:formula="of:=SUM([.R189:.R218])" office:value-type="float" office:value="19" calcext:value-type="float">
            <text:p>19</text:p>
          </table:table-cell>
          <table:table-cell table:style-name="ce15" table:formula="of:=SUM([.S189:.S218])" office:value-type="float" office:value="37" calcext:value-type="float">
            <text:p>37</text:p>
          </table:table-cell>
          <table:table-cell table:style-name="ce15" table:formula="of:=SUM([.T189:.T218])" office:value-type="float" office:value="26" calcext:value-type="float">
            <text:p>26</text:p>
          </table:table-cell>
          <table:table-cell table:style-name="ce15" table:formula="of:=SUM([.U189:.U218])" office:value-type="float" office:value="45" calcext:value-type="float">
            <text:p>45</text:p>
          </table:table-cell>
          <table:table-cell table:style-name="ce15" table:formula="of:=SUM([.V189:.V218])" office:value-type="float" office:value="49" calcext:value-type="float">
            <text:p>49</text:p>
          </table:table-cell>
          <table:table-cell table:style-name="ce15" table:formula="of:=SUM([.W189:.W218])" office:value-type="float" office:value="38" calcext:value-type="float">
            <text:p>38</text:p>
          </table:table-cell>
          <table:table-cell table:style-name="ce15" table:formula="of:=SUM([.X189:.X218])" office:value-type="float" office:value="41" calcext:value-type="float">
            <text:p>41</text:p>
          </table:table-cell>
          <table:table-cell table:style-name="ce15" table:formula="of:=SUM([.Y189:.Y218])" office:value-type="float" office:value="41" calcext:value-type="float">
            <text:p>41</text:p>
          </table:table-cell>
          <table:table-cell table:style-name="ce15" table:formula="of:=SUM([.Z189:.Z218])" office:value-type="float" office:value="14" calcext:value-type="float">
            <text:p>14</text:p>
          </table:table-cell>
          <table:table-cell table:style-name="ce15" table:formula="of:=SUM([.AA189:.AA218])" office:value-type="float" office:value="57" calcext:value-type="float">
            <text:p>57</text:p>
          </table:table-cell>
          <table:table-cell table:style-name="ce15" table:formula="of:=SUM([.AB189:.AB218])" office:value-type="float" office:value="49" calcext:value-type="float">
            <text:p>49</text:p>
          </table:table-cell>
          <table:table-cell table:style-name="ce15" table:formula="of:=SUM([.AC189:.AC218])" office:value-type="float" office:value="42" calcext:value-type="float">
            <text:p>42</text:p>
          </table:table-cell>
          <table:table-cell table:style-name="ce15" table:formula="of:=SUM([.AD189:.AD218])" office:value-type="float" office:value="22" calcext:value-type="float">
            <text:p>22</text:p>
          </table:table-cell>
          <table:table-cell table:style-name="ce15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table table:name="Parameterization_Dicretized" table:style-name="ta1">
        <table:table-column table:style-name="co1" table:number-columns-repeated="6" table:default-cell-style-name="Default"/>
        <table:table-column table:style-name="co1" table:number-columns-repeated="3" table:default-cell-style-name="ce26"/>
        <table:table-column table:style-name="co1" table:number-columns-repeated="21" table:default-cell-style-name="Default"/>
        <table:table-column table:style-name="co1" table:default-cell-style-name="ce26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.75" calcext:value-type="float">
            <text:p>42.75</text:p>
          </table:table-cell>
          <table:table-cell office:value-type="float" office:value="114435.731" calcext:value-type="float">
            <text:p>114,435.73</text:p>
          </table:table-cell>
          <table:table-cell table:formula="of:=COM.MICROSOFT.TEXTJOIN(&quot;, &quot;;0;[.E3:.G3])" office:value-type="string" office:string-value="8, 19, 42.75" calcext:value-type="string">
            <text:p>8, 19, 42.7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42.7529261437908" calcext:value-type="float">
            <text:p>42.7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5411.977" calcext:value-type="float">
            <text:p>65411.977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.4" calcext:value-type="float">
            <text:p>42.40</text:p>
          </table:table-cell>
          <table:table-cell office:value-type="float" office:value="109682.54" calcext:value-type="float">
            <text:p>109,682.54</text:p>
          </table:table-cell>
          <table:table-cell table:formula="of:=COM.MICROSOFT.TEXTJOIN(&quot;, &quot;;0;[.E4:.G4])" office:value-type="string" office:string-value="7, 19, 42.4" calcext:value-type="string">
            <text:p>7, 19, 42.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42.3987555555555" calcext:value-type="float">
            <text:p>42.4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870.096" calcext:value-type="float">
            <text:p>64870.09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.07" calcext:value-type="float">
            <text:p>42.07</text:p>
          </table:table-cell>
          <table:table-cell office:value-type="float" office:value="109225.2" calcext:value-type="float">
            <text:p>109,225.20</text:p>
          </table:table-cell>
          <table:table-cell table:formula="of:=COM.MICROSOFT.TEXTJOIN(&quot;, &quot;;0;[.E5:.G5])" office:value-type="string" office:string-value="9, 20, 42.07" calcext:value-type="string">
            <text:p>9, 20, 42.0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42.0749163398693" calcext:value-type="float">
            <text:p>42.0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374.622" calcext:value-type="float">
            <text:p>64374.62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.06" calcext:value-type="float">
            <text:p>42.06</text:p>
          </table:table-cell>
          <table:table-cell office:value-type="float" office:value="109316.31" calcext:value-type="float">
            <text:p>109,316.31</text:p>
          </table:table-cell>
          <table:table-cell table:formula="of:=COM.MICROSOFT.TEXTJOIN(&quot;, &quot;;0;[.E6:.G6])" office:value-type="string" office:string-value="7, 22, 42.06" calcext:value-type="string">
            <text:p>7, 22, 42.0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42.0612222222222" calcext:value-type="float">
            <text:p>42.0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353.67" calcext:value-type="float">
            <text:p>64353.67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1.97" calcext:value-type="float">
            <text:p>41.97</text:p>
          </table:table-cell>
          <table:table-cell office:value-type="float" office:value="106300.15" calcext:value-type="float">
            <text:p>106,300.15</text:p>
          </table:table-cell>
          <table:table-cell table:formula="of:=COM.MICROSOFT.TEXTJOIN(&quot;, &quot;;0;[.E7:.G7])" office:value-type="string" office:string-value="9, 22, 41.97" calcext:value-type="string">
            <text:p>9, 22, 41.9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41.9666816993464" calcext:value-type="float">
            <text:p>41.9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209.023" calcext:value-type="float">
            <text:p>64209.02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1.96" calcext:value-type="float">
            <text:p>41.96</text:p>
          </table:table-cell>
          <table:table-cell office:value-type="float" office:value="107062.84" calcext:value-type="float">
            <text:p>107,062.84</text:p>
          </table:table-cell>
          <table:table-cell table:formula="of:=COM.MICROSOFT.TEXTJOIN(&quot;, &quot;;0;[.E8:.G8])" office:value-type="string" office:string-value="11, 21, 41.96" calcext:value-type="string">
            <text:p>11, 21, 41.9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41.9610477124183" calcext:value-type="float">
            <text:p>41.9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200.403" calcext:value-type="float">
            <text:p>64200.40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1.98" calcext:value-type="float">
            <text:p>41.98</text:p>
          </table:table-cell>
          <table:table-cell office:value-type="float" office:value="103606.646" calcext:value-type="float">
            <text:p>103,606.65</text:p>
          </table:table-cell>
          <table:table-cell table:formula="of:=COM.MICROSOFT.TEXTJOIN(&quot;, &quot;;0;[.E9:.G9])" office:value-type="string" office:string-value="7, 15, 41.98" calcext:value-type="string">
            <text:p>7, 15, 41.9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41.9835326797386" calcext:value-type="float">
            <text:p>41.9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234.805" calcext:value-type="float">
            <text:p>64234.805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9.49" calcext:value-type="float">
            <text:p>39.49</text:p>
          </table:table-cell>
          <table:table-cell office:value-type="float" office:value="71778.079" calcext:value-type="float">
            <text:p>71,778.08</text:p>
          </table:table-cell>
          <table:table-cell table:formula="of:=COM.MICROSOFT.TEXTJOIN(&quot;, &quot;;0;[.E10:.G10])" office:value-type="string" office:string-value="6, 19, 39.49" calcext:value-type="string">
            <text:p>6, 19, 39.49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9.4907202614379" calcext:value-type="float">
            <text:p>39.49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0420.802" calcext:value-type="float">
            <text:p>60420.80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9.08" calcext:value-type="float">
            <text:p>39.08</text:p>
          </table:table-cell>
          <table:table-cell office:value-type="float" office:value="68757.749" calcext:value-type="float">
            <text:p>68,757.75</text:p>
          </table:table-cell>
          <table:table-cell table:formula="of:=COM.MICROSOFT.TEXTJOIN(&quot;, &quot;;0;[.E11:.G11])" office:value-type="string" office:string-value="8, 19, 39.08" calcext:value-type="string">
            <text:p>8, 19, 39.0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9.0788444444444" calcext:value-type="float">
            <text:p>39.0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9790.632" calcext:value-type="float">
            <text:p>59790.63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.01" calcext:value-type="float">
            <text:p>38.01</text:p>
          </table:table-cell>
          <table:table-cell office:value-type="float" office:value="66785.9" calcext:value-type="float">
            <text:p>66,785.90</text:p>
          </table:table-cell>
          <table:table-cell table:formula="of:=COM.MICROSOFT.TEXTJOIN(&quot;, &quot;;0;[.E12:.G12])" office:value-type="string" office:string-value="10, 18, 38.01" calcext:value-type="string">
            <text:p>10, 18, 38.01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8.0143222222222" calcext:value-type="float">
            <text:p>38.01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8161.913" calcext:value-type="float">
            <text:p>58161.91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.87" calcext:value-type="float">
            <text:p>36.87</text:p>
          </table:table-cell>
          <table:table-cell office:value-type="float" office:value="64622.97" calcext:value-type="float">
            <text:p>64,622.97</text:p>
          </table:table-cell>
          <table:table-cell table:formula="of:=COM.MICROSOFT.TEXTJOIN(&quot;, &quot;;0;[.E13:.G13])" office:value-type="string" office:string-value="11, 20, 36.87" calcext:value-type="string">
            <text:p>11, 20, 36.8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6.8720215686274" calcext:value-type="float">
            <text:p>36.8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6414.193" calcext:value-type="float">
            <text:p>56414.19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.06" calcext:value-type="float">
            <text:p>36.06</text:p>
          </table:table-cell>
          <table:table-cell office:value-type="float" office:value="64183.28" calcext:value-type="float">
            <text:p>64,183.28</text:p>
          </table:table-cell>
          <table:table-cell table:formula="of:=COM.MICROSOFT.TEXTJOIN(&quot;, &quot;;0;[.E14:.G14])" office:value-type="string" office:string-value="11, 20, 36.06" calcext:value-type="string">
            <text:p>11, 20, 36.0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6.0613790849673" calcext:value-type="float">
            <text:p>36.0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5173.91" calcext:value-type="float">
            <text:p>55173.9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5.6" calcext:value-type="float">
            <text:p>35.60</text:p>
          </table:table-cell>
          <table:table-cell office:value-type="float" office:value="64971.87" calcext:value-type="float">
            <text:p>64,971.87</text:p>
          </table:table-cell>
          <table:table-cell table:formula="of:=COM.MICROSOFT.TEXTJOIN(&quot;, &quot;;0;[.E15:.G15])" office:value-type="string" office:string-value="10, 21, 35.6" calcext:value-type="string">
            <text:p>10, 21, 35.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5.5980444444444" calcext:value-type="float">
            <text:p>35.6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4465.008" calcext:value-type="float">
            <text:p>54465.00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.56" calcext:value-type="float">
            <text:p>35.56</text:p>
          </table:table-cell>
          <table:table-cell office:value-type="float" office:value="63941.908" calcext:value-type="float">
            <text:p>63,941.91</text:p>
          </table:table-cell>
          <table:table-cell table:formula="of:=COM.MICROSOFT.TEXTJOIN(&quot;, &quot;;0;[.E16:.G16])" office:value-type="string" office:string-value="7, 15, 35.56" calcext:value-type="string">
            <text:p>7, 15, 35.5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5.5567947712419" calcext:value-type="float">
            <text:p>35.5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4401.8960000001" calcext:value-type="float">
            <text:p>54401.896000000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1.9" calcext:value-type="float">
            <text:p>31.90</text:p>
          </table:table-cell>
          <table:table-cell office:value-type="float" office:value="54393.771" calcext:value-type="float">
            <text:p>54,393.77</text:p>
          </table:table-cell>
          <table:table-cell table:formula="of:=COM.MICROSOFT.TEXTJOIN(&quot;, &quot;;0;[.E17:.G17])" office:value-type="string" office:string-value="7, 19, 31.9" calcext:value-type="string">
            <text:p>7, 19, 31.9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1.9001437908497" calcext:value-type="float">
            <text:p>31.9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8807.22" calcext:value-type="float">
            <text:p>48807.2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.24" calcext:value-type="float">
            <text:p>28.24</text:p>
          </table:table-cell>
          <table:table-cell office:value-type="float" office:value="46979.902" calcext:value-type="float">
            <text:p>46,979.90</text:p>
          </table:table-cell>
          <table:table-cell table:formula="of:=COM.MICROSOFT.TEXTJOIN(&quot;, &quot;;0;[.E18:.G18])" office:value-type="string" office:string-value="8, 21, 28.24" calcext:value-type="string">
            <text:p>8, 21, 28.2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2437189542484" calcext:value-type="float">
            <text:p>28.24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212.89" calcext:value-type="float">
            <text:p>43212.8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.09" calcext:value-type="float">
            <text:p>28.09</text:p>
          </table:table-cell>
          <table:table-cell office:value-type="float" office:value="42058.918" calcext:value-type="float">
            <text:p>42,058.92</text:p>
          </table:table-cell>
          <table:table-cell table:formula="of:=COM.MICROSOFT.TEXTJOIN(&quot;, &quot;;0;[.E19:.G19])" office:value-type="string" office:string-value="8, 19, 28.09" calcext:value-type="string">
            <text:p>8, 19, 28.09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0869928104575" calcext:value-type="float">
            <text:p>28.09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973.099" calcext:value-type="float">
            <text:p>42973.09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.96" calcext:value-type="float">
            <text:p>25.96</text:p>
          </table:table-cell>
          <table:table-cell office:value-type="float" office:value="41624.821" calcext:value-type="float">
            <text:p>41,624.82</text:p>
          </table:table-cell>
          <table:table-cell table:formula="of:=COM.MICROSOFT.TEXTJOIN(&quot;, &quot;;0;[.E20:.G20])" office:value-type="string" office:string-value="10, 20, 25.96" calcext:value-type="string">
            <text:p>10, 20, 25.9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5.9574862745098" calcext:value-type="float">
            <text:p>25.9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9714.954" calcext:value-type="float">
            <text:p>39714.954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.07" calcext:value-type="float">
            <text:p>25.07</text:p>
          </table:table-cell>
          <table:table-cell office:value-type="float" office:value="40446.245" calcext:value-type="float">
            <text:p>40,446.25</text:p>
          </table:table-cell>
          <table:table-cell table:formula="of:=COM.MICROSOFT.TEXTJOIN(&quot;, &quot;;0;[.E21:.G21])" office:value-type="string" office:string-value="8, 21, 25.07" calcext:value-type="string">
            <text:p>8, 21, 25.0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5.0663588235294" calcext:value-type="float">
            <text:p>25.0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8351.529" calcext:value-type="float">
            <text:p>38351.52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.14" calcext:value-type="float">
            <text:p>26.14</text:p>
          </table:table-cell>
          <table:table-cell office:value-type="float" office:value="39457.512" calcext:value-type="float">
            <text:p>39,457.51</text:p>
          </table:table-cell>
          <table:table-cell table:formula="of:=COM.MICROSOFT.TEXTJOIN(&quot;, &quot;;0;[.E22:.G22])" office:value-type="string" office:string-value="11, 22, 26.14" calcext:value-type="string">
            <text:p>11, 22, 26.1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6.1430300653594" calcext:value-type="float">
            <text:p>26.14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9998.836" calcext:value-type="float">
            <text:p>39998.83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4.73" calcext:value-type="float">
            <text:p>24.73</text:p>
          </table:table-cell>
          <table:table-cell office:value-type="float" office:value="37817.765" calcext:value-type="float">
            <text:p>37,817.77</text:p>
          </table:table-cell>
          <table:table-cell table:formula="of:=COM.MICROSOFT.TEXTJOIN(&quot;, &quot;;0;[.E23:.G23])" office:value-type="string" office:string-value="4, 11, 24.73" calcext:value-type="string">
            <text:p>4, 11, 24.73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4.7302130718954" calcext:value-type="float">
            <text:p>24.73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7837.226" calcext:value-type="float">
            <text:p>37837.22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.8" calcext:value-type="float">
            <text:p>32.80</text:p>
          </table:table-cell>
          <table:table-cell office:value-type="float" office:value="54537.104" calcext:value-type="float">
            <text:p>54,537.10</text:p>
          </table:table-cell>
          <table:table-cell table:formula="of:=COM.MICROSOFT.TEXTJOIN(&quot;, &quot;;0;[.E24:.G24])" office:value-type="string" office:string-value="6, 20, 32.8" calcext:value-type="string">
            <text:p>6, 20, 32.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2.7962300653595" calcext:value-type="float">
            <text:p>32.8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0178.232" calcext:value-type="float">
            <text:p>50178.23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9.18" calcext:value-type="float">
            <text:p>29.18</text:p>
          </table:table-cell>
          <table:table-cell office:value-type="float" office:value="50173.321" calcext:value-type="float">
            <text:p>50,173.32</text:p>
          </table:table-cell>
          <table:table-cell table:formula="of:=COM.MICROSOFT.TEXTJOIN(&quot;, &quot;;0;[.E25:.G25])" office:value-type="string" office:string-value="8, 19, 29.18" calcext:value-type="string">
            <text:p>8, 19, 29.1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9.1785470588235" calcext:value-type="float">
            <text:p>29.1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643.177" calcext:value-type="float">
            <text:p>44643.177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.17" calcext:value-type="float">
            <text:p>27.17</text:p>
          </table:table-cell>
          <table:table-cell office:value-type="float" office:value="48524.026" calcext:value-type="float">
            <text:p>48,524.03</text:p>
          </table:table-cell>
          <table:table-cell table:formula="of:=COM.MICROSOFT.TEXTJOIN(&quot;, &quot;;0;[.E26:.G26])" office:value-type="string" office:string-value="8, 19, 27.17" calcext:value-type="string">
            <text:p>8, 19, 27.1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7.1651104575163" calcext:value-type="float">
            <text:p>27.1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1562.619" calcext:value-type="float">
            <text:p>41562.61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.75" calcext:value-type="float">
            <text:p>27.75</text:p>
          </table:table-cell>
          <table:table-cell office:value-type="float" office:value="42592.388" calcext:value-type="float">
            <text:p>42,592.39</text:p>
          </table:table-cell>
          <table:table-cell table:formula="of:=COM.MICROSOFT.TEXTJOIN(&quot;, &quot;;0;[.E27:.G27])" office:value-type="string" office:string-value="8, 22, 27.75" calcext:value-type="string">
            <text:p>8, 22, 27.7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7.7524300653594" calcext:value-type="float">
            <text:p>27.7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461.218" calcext:value-type="float">
            <text:p>42461.21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.35" calcext:value-type="float">
            <text:p>27.35</text:p>
          </table:table-cell>
          <table:table-cell office:value-type="float" office:value="41479.998" calcext:value-type="float">
            <text:p>41,480.00</text:p>
          </table:table-cell>
          <table:table-cell table:formula="of:=COM.MICROSOFT.TEXTJOIN(&quot;, &quot;;0;[.E28:.G28])" office:value-type="string" office:string-value="8, 20, 27.35" calcext:value-type="string">
            <text:p>8, 20, 27.3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7.3488379084967" calcext:value-type="float">
            <text:p>27.3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1843.722" calcext:value-type="float">
            <text:p>41843.72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.62</text:p>
          </table:table-cell>
          <table:table-cell office:value-type="float" office:value="40465.165" calcext:value-type="float">
            <text:p>40,465.17</text:p>
          </table:table-cell>
          <table:table-cell table:formula="of:=COM.MICROSOFT.TEXTJOIN(&quot;, &quot;;0;[.E29:.G29])" office:value-type="string" office:string-value="9, 22, 27.62" calcext:value-type="string">
            <text:p>9, 22, 27.62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7.6156281045751" calcext:value-type="float">
            <text:p>27.62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251.911" calcext:value-type="float">
            <text:p>42251.91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.25" calcext:value-type="float">
            <text:p>27.25</text:p>
          </table:table-cell>
          <table:table-cell office:value-type="float" office:value="41936.739" calcext:value-type="float">
            <text:p>41,936.74</text:p>
          </table:table-cell>
          <table:table-cell table:formula="of:=COM.MICROSOFT.TEXTJOIN(&quot;, &quot;;0;[.E30:.G30])" office:value-type="string" office:string-value="3, 12, 27.25" calcext:value-type="string">
            <text:p>3, 12, 27.2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7.2484209150327" calcext:value-type="float">
            <text:p>27.2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1690.084" calcext:value-type="float">
            <text:p>41690.084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.7" calcext:value-type="float">
            <text:p>35.70</text:p>
          </table:table-cell>
          <table:table-cell office:value-type="float" office:value="56941.146" calcext:value-type="float">
            <text:p>56,941.15</text:p>
          </table:table-cell>
          <table:table-cell table:formula="of:=COM.MICROSOFT.TEXTJOIN(&quot;, &quot;;0;[.E31:.G31])" office:value-type="string" office:string-value="6, 19, 35.7" calcext:value-type="string">
            <text:p>6, 19, 35.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5.7048679738562" calcext:value-type="float">
            <text:p>35.7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4628.448" calcext:value-type="float">
            <text:p>54628.44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.13" calcext:value-type="float">
            <text:p>30.13</text:p>
          </table:table-cell>
          <table:table-cell office:value-type="float" office:value="51929.606" calcext:value-type="float">
            <text:p>51,929.61</text:p>
          </table:table-cell>
          <table:table-cell table:formula="of:=COM.MICROSOFT.TEXTJOIN(&quot;, &quot;;0;[.E32:.G32])" office:value-type="string" office:string-value="6, 20, 30.13" calcext:value-type="string">
            <text:p>6, 20, 30.13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0.1279666666667" calcext:value-type="float">
            <text:p>30.13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6095.789" calcext:value-type="float">
            <text:p>46095.78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.87" calcext:value-type="float">
            <text:p>28.87</text:p>
          </table:table-cell>
          <table:table-cell office:value-type="float" office:value="50269.526" calcext:value-type="float">
            <text:p>50,269.53</text:p>
          </table:table-cell>
          <table:table-cell table:formula="of:=COM.MICROSOFT.TEXTJOIN(&quot;, &quot;;0;[.E33:.G33])" office:value-type="string" office:string-value="8, 19, 28.87" calcext:value-type="string">
            <text:p>8, 19, 28.8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8732372549019" calcext:value-type="float">
            <text:p>28.8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176.053" calcext:value-type="float">
            <text:p>44176.05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.6" calcext:value-type="float">
            <text:p>28.60</text:p>
          </table:table-cell>
          <table:table-cell office:value-type="float" office:value="46302.168" calcext:value-type="float">
            <text:p>46,302.17</text:p>
          </table:table-cell>
          <table:table-cell table:formula="of:=COM.MICROSOFT.TEXTJOIN(&quot;, &quot;;0;[.E34:.G34])" office:value-type="string" office:string-value="7, 20, 28.6" calcext:value-type="string">
            <text:p>7, 20, 28.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5974830065359" calcext:value-type="float">
            <text:p>28.6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754.149" calcext:value-type="float">
            <text:p>43754.14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8.87" calcext:value-type="float">
            <text:p>28.87</text:p>
          </table:table-cell>
          <table:table-cell office:value-type="float" office:value="43942.779" calcext:value-type="float">
            <text:p>43,942.78</text:p>
          </table:table-cell>
          <table:table-cell table:formula="of:=COM.MICROSOFT.TEXTJOIN(&quot;, &quot;;0;[.E35:.G35])" office:value-type="string" office:string-value="9, 20, 28.87" calcext:value-type="string">
            <text:p>9, 20, 28.8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8663464052288" calcext:value-type="float">
            <text:p>28.8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165.51" calcext:value-type="float">
            <text:p>44165.5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.08" calcext:value-type="float">
            <text:p>28.08</text:p>
          </table:table-cell>
          <table:table-cell office:value-type="float" office:value="46995.42" calcext:value-type="float">
            <text:p>46,995.42</text:p>
          </table:table-cell>
          <table:table-cell table:formula="of:=COM.MICROSOFT.TEXTJOIN(&quot;, &quot;;0;[.E36:.G36])" office:value-type="string" office:string-value="8, 21, 28.08" calcext:value-type="string">
            <text:p>8, 21, 28.0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0823385620915" calcext:value-type="float">
            <text:p>28.0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965.978" calcext:value-type="float">
            <text:p>42965.97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.55" calcext:value-type="float">
            <text:p>28.55</text:p>
          </table:table-cell>
          <table:table-cell office:value-type="float" office:value="45142.182" calcext:value-type="float">
            <text:p>45,142.18</text:p>
          </table:table-cell>
          <table:table-cell table:formula="of:=COM.MICROSOFT.TEXTJOIN(&quot;, &quot;;0;[.E37:.G37])" office:value-type="string" office:string-value="2, 9, 28.55" calcext:value-type="string">
            <text:p>2, 9, 28.5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5539111111112" calcext:value-type="float">
            <text:p>28.5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687.4840000001" calcext:value-type="float">
            <text:p>43687.484000000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7.18" calcext:value-type="float">
            <text:p>37.18</text:p>
          </table:table-cell>
          <table:table-cell office:value-type="float" office:value="58481.582" calcext:value-type="float">
            <text:p>58,481.58</text:p>
          </table:table-cell>
          <table:table-cell table:formula="of:=COM.MICROSOFT.TEXTJOIN(&quot;, &quot;;0;[.E38:.G38])" office:value-type="string" office:string-value="6, 19, 37.18" calcext:value-type="string">
            <text:p>6, 19, 37.1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7.1790836601307" calcext:value-type="float">
            <text:p>37.1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6883.998" calcext:value-type="float">
            <text:p>56883.99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.2" calcext:value-type="float">
            <text:p>32.20</text:p>
          </table:table-cell>
          <table:table-cell office:value-type="float" office:value="52354.268" calcext:value-type="float">
            <text:p>52,354.27</text:p>
          </table:table-cell>
          <table:table-cell table:formula="of:=COM.MICROSOFT.TEXTJOIN(&quot;, &quot;;0;[.E39:.G39])" office:value-type="string" office:string-value="6, 19, 32.2" calcext:value-type="string">
            <text:p>6, 19, 32.2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2.1952823529412" calcext:value-type="float">
            <text:p>32.2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9258.782" calcext:value-type="float">
            <text:p>49258.78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1.08" calcext:value-type="float">
            <text:p>31.08</text:p>
          </table:table-cell>
          <table:table-cell office:value-type="float" office:value="48762.294" calcext:value-type="float">
            <text:p>48,762.29</text:p>
          </table:table-cell>
          <table:table-cell table:formula="of:=COM.MICROSOFT.TEXTJOIN(&quot;, &quot;;0;[.E40:.G40])" office:value-type="string" office:string-value="8, 22, 31.08" calcext:value-type="string">
            <text:p>8, 22, 31.0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31.082585620915" calcext:value-type="float">
            <text:p>31.0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7556.356" calcext:value-type="float">
            <text:p>47556.35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.37" calcext:value-type="float">
            <text:p>29.37</text:p>
          </table:table-cell>
          <table:table-cell office:value-type="float" office:value="48706.346" calcext:value-type="float">
            <text:p>48,706.35</text:p>
          </table:table-cell>
          <table:table-cell table:formula="of:=COM.MICROSOFT.TEXTJOIN(&quot;, &quot;;0;[.E41:.G41])" office:value-type="string" office:string-value="8, 20, 29.37" calcext:value-type="string">
            <text:p>8, 20, 29.3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9.3727477124183" calcext:value-type="float">
            <text:p>29.3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940.304" calcext:value-type="float">
            <text:p>44940.304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.43" calcext:value-type="float">
            <text:p>29.43</text:p>
          </table:table-cell>
          <table:table-cell office:value-type="float" office:value="49774.635" calcext:value-type="float">
            <text:p>49,774.64</text:p>
          </table:table-cell>
          <table:table-cell table:formula="of:=COM.MICROSOFT.TEXTJOIN(&quot;, &quot;;0;[.E42:.G42])" office:value-type="string" office:string-value="8, 20, 29.43" calcext:value-type="string">
            <text:p>8, 20, 29.43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9.4327967320261" calcext:value-type="float">
            <text:p>29.43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5032.179" calcext:value-type="float">
            <text:p>45032.17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.76" calcext:value-type="float">
            <text:p>28.76</text:p>
          </table:table-cell>
          <table:table-cell office:value-type="float" office:value="47222.931" calcext:value-type="float">
            <text:p>47,222.93</text:p>
          </table:table-cell>
          <table:table-cell table:formula="of:=COM.MICROSOFT.TEXTJOIN(&quot;, &quot;;0;[.E43:.G43])" office:value-type="string" office:string-value="7, 20, 28.76" calcext:value-type="string">
            <text:p>7, 20, 28.7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8.7555130718954" calcext:value-type="float">
            <text:p>28.7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995.935" calcext:value-type="float">
            <text:p>43995.935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74" calcext:value-type="float">
            <text:p>29.74</text:p>
          </table:table-cell>
          <table:table-cell office:value-type="float" office:value="51364.571" calcext:value-type="float">
            <text:p>51,364.57</text:p>
          </table:table-cell>
          <table:table-cell table:formula="of:=COM.MICROSOFT.TEXTJOIN(&quot;, &quot;;0;[.E44:.G44])" office:value-type="string" office:string-value="2, 8, 29.74" calcext:value-type="string">
            <text:p>2, 8, 29.7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office:value-type="float" office:value="29.7357189542484" calcext:value-type="float">
            <text:p>29.74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5495.6500000001" calcext:value-type="float">
            <text:p>45495.6500000001</text:p>
          </table:table-cell>
        </table:table-row>
        <table:table-row table:style-name="ro1" table:number-rows-repeated="7">
          <table:table-cell table:number-columns-repeated="6"/>
          <table:table-cell table:style-name="Default" table:number-columns-repeated="3"/>
          <table:table-cell table:number-columns-repeated="21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 office:value-type="string" calcext:value-type="string">
            <text:p>CEC 2017</text:p>
          </table:table-cell>
          <table:table-cell table:style-name="ce66"/>
          <table:table-cell table:style-name="ce66" office:value-type="string" calcext:value-type="string" table:number-columns-spanned="7" table:number-rows-spanned="1">
            <text:p>DF</text:p>
          </table:table-cell>
          <table:covered-table-cell table:number-columns-repeated="6" table:style-name="ce48"/>
          <table:table-cell table:number-columns-repeated="2"/>
          <table:table-cell table:style-name="ce66" office:value-type="string" calcext:value-type="string">
            <text:p>CEC 2016</text:p>
          </table:table-cell>
          <table:table-cell table:style-name="ce66"/>
          <table:table-cell table:style-name="ce66" office:value-type="string" calcext:value-type="string" table:number-columns-spanned="7" table:number-rows-spanned="1">
            <text:p>DF</text:p>
          </table:table-cell>
          <table:covered-table-cell table:number-columns-repeated="6" table:style-name="ce48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 office:value-type="string" calcext:value-type="string">
            <text:p>DE-EDM II</text:p>
          </table:table-cell>
          <table:table-cell table:style-name="ce48"/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0.9" calcext:value-type="float">
            <text:p>0.9</text:p>
          </table:table-cell>
          <table:table-cell table:style-name="ce48" office:value-type="float" office:value="0.95" calcext:value-type="float">
            <text:p>0.95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/>
          <table:table-cell table:style-name="ce66" office:value-type="string" calcext:value-type="string">
            <text:p>DE-EDM II</text:p>
          </table:table-cell>
          <table:table-cell table:style-name="ce48"/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0.9" calcext:value-type="float">
            <text:p>0.9</text:p>
          </table:table-cell>
          <table:table-cell table:style-name="ce48" office:value-type="float" office:value="0.95" calcext:value-type="float">
            <text:p>0.95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 office:value-type="string" calcext:value-type="string" table:number-columns-spanned="1" table:number-rows-spanned="6">
            <text:p>DI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string" calcext:value-type="string">
            <text:p>13, 22, 74.79</text:p>
          </table:table-cell>
          <table:table-cell table:style-name="ce48" office:value-type="string" calcext:value-type="string">
            <text:p>14, 23, 71.69</text:p>
          </table:table-cell>
          <table:table-cell table:style-name="ce48" office:value-type="string" calcext:value-type="string">
            <text:p>17, 23, 71.39</text:p>
          </table:table-cell>
          <table:table-cell table:style-name="ce48" office:value-type="string" calcext:value-type="string">
            <text:p>17, 23, 71.45</text:p>
          </table:table-cell>
          <table:table-cell table:style-name="ce48" office:value-type="string" calcext:value-type="string">
            <text:p>17, 23, 69.48</text:p>
          </table:table-cell>
          <table:table-cell table:style-name="ce48" office:value-type="string" calcext:value-type="string">
            <text:p>16, 23, 69.98</text:p>
          </table:table-cell>
          <table:table-cell table:style-name="ce48" office:value-type="string" calcext:value-type="string">
            <text:p>13, 20, 67.72</text:p>
          </table:table-cell>
          <table:table-cell table:number-columns-repeated="2"/>
          <table:table-cell table:style-name="ce66" office:value-type="string" calcext:value-type="string" table:number-columns-spanned="1" table:number-rows-spanned="6">
            <text:p>DI</text:p>
          </table:table-cell>
          <table:table-cell table:style-name="ce48" office:value-type="float" office:value="0.1" calcext:value-type="float">
            <text:p>0.1</text:p>
          </table:table-cell>
          <table:table-cell table:style-name="ce48" office:value-type="string" calcext:value-type="string">
            <text:p>8, 19, 42.75</text:p>
          </table:table-cell>
          <table:table-cell table:style-name="ce48" office:value-type="string" calcext:value-type="string">
            <text:p>7, 19, 42.4</text:p>
          </table:table-cell>
          <table:table-cell table:style-name="ce48" office:value-type="string" calcext:value-type="string">
            <text:p>9, 20, 42.07</text:p>
          </table:table-cell>
          <table:table-cell table:style-name="ce48" office:value-type="string" calcext:value-type="string">
            <text:p>7, 22, 42.06</text:p>
          </table:table-cell>
          <table:table-cell table:style-name="ce48" office:value-type="string" calcext:value-type="string">
            <text:p>9, 22, 41.97</text:p>
          </table:table-cell>
          <table:table-cell table:style-name="ce48" office:value-type="string" calcext:value-type="string">
            <text:p>11, 21, 41.96</text:p>
          </table:table-cell>
          <table:table-cell table:style-name="ce48" office:value-type="string" calcext:value-type="string">
            <text:p>7, 15, 41.98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covered-table-cell table:style-name="ce48"/>
          <table:table-cell table:style-name="ce48" office:value-type="float" office:value="0.2" calcext:value-type="float">
            <text:p>0.2</text:p>
          </table:table-cell>
          <table:table-cell table:style-name="ce48" office:value-type="string" calcext:value-type="string">
            <text:p>15, 25, 46.91</text:p>
          </table:table-cell>
          <table:table-cell table:style-name="ce48" office:value-type="string" calcext:value-type="string">
            <text:p>16, 27, 44.94</text:p>
          </table:table-cell>
          <table:table-cell table:style-name="ce48" office:value-type="string" calcext:value-type="string">
            <text:p>17, 27, 43.65</text:p>
          </table:table-cell>
          <table:table-cell table:style-name="ce48" office:value-type="string" calcext:value-type="string">
            <text:p>18, 27, 42.24</text:p>
          </table:table-cell>
          <table:table-cell table:style-name="ce48" office:value-type="string" calcext:value-type="string">
            <text:p>18, 27, 41.95</text:p>
          </table:table-cell>
          <table:table-cell table:style-name="ce48" office:value-type="string" calcext:value-type="string">
            <text:p>18, 27, 42.47</text:p>
          </table:table-cell>
          <table:table-cell table:style-name="ce48" office:value-type="string" calcext:value-type="string">
            <text:p>12, 21, 41.79</text:p>
          </table:table-cell>
          <table:table-cell table:number-columns-repeated="2"/>
          <table:covered-table-cell table:style-name="ce48"/>
          <table:table-cell table:style-name="ce48" office:value-type="float" office:value="0.2" calcext:value-type="float">
            <text:p>0.2</text:p>
          </table:table-cell>
          <table:table-cell table:style-name="ce48" office:value-type="string" calcext:value-type="string">
            <text:p>6, 19, 39.49</text:p>
          </table:table-cell>
          <table:table-cell table:style-name="ce48" office:value-type="string" calcext:value-type="string">
            <text:p>8, 19, 39.08</text:p>
          </table:table-cell>
          <table:table-cell table:style-name="ce48" office:value-type="string" calcext:value-type="string">
            <text:p>10, 18, 38.01</text:p>
          </table:table-cell>
          <table:table-cell table:style-name="ce48" office:value-type="string" calcext:value-type="string">
            <text:p>11, 20, 36.87</text:p>
          </table:table-cell>
          <table:table-cell table:style-name="ce48" office:value-type="string" calcext:value-type="string">
            <text:p>11, 20, 36.06</text:p>
          </table:table-cell>
          <table:table-cell table:style-name="ce48" office:value-type="string" calcext:value-type="string">
            <text:p>10, 21, 35.6</text:p>
          </table:table-cell>
          <table:table-cell table:style-name="ce48" office:value-type="string" calcext:value-type="string">
            <text:p>7, 15, 35.56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covered-table-cell table:style-name="ce48"/>
          <table:table-cell table:style-name="ce48" office:value-type="float" office:value="0.4" calcext:value-type="float">
            <text:p>0.4</text:p>
          </table:table-cell>
          <table:table-cell table:style-name="ce48" office:value-type="string" calcext:value-type="string">
            <text:p>15, 26, 35.55</text:p>
          </table:table-cell>
          <table:table-cell table:style-name="ce48" office:value-type="string" calcext:value-type="string">
            <text:p>18, 26, 30.71</text:p>
          </table:table-cell>
          <table:table-cell table:style-name="ce48" office:value-type="string" calcext:value-type="string">
            <text:p>18, 27, 27.49</text:p>
          </table:table-cell>
          <table:table-cell table:style-name="ce48" office:value-type="string" calcext:value-type="string">
            <text:p>20, 28, 27.21</text:p>
          </table:table-cell>
          <table:table-cell table:style-name="ce48" office:value-type="string" calcext:value-type="string">
            <text:p>20, 28, 26.44</text:p>
          </table:table-cell>
          <table:table-cell table:style-name="ce66" office:value-type="string" calcext:value-type="string">
            <text:p>20, 28, 25.79</text:p>
          </table:table-cell>
          <table:table-cell table:style-name="ce48" office:value-type="string" calcext:value-type="string">
            <text:p>11, 16, 24.72</text:p>
          </table:table-cell>
          <table:table-cell table:number-columns-repeated="2"/>
          <table:covered-table-cell table:style-name="ce48"/>
          <table:table-cell table:style-name="ce48" office:value-type="float" office:value="0.4" calcext:value-type="float">
            <text:p>0.4</text:p>
          </table:table-cell>
          <table:table-cell table:style-name="ce48" office:value-type="string" calcext:value-type="string">
            <text:p>7, 19, 31.9</text:p>
          </table:table-cell>
          <table:table-cell table:style-name="ce48" office:value-type="string" calcext:value-type="string">
            <text:p>8, 21, 28.24</text:p>
          </table:table-cell>
          <table:table-cell table:style-name="ce48" office:value-type="string" calcext:value-type="string">
            <text:p>8, 19, 28.09</text:p>
          </table:table-cell>
          <table:table-cell table:style-name="ce48" office:value-type="string" calcext:value-type="string">
            <text:p>10, 20, 25.96</text:p>
          </table:table-cell>
          <table:table-cell table:style-name="ce48" office:value-type="string" calcext:value-type="string">
            <text:p>8, 21, 25.07</text:p>
          </table:table-cell>
          <table:table-cell table:style-name="ce66" office:value-type="string" calcext:value-type="string">
            <text:p>11, 22, 26.14</text:p>
          </table:table-cell>
          <table:table-cell table:style-name="ce48" office:value-type="string" calcext:value-type="string">
            <text:p>4, 11, 24.73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covered-table-cell table:style-name="ce48"/>
          <table:table-cell table:style-name="ce48" office:value-type="float" office:value="0.6" calcext:value-type="float">
            <text:p>0.6</text:p>
          </table:table-cell>
          <table:table-cell table:style-name="ce48" office:value-type="string" calcext:value-type="string">
            <text:p>14, 26, 35.65</text:p>
          </table:table-cell>
          <table:table-cell table:style-name="ce48" office:value-type="string" calcext:value-type="string">
            <text:p>18, 26, 32.79</text:p>
          </table:table-cell>
          <table:table-cell table:style-name="ce48" office:value-type="string" calcext:value-type="string">
            <text:p>19, 27, 31.72</text:p>
          </table:table-cell>
          <table:table-cell table:style-name="ce48" office:value-type="string" calcext:value-type="string">
            <text:p>19, 28, 27.84</text:p>
          </table:table-cell>
          <table:table-cell table:style-name="ce48" office:value-type="string" calcext:value-type="string">
            <text:p>19, 27, 27.11</text:p>
          </table:table-cell>
          <table:table-cell table:style-name="ce48" office:value-type="string" calcext:value-type="string">
            <text:p>19, 28, 26.45</text:p>
          </table:table-cell>
          <table:table-cell table:style-name="ce48" office:value-type="string" calcext:value-type="string">
            <text:p>6, 16, 27.41</text:p>
          </table:table-cell>
          <table:table-cell table:number-columns-repeated="2"/>
          <table:covered-table-cell table:style-name="ce48"/>
          <table:table-cell table:style-name="ce48" office:value-type="float" office:value="0.6" calcext:value-type="float">
            <text:p>0.6</text:p>
          </table:table-cell>
          <table:table-cell table:style-name="ce48" office:value-type="string" calcext:value-type="string">
            <text:p>6, 20, 32.8</text:p>
          </table:table-cell>
          <table:table-cell table:style-name="ce48" office:value-type="string" calcext:value-type="string">
            <text:p>8, 19, 29.18</text:p>
          </table:table-cell>
          <table:table-cell table:style-name="ce48" office:value-type="string" calcext:value-type="string">
            <text:p>8, 19, 27.17</text:p>
          </table:table-cell>
          <table:table-cell table:style-name="ce48" office:value-type="string" calcext:value-type="string">
            <text:p>8, 22, 27.75</text:p>
          </table:table-cell>
          <table:table-cell table:style-name="ce48" office:value-type="string" calcext:value-type="string">
            <text:p>8, 20, 27.35</text:p>
          </table:table-cell>
          <table:table-cell table:style-name="ce48" office:value-type="string" calcext:value-type="string">
            <text:p>9, 22, 27.62</text:p>
          </table:table-cell>
          <table:table-cell table:style-name="ce48" office:value-type="string" calcext:value-type="string">
            <text:p>3, 12, 27.25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covered-table-cell table:style-name="ce48"/>
          <table:table-cell table:style-name="ce48" office:value-type="float" office:value="0.8" calcext:value-type="float">
            <text:p>0.8</text:p>
          </table:table-cell>
          <table:table-cell table:style-name="ce48" office:value-type="string" calcext:value-type="string">
            <text:p>12, 26, 37.22</text:p>
          </table:table-cell>
          <table:table-cell table:style-name="ce48" office:value-type="string" calcext:value-type="string">
            <text:p>16, 26, 33.94</text:p>
          </table:table-cell>
          <table:table-cell table:style-name="ce48" office:value-type="string" calcext:value-type="string">
            <text:p>19, 26, 32.86</text:p>
          </table:table-cell>
          <table:table-cell table:style-name="ce48" office:value-type="string" calcext:value-type="string">
            <text:p>20, 27, 30.26</text:p>
          </table:table-cell>
          <table:table-cell table:style-name="ce48" office:value-type="string" calcext:value-type="string">
            <text:p>20, 28, 28.72</text:p>
          </table:table-cell>
          <table:table-cell table:style-name="ce48" office:value-type="string" calcext:value-type="string">
            <text:p>19, 27, 30.72</text:p>
          </table:table-cell>
          <table:table-cell table:style-name="ce48" office:value-type="string" calcext:value-type="string">
            <text:p>6, 13, 29.5</text:p>
          </table:table-cell>
          <table:table-cell table:number-columns-repeated="2"/>
          <table:covered-table-cell table:style-name="ce48"/>
          <table:table-cell table:style-name="ce48" office:value-type="float" office:value="0.8" calcext:value-type="float">
            <text:p>0.8</text:p>
          </table:table-cell>
          <table:table-cell table:style-name="ce48" office:value-type="string" calcext:value-type="string">
            <text:p>6, 19, 35.7</text:p>
          </table:table-cell>
          <table:table-cell table:style-name="ce48" office:value-type="string" calcext:value-type="string">
            <text:p>6, 20, 30.13</text:p>
          </table:table-cell>
          <table:table-cell table:style-name="ce48" office:value-type="string" calcext:value-type="string">
            <text:p>8, 19, 28.87</text:p>
          </table:table-cell>
          <table:table-cell table:style-name="ce48" office:value-type="string" calcext:value-type="string">
            <text:p>7, 20, 28.6</text:p>
          </table:table-cell>
          <table:table-cell table:style-name="ce48" office:value-type="string" calcext:value-type="string">
            <text:p>9, 20, 28.87</text:p>
          </table:table-cell>
          <table:table-cell table:style-name="ce48" office:value-type="string" calcext:value-type="string">
            <text:p>8, 21, 28.08</text:p>
          </table:table-cell>
          <table:table-cell table:style-name="ce48" office:value-type="string" calcext:value-type="string">
            <text:p>2, 9, 28.55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covered-table-cell table:style-name="ce48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12, 25, 38.22</text:p>
          </table:table-cell>
          <table:table-cell table:style-name="ce48" office:value-type="string" calcext:value-type="string">
            <text:p>15, 26, 34.22</text:p>
          </table:table-cell>
          <table:table-cell table:style-name="ce48" office:value-type="string" calcext:value-type="string">
            <text:p>19, 26, 31.87</text:p>
          </table:table-cell>
          <table:table-cell table:style-name="ce48" office:value-type="string" calcext:value-type="string">
            <text:p>19, 26, 31.83</text:p>
          </table:table-cell>
          <table:table-cell table:style-name="ce48" office:value-type="string" calcext:value-type="string">
            <text:p>19, 27, 32.53</text:p>
          </table:table-cell>
          <table:table-cell table:style-name="ce48" office:value-type="string" calcext:value-type="string">
            <text:p>19, 27, 30.86</text:p>
          </table:table-cell>
          <table:table-cell table:style-name="ce48" office:value-type="string" calcext:value-type="string">
            <text:p>6, 10, 33.57</text:p>
          </table:table-cell>
          <table:table-cell table:number-columns-repeated="2"/>
          <table:covered-table-cell table:style-name="ce48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6, 19, 37.18</text:p>
          </table:table-cell>
          <table:table-cell table:style-name="ce48" office:value-type="string" calcext:value-type="string">
            <text:p>6, 19, 32.2</text:p>
          </table:table-cell>
          <table:table-cell table:style-name="ce48" office:value-type="string" calcext:value-type="string">
            <text:p>8, 22, 31.08</text:p>
          </table:table-cell>
          <table:table-cell table:style-name="ce48" office:value-type="string" calcext:value-type="string">
            <text:p>8, 20, 29.37</text:p>
          </table:table-cell>
          <table:table-cell table:style-name="ce48" office:value-type="string" calcext:value-type="string">
            <text:p>8, 20, 29.43</text:p>
          </table:table-cell>
          <table:table-cell table:style-name="ce48" office:value-type="string" calcext:value-type="string">
            <text:p>7, 20, 28.76</text:p>
          </table:table-cell>
          <table:table-cell table:style-name="ce48" office:value-type="string" calcext:value-type="string">
            <text:p>2, 8, 29.74</text:p>
          </table:table-cell>
          <table:table-cell table:number-columns-repeated="9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1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 office:value-type="string" calcext:value-type="string">
            <text:p>CEC 2017</text:p>
          </table:table-cell>
          <table:table-cell table:style-name="ce69" office:value-type="string" calcext:value-type="string">
            <text:p>Siempre Resuelto</text:p>
          </table:table-cell>
          <table:table-cell table:style-name="ce69" office:value-type="string" calcext:value-type="string">
            <text:p>Resuelto una vez</text:p>
          </table:table-cell>
          <table:table-cell table:style-name="ce69" office:value-type="string" calcext:value-type="string">
            <text:p>Media de todos los errores</text:p>
          </table:table-cell>
          <table:table-cell/>
          <table:table-cell table:style-name="Default" table:number-columns-repeated="3"/>
          <table:table-cell table:number-columns-repeated="3"/>
          <table:table-cell table:style-name="ce66" office:value-type="string" calcext:value-type="string">
            <text:p>CEC 2016</text:p>
          </table:table-cell>
          <table:table-cell table:style-name="ce69" office:value-type="string" calcext:value-type="string">
            <text:p>Siempre Resuelto</text:p>
          </table:table-cell>
          <table:table-cell table:style-name="ce69" office:value-type="string" calcext:value-type="string">
            <text:p>Resuelto una vez</text:p>
          </table:table-cell>
          <table:table-cell table:style-name="ce69" office:value-type="string" calcext:value-type="string">
            <text:p>Media de todos los errores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7" office:value-type="string" calcext:value-type="string">
            <text:p>EBOwithCMAR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8" calcext:value-type="float">
            <text:p>18</text:p>
          </table:table-cell>
          <table:table-cell table:style-name="ce71" office:value-type="float" office:value="625.627308928838" calcext:value-type="float">
            <text:p>625.63</text:p>
          </table:table-cell>
          <table:table-cell/>
          <table:table-cell table:style-name="Default" table:number-columns-repeated="3"/>
          <table:table-cell table:number-columns-repeated="3"/>
          <table:table-cell table:style-name="ce67" office:value-type="string" calcext:value-type="string">
            <text:p>EBOwithCMAR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4" calcext:value-type="float">
            <text:p>14</text:p>
          </table:table-cell>
          <table:table-cell table:style-name="ce74" office:value-type="float" office:value="57.8565357466682" calcext:value-type="float">
            <text:p>57.86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7" office:value-type="string" calcext:value-type="string">
            <text:p>jSO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5" calcext:value-type="float">
            <text:p>15</text:p>
          </table:table-cell>
          <table:table-cell table:style-name="ce71" office:value-type="float" office:value="94.4148432219072" calcext:value-type="float">
            <text:p>94.41</text:p>
          </table:table-cell>
          <table:table-cell/>
          <table:table-cell table:style-name="Default" table:number-columns-repeated="3"/>
          <table:table-cell table:number-columns-repeated="3"/>
          <table:table-cell table:style-name="ce67" office:value-type="string" calcext:value-type="string">
            <text:p>jSO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7" calcext:value-type="float">
            <text:p>17</text:p>
          </table:table-cell>
          <table:table-cell table:style-name="ce74" office:value-type="float" office:value="60.1101568204704" calcext:value-type="float">
            <text:p>60.11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8" office:value-type="string" calcext:value-type="string">
            <text:p>UMOEAsII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5" calcext:value-type="float">
            <text:p>15</text:p>
          </table:table-cell>
          <table:table-cell table:style-name="ce71" office:value-type="float" office:value="88.8260217563897" calcext:value-type="float">
            <text:p>88.83</text:p>
          </table:table-cell>
          <table:table-cell/>
          <table:table-cell table:style-name="Default" table:number-columns-repeated="3"/>
          <table:table-cell table:number-columns-repeated="3"/>
          <table:table-cell table:style-name="ce68" office:value-type="string" calcext:value-type="string">
            <text:p>UMOEAsII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4" calcext:value-type="float">
            <text:p>14</text:p>
          </table:table-cell>
          <table:table-cell table:style-name="ce74" office:value-type="float" office:value="46.2118476490769" calcext:value-type="float">
            <text:p>46.21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7" office:value-type="string" calcext:value-type="string">
            <text:p>L-SHADE-Epsilon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9" calcext:value-type="float">
            <text:p>19</text:p>
          </table:table-cell>
          <table:table-cell table:style-name="ce71" office:value-type="float" office:value="650.278441785586" calcext:value-type="float">
            <text:p>650.28</text:p>
          </table:table-cell>
          <table:table-cell/>
          <table:table-cell table:style-name="Default" table:number-columns-repeated="3"/>
          <table:table-cell table:number-columns-repeated="3"/>
          <table:table-cell table:style-name="ce67" office:value-type="string" calcext:value-type="string">
            <text:p>L-SHADE-Epsilon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3" calcext:value-type="float">
            <text:p>13</text:p>
          </table:table-cell>
          <table:table-cell table:style-name="ce74" office:value-type="float" office:value="48.2048678255454" calcext:value-type="float">
            <text:p>48.20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 office:value-type="string" calcext:value-type="string">
            <text:p>Standard-DE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71" office:value-type="float" office:value="88.4931320261438" calcext:value-type="float">
            <text:p>88.49</text:p>
          </table:table-cell>
          <table:table-cell/>
          <table:table-cell table:style-name="Default" table:number-columns-repeated="3"/>
          <table:table-cell table:number-columns-repeated="3"/>
          <table:table-cell table:style-name="ce66" office:value-type="string" calcext:value-type="string">
            <text:p>Standard-DE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9" calcext:value-type="float">
            <text:p>19</text:p>
          </table:table-cell>
          <table:table-cell table:style-name="ce74" office:value-type="float" office:value="52.9102777777778" calcext:value-type="float">
            <text:p>52.91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 office:value-type="string" calcext:value-type="string">
            <text:p>DE-EDM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8" calcext:value-type="float">
            <text:p>28</text:p>
          </table:table-cell>
          <table:table-cell table:style-name="ce71" office:value-type="float" office:value="27.9147189542484" calcext:value-type="float">
            <text:p>27.91</text:p>
          </table:table-cell>
          <table:table-cell/>
          <table:table-cell table:style-name="Default" table:number-columns-repeated="3"/>
          <table:table-cell table:number-columns-repeated="3"/>
          <table:table-cell table:style-name="ce66" office:value-type="string" calcext:value-type="string">
            <text:p>DE-EDM</text:p>
          </table:table-cell>
          <table:table-cell table:style-name="ce67" office:value-type="float" office:value="13" calcext:value-type="float">
            <text:p>13</text:p>
          </table:table-cell>
          <table:table-cell table:style-name="ce73" office:value-type="float" office:value="21" calcext:value-type="float">
            <text:p>21</text:p>
          </table:table-cell>
          <table:table-cell table:style-name="ce75" office:value-type="float" office:value="24.629268627451" calcext:value-type="float">
            <text:p>24.63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66" office:value-type="string" calcext:value-type="string">
            <text:p>DE-EDM-II</text:p>
          </table:table-cell>
          <table:table-cell table:style-name="ce48" office:value-type="float" office:value="20" calcext:value-type="float">
            <text:p>20</text:p>
          </table:table-cell>
          <table:table-cell table:style-name="ce66" office:value-type="float" office:value="28" calcext:value-type="float">
            <text:p>28</text:p>
          </table:table-cell>
          <table:table-cell table:style-name="ce72" office:value-type="float" office:value="25.79" calcext:value-type="float">
            <text:p>25.79</text:p>
          </table:table-cell>
          <table:table-cell/>
          <table:table-cell table:style-name="Default" table:number-columns-repeated="3"/>
          <table:table-cell table:number-columns-repeated="3"/>
          <table:table-cell table:style-name="ce66" office:value-type="string" calcext:value-type="string">
            <text:p>DE-EDM-II</text:p>
          </table:table-cell>
          <table:table-cell table:style-name="ce48" office:value-type="float" office:value="11" calcext:value-type="float">
            <text:p>11</text:p>
          </table:table-cell>
          <table:table-cell table:style-name="ce66" office:value-type="float" office:value="22" calcext:value-type="float">
            <text:p>22</text:p>
          </table:table-cell>
          <table:table-cell table:style-name="ce76" office:value-type="float" office:value="26.14" calcext:value-type="float">
            <text:p>26.14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  <table:table-cell table:style-name="ce7" table:number-columns-repeated="4"/>
          <table:table-cell table:number-columns-repeated="1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21:43:10.223222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20-08-31T22:37:46.798903392</dc:date>
    <meta:editing-duration>P6DT7H54M7S</meta:editing-duration>
    <meta:editing-cycles>442</meta:editing-cycles>
    <meta:generator>LibreOffice/6.0.7.3$Linux_X86_64 LibreOffice_project/00m0$Build-3</meta:generator>
    <meta:document-statistic meta:table-count="4" meta:cell-count="203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CEC16.A187:CEC16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6.B187:CEC16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